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Lucida Grande" svg:font-family="'Lucida Grande', sans-serif"/>
    <style:font-face style:name="Monaco" svg:font-family="Monaco, Consolas, 'Lucida Console', monospace"/>
    <style:font-face style:name="monospace" svg:font-family="monospace"/>
    <style:font-face style:name="source-sans-pro" svg:font-family="source-sans-pro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2458" officeooo:paragraph-rsid="000b2458"/>
    </style:style>
    <style:style style:name="P2" style:family="paragraph" style:parent-style-name="Standard">
      <style:text-properties officeooo:rsid="000b2458" officeooo:paragraph-rsid="00197777"/>
    </style:style>
    <style:style style:name="P3" style:family="paragraph" style:parent-style-name="Standard">
      <style:text-properties officeooo:rsid="000b2458" officeooo:paragraph-rsid="001b9516"/>
    </style:style>
    <style:style style:name="P4" style:family="paragraph" style:parent-style-name="Standard">
      <style:text-properties officeooo:rsid="000b2458" officeooo:paragraph-rsid="0025d3ab"/>
    </style:style>
    <style:style style:name="P5" style:family="paragraph" style:parent-style-name="Standard">
      <style:text-properties officeooo:rsid="000b2458" officeooo:paragraph-rsid="00333789"/>
    </style:style>
    <style:style style:name="P6" style:family="paragraph" style:parent-style-name="Standard">
      <style:text-properties officeooo:rsid="000b2458" officeooo:paragraph-rsid="0076ef87"/>
    </style:style>
    <style:style style:name="P7" style:family="paragraph" style:parent-style-name="Standard">
      <style:text-properties officeooo:rsid="000b2458" officeooo:paragraph-rsid="007afc85"/>
    </style:style>
    <style:style style:name="P8" style:family="paragraph" style:parent-style-name="Standard">
      <style:text-properties officeooo:rsid="000b2458" officeooo:paragraph-rsid="007b0f77"/>
    </style:style>
    <style:style style:name="P9" style:family="paragraph" style:parent-style-name="Standard">
      <style:text-properties officeooo:rsid="000b2458" officeooo:paragraph-rsid="007f1ce6"/>
    </style:style>
    <style:style style:name="P10" style:family="paragraph" style:parent-style-name="Standard">
      <style:text-properties officeooo:rsid="000b2458" officeooo:paragraph-rsid="00a5a570"/>
    </style:style>
    <style:style style:name="P11" style:family="paragraph" style:parent-style-name="Standard">
      <style:text-properties officeooo:rsid="000b2458" officeooo:paragraph-rsid="00bcef62"/>
    </style:style>
    <style:style style:name="P12" style:family="paragraph" style:parent-style-name="Standard">
      <style:text-properties officeooo:rsid="000b2458" officeooo:paragraph-rsid="00be91c9"/>
    </style:style>
    <style:style style:name="P13" style:family="paragraph" style:parent-style-name="Standard">
      <style:text-properties officeooo:rsid="000b2458" officeooo:paragraph-rsid="00c9b23f"/>
    </style:style>
    <style:style style:name="P14" style:family="paragraph" style:parent-style-name="Standard">
      <style:text-properties officeooo:rsid="000b2458" officeooo:paragraph-rsid="00d2083d"/>
    </style:style>
    <style:style style:name="P15" style:family="paragraph" style:parent-style-name="Standard">
      <style:text-properties officeooo:rsid="000b2458" officeooo:paragraph-rsid="00d987e9"/>
    </style:style>
    <style:style style:name="P16" style:family="paragraph" style:parent-style-name="Standard">
      <style:text-properties officeooo:rsid="000b2458" officeooo:paragraph-rsid="00da63c0"/>
    </style:style>
    <style:style style:name="P17" style:family="paragraph" style:parent-style-name="Standard">
      <style:text-properties officeooo:rsid="000b2458" officeooo:paragraph-rsid="00f2a105"/>
    </style:style>
    <style:style style:name="P18" style:family="paragraph" style:parent-style-name="Standard">
      <style:text-properties officeooo:rsid="00189beb" officeooo:paragraph-rsid="00189beb"/>
    </style:style>
    <style:style style:name="P19" style:family="paragraph" style:parent-style-name="Standard">
      <style:text-properties officeooo:rsid="001a13d9" officeooo:paragraph-rsid="00197777"/>
    </style:style>
    <style:style style:name="P20" style:family="paragraph" style:parent-style-name="Standard">
      <style:text-properties officeooo:rsid="001a13d9" officeooo:paragraph-rsid="001a13d9"/>
    </style:style>
    <style:style style:name="P21" style:family="paragraph" style:parent-style-name="Standard">
      <style:text-properties officeooo:rsid="001adc0f" officeooo:paragraph-rsid="001adc0f"/>
    </style:style>
    <style:style style:name="P22" style:family="paragraph" style:parent-style-name="Standard">
      <style:text-properties officeooo:rsid="001adc0f" officeooo:paragraph-rsid="001b9516"/>
    </style:style>
    <style:style style:name="P23" style:family="paragraph" style:parent-style-name="Standard">
      <style:text-properties officeooo:rsid="0076ef87" officeooo:paragraph-rsid="0076ef87"/>
    </style:style>
    <style:style style:name="P24" style:family="paragraph" style:parent-style-name="Standard">
      <style:text-properties officeooo:paragraph-rsid="007afc85"/>
    </style:style>
    <style:style style:name="P25" style:family="paragraph" style:parent-style-name="Standard">
      <style:text-properties officeooo:rsid="007d3922" officeooo:paragraph-rsid="007d3922"/>
    </style:style>
    <style:style style:name="P26" style:family="paragraph" style:parent-style-name="Standard">
      <style:text-properties fo:font-weight="bold" officeooo:rsid="007d3922" officeooo:paragraph-rsid="007d3922" style:font-weight-asian="bold" style:font-weight-complex="bold"/>
    </style:style>
    <style:style style:name="P27" style:family="paragraph" style:parent-style-name="Standard">
      <style:text-properties fo:font-weight="normal" officeooo:rsid="007d3922" officeooo:paragraph-rsid="007d3922" style:font-weight-asian="normal" style:font-weight-complex="normal"/>
    </style:style>
    <style:style style:name="P28" style:family="paragraph" style:parent-style-name="Standard">
      <style:text-properties fo:font-weight="normal" officeooo:rsid="000b2458" officeooo:paragraph-rsid="000b2458" style:font-weight-asian="normal" style:font-weight-complex="normal"/>
    </style:style>
    <style:style style:name="P29" style:family="paragraph" style:parent-style-name="Standard">
      <style:text-properties fo:font-variant="normal" fo:text-transform="none" fo:color="#333333" style:font-name="Consolas" fo:font-size="8.25pt" fo:letter-spacing="normal" fo:font-style="normal" fo:font-weight="normal" officeooo:rsid="00c32a1a" officeooo:paragraph-rsid="00c38b09"/>
    </style:style>
    <style:style style:name="P30" style:family="paragraph" style:parent-style-name="Standard">
      <style:text-properties fo:font-variant="normal" fo:text-transform="none" fo:color="#333333" style:font-name="Consolas" fo:font-size="8.25pt" fo:letter-spacing="normal" fo:font-style="normal" fo:font-weight="normal" officeooo:rsid="00c32a1a" officeooo:paragraph-rsid="00c51cd2"/>
    </style:style>
    <style:style style:name="P31" style:family="paragraph" style:parent-style-name="Standard">
      <style:text-properties officeooo:rsid="00d60aec" officeooo:paragraph-rsid="00d987e9"/>
    </style:style>
    <style:style style:name="P32" style:family="paragraph" style:parent-style-name="Standard">
      <style:text-properties officeooo:rsid="00d60aec" officeooo:paragraph-rsid="00da63c0"/>
    </style:style>
    <style:style style:name="P33" style:family="paragraph" style:parent-style-name="Standard">
      <style:text-properties officeooo:rsid="00f2a105" officeooo:paragraph-rsid="00f2a105"/>
    </style:style>
    <style:style style:name="P34" style:family="paragraph" style:parent-style-name="Standard">
      <style:text-properties fo:font-style="italic" fo:font-weight="bold" officeooo:rsid="0102258a" officeooo:paragraph-rsid="0103971d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font-style="italic" fo:font-weight="bold" officeooo:paragraph-rsid="0122e447" style:font-style-asian="italic" style:font-weight-asian="bold" style:font-style-complex="italic" style:font-weight-complex="bold"/>
    </style:style>
    <style:style style:name="P36" style:family="paragraph" style:parent-style-name="Standard">
      <style:text-properties officeooo:paragraph-rsid="00155ff2"/>
    </style:style>
    <style:style style:name="P37" style:family="paragraph" style:parent-style-name="Text_20_body">
      <style:text-properties fo:font-weight="bold" officeooo:rsid="0026693d" officeooo:paragraph-rsid="00292462" style:font-weight-asian="bold" style:font-weight-complex="bold"/>
    </style:style>
    <style:style style:name="P38" style:family="paragraph" style:parent-style-name="Text_20_body">
      <style:text-properties fo:font-weight="bold" officeooo:rsid="0026693d" officeooo:paragraph-rsid="002a88c2" style:font-weight-asian="bold" style:font-weight-complex="bold"/>
    </style:style>
    <style:style style:name="P39" style:family="paragraph" style:parent-style-name="Text_20_body">
      <style:text-properties fo:font-weight="bold" officeooo:rsid="00b7fda5" officeooo:paragraph-rsid="00b908d3" style:font-weight-asian="bold" style:font-weight-complex="bold"/>
    </style:style>
    <style:style style:name="P40" style:family="paragraph" style:parent-style-name="Text_20_body">
      <style:text-properties fo:font-weight="bold" officeooo:rsid="00ed7e4e" officeooo:paragraph-rsid="00ed7e4e" style:font-weight-asian="bold" style:font-weight-complex="bold"/>
    </style:style>
    <style:style style:name="P41" style:family="paragraph" style:parent-style-name="Text_20_body">
      <style:text-properties fo:font-weight="bold" officeooo:rsid="00ed7e4e" officeooo:paragraph-rsid="00ef1de8" style:font-weight-asian="bold" style:font-weight-complex="bold"/>
    </style:style>
    <style:style style:name="P42" style:family="paragraph" style:parent-style-name="Text_20_body">
      <style:text-properties fo:font-weight="normal" officeooo:rsid="0026693d" officeooo:paragraph-rsid="00292462" style:font-weight-asian="normal" style:font-weight-complex="normal"/>
    </style:style>
    <style:style style:name="P43" style:family="paragraph" style:parent-style-name="Text_20_body">
      <style:text-properties fo:font-weight="normal" officeooo:rsid="0026693d" officeooo:paragraph-rsid="002a88c2" style:font-weight-asian="normal" style:font-weight-complex="normal"/>
    </style:style>
    <style:style style:name="P44" style:family="paragraph" style:parent-style-name="Text_20_body">
      <style:text-properties fo:font-weight="normal" officeooo:rsid="00c32a1a" style:font-weight-asian="normal" style:font-weight-complex="normal"/>
    </style:style>
    <style:style style:name="P45" style:family="paragraph" style:parent-style-name="Text_20_body">
      <style:text-properties fo:font-variant="normal" fo:text-transform="none" fo:color="#333333" style:font-name="Helvetica Neue" fo:font-size="12pt" fo:letter-spacing="normal" fo:font-style="normal" fo:font-weight="normal" officeooo:rsid="007691cd"/>
    </style:style>
    <style:style style:name="P46" style:family="paragraph" style:parent-style-name="Text_20_body">
      <style:text-properties fo:font-variant="normal" fo:text-transform="none" fo:color="#333333" style:font-name="source-sans-pro" fo:font-size="11.25pt" fo:letter-spacing="normal" fo:font-style="normal" fo:font-weight="normal" officeooo:rsid="0031862d" officeooo:paragraph-rsid="0031862d"/>
    </style:style>
    <style:style style:name="P47" style:family="paragraph" style:parent-style-name="Text_20_body">
      <style:text-properties fo:font-variant="normal" fo:text-transform="none" fo:color="#333333" style:font-name="source-sans-pro" fo:font-size="11.25pt" fo:letter-spacing="normal" fo:font-style="normal" fo:font-weight="normal" officeooo:rsid="00f43c3c" officeooo:paragraph-rsid="00f43c3c"/>
    </style:style>
    <style:style style:name="P48" style:family="paragraph" style:parent-style-name="Text_20_body">
      <style:text-properties officeooo:rsid="00b7fda5" officeooo:paragraph-rsid="00b7fda5"/>
    </style:style>
    <style:style style:name="P49" style:family="paragraph" style:parent-style-name="Text_20_body">
      <style:text-properties officeooo:rsid="00ccf9bd" officeooo:paragraph-rsid="00ccf9bd"/>
    </style:style>
    <style:style style:name="P50" style:family="paragraph" style:parent-style-name="Text_20_body">
      <style:text-properties officeooo:paragraph-rsid="00d23b04"/>
    </style:style>
    <style:style style:name="P51" style:family="paragraph" style:parent-style-name="Text_20_body">
      <style:text-properties officeooo:rsid="00ed7e4e" officeooo:paragraph-rsid="00ed7e4e"/>
    </style:style>
    <style:style style:name="P52" style:family="paragraph" style:parent-style-name="Text_20_body">
      <style:text-properties officeooo:rsid="00ed7e4e" officeooo:paragraph-rsid="00eedac0"/>
    </style:style>
    <style:style style:name="P53" style:family="paragraph" style:parent-style-name="Text_20_body">
      <style:text-properties officeooo:rsid="00ed7e4e" officeooo:paragraph-rsid="00ef1de8"/>
    </style:style>
    <style:style style:name="P54" style:family="paragraph" style:parent-style-name="Text_20_body">
      <style:text-properties officeooo:rsid="00d23b04" officeooo:paragraph-rsid="00d23b04"/>
    </style:style>
    <style:style style:name="P55" style:family="paragraph" style:parent-style-name="Text_20_body">
      <style:text-properties fo:font-style="italic" fo:font-weight="bold" officeooo:rsid="01219858" officeooo:paragraph-rsid="01219858" style:font-style-asian="italic" style:font-weight-asian="bold" style:font-style-complex="italic" style:font-weight-complex="bold"/>
    </style:style>
    <style:style style:name="P56" style:family="paragraph" style:parent-style-name="Text_20_body">
      <style:paragraph-properties fo:margin-top="0cm" fo:margin-bottom="0cm" style:contextual-spacing="false"/>
    </style:style>
    <style:style style:name="P57" style:family="paragraph" style:parent-style-name="Text_20_body">
      <style:paragraph-properties fo:margin-top="0cm" fo:margin-bottom="0cm" style:contextual-spacing="false"/>
      <style:text-properties officeooo:rsid="003dd0a7" officeooo:paragraph-rsid="003dd0a7"/>
    </style:style>
    <style:style style:name="P58" style:family="paragraph" style:parent-style-name="Text_20_body">
      <style:paragraph-properties fo:margin-top="0cm" fo:margin-bottom="0cm" style:contextual-spacing="false"/>
      <style:text-properties officeooo:paragraph-rsid="002fb43c"/>
    </style:style>
    <style:style style:name="P59" style:family="paragraph" style:parent-style-name="Text_20_body">
      <style:paragraph-properties fo:margin-top="0cm" fo:margin-bottom="0cm" style:contextual-spacing="false"/>
      <style:text-properties fo:font-style="italic" fo:font-weight="normal" officeooo:rsid="003dd0a7" officeooo:paragraph-rsid="003dd0a7" style:font-style-asian="italic" style:font-weight-asian="normal" style:font-style-complex="italic" style:font-weight-complex="normal"/>
    </style:style>
    <style:style style:name="P60" style:family="paragraph" style:parent-style-name="Text_20_body">
      <style:paragraph-properties fo:margin-top="0cm" fo:margin-bottom="0cm" style:contextual-spacing="false"/>
      <style:text-properties fo:font-style="italic" fo:font-weight="bold" officeooo:rsid="006e84b3" officeooo:paragraph-rsid="006b14ad" style:font-style-asian="italic" style:font-weight-asian="bold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/>
      <style:text-properties officeooo:rsid="0048008c" officeooo:paragraph-rsid="0048008c"/>
    </style:style>
    <style:style style:name="P62" style:family="paragraph" style:parent-style-name="Text_20_body">
      <style:paragraph-properties fo:margin-top="0cm" fo:margin-bottom="0cm" style:contextual-spacing="false"/>
      <style:text-properties fo:font-variant="normal" fo:text-transform="none" fo:color="#333333" style:font-name="source-sans-pro" fo:font-size="11.25pt" fo:letter-spacing="normal" fo:font-style="normal" fo:font-weight="normal" officeooo:rsid="0048008c" officeooo:paragraph-rsid="0048008c"/>
    </style:style>
    <style:style style:name="P63" style:family="paragraph" style:parent-style-name="Text_20_body">
      <style:paragraph-properties fo:margin-top="0cm" fo:margin-bottom="0cm" style:contextual-spacing="false"/>
      <style:text-properties fo:font-variant="normal" fo:text-transform="none" fo:color="#333333" style:font-name="source-sans-pro" fo:font-size="11.25pt" fo:letter-spacing="normal" fo:font-style="normal" fo:font-weight="normal" officeooo:rsid="00f6f5ad" officeooo:paragraph-rsid="00f6f5ad"/>
    </style:style>
    <style:style style:name="P64" style:family="paragraph" style:parent-style-name="Text_20_body">
      <style:paragraph-properties fo:margin-top="0cm" fo:margin-bottom="0cm" style:contextual-spacing="false"/>
      <style:text-properties fo:font-variant="normal" fo:text-transform="none" fo:color="#333333" style:font-name="source-sans-pro" fo:font-size="11.25pt" fo:letter-spacing="normal" fo:font-style="normal" fo:font-weight="normal" officeooo:rsid="00f8f8b6" officeooo:paragraph-rsid="00f8f8b6"/>
    </style:style>
    <style:style style:name="P65" style:family="paragraph" style:parent-style-name="Text_20_body">
      <style:paragraph-properties fo:margin-top="0cm" fo:margin-bottom="0cm" style:contextual-spacing="false"/>
      <style:text-properties fo:font-variant="normal" fo:text-transform="none" fo:color="#333333" style:font-name="source-sans-pro" fo:font-size="11.25pt" fo:letter-spacing="normal" fo:font-style="normal" fo:font-weight="bold" officeooo:paragraph-rsid="002fb43c" style:font-weight-asian="bold" style:font-weight-complex="bold"/>
    </style:style>
    <style:style style:name="P66" style:family="paragraph" style:parent-style-name="Text_20_body">
      <style:paragraph-properties fo:margin-top="0cm" fo:margin-bottom="0cm" style:contextual-spacing="false"/>
      <style:text-properties officeooo:rsid="00551c9b" officeooo:paragraph-rsid="00551c9b"/>
    </style:style>
    <style:style style:name="P67" style:family="paragraph" style:parent-style-name="Text_20_body">
      <style:paragraph-properties fo:margin-top="0cm" fo:margin-bottom="0cm" style:contextual-spacing="false"/>
      <style:text-properties officeooo:rsid="006b14ad" officeooo:paragraph-rsid="006b14ad"/>
    </style:style>
    <style:style style:name="P68" style:family="paragraph" style:parent-style-name="Text_20_body">
      <style:paragraph-properties fo:margin-top="0cm" fo:margin-bottom="0cm" style:contextual-spacing="false"/>
      <style:text-properties fo:font-weight="normal" officeooo:rsid="006b14ad" officeooo:paragraph-rsid="006b14ad" style:font-weight-asian="normal" style:font-weight-complex="normal"/>
    </style:style>
    <style:style style:name="P69" style:family="paragraph" style:parent-style-name="Text_20_body">
      <style:paragraph-properties fo:margin-top="0cm" fo:margin-bottom="0cm" style:contextual-spacing="false"/>
      <style:text-properties fo:font-style="normal" fo:font-weight="normal" officeooo:rsid="006f73b9" officeooo:paragraph-rsid="006b14ad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margin-top="0cm" fo:margin-bottom="0cm" style:contextual-spacing="false"/>
      <style:text-properties officeooo:rsid="00f6f5ad" officeooo:paragraph-rsid="00f8a4ad"/>
    </style:style>
    <style:style style:name="P71" style:family="paragraph" style:parent-style-name="Text_20_body">
      <style:paragraph-properties fo:margin-top="0cm" fo:margin-bottom="0cm" style:contextual-spacing="false"/>
      <style:text-properties officeooo:rsid="00f96607" officeooo:paragraph-rsid="00644cd4"/>
    </style:style>
    <style:style style:name="P72" style:family="paragraph" style:parent-style-name="Preformatted_20_Text">
      <style:paragraph-properties fo:margin-top="0cm" fo:margin-bottom="0cm" style:contextual-spacing="false"/>
      <style:text-properties officeooo:rsid="006b14ad" officeooo:paragraph-rsid="006b14ad"/>
    </style:style>
    <style:style style:name="P73" style:family="paragraph" style:parent-style-name="Preformatted_20_Text">
      <style:paragraph-properties fo:margin-top="0cm" fo:margin-bottom="0cm" style:contextual-spacing="false" fo:line-height="145%" fo:widows="1" fo:padding="0cm" fo:border="none"/>
      <style:text-properties fo:font-variant="normal" fo:text-transform="none" fo:color="#333333" style:font-name="Consolas" fo:font-size="9.75pt" fo:letter-spacing="normal" fo:font-style="normal" fo:font-weight="bold" style:font-weight-asian="bold" style:font-weight-complex="bold"/>
    </style:style>
    <style:style style:name="P74" style:family="paragraph" style:parent-style-name="Preformatted_20_Text">
      <style:paragraph-properties fo:margin-top="0cm" fo:margin-bottom="0cm" style:contextual-spacing="false" fo:line-height="145%" fo:widows="1" fo:padding="0cm" fo:border="none"/>
      <style:text-properties fo:font-weight="bold" style:font-weight-asian="bold" style:font-weight-complex="bold"/>
    </style:style>
    <style:style style:name="P75" style:family="paragraph" style:parent-style-name="Preformatted_20_Text">
      <style:text-properties fo:font-variant="normal" fo:text-transform="none" fo:color="#333333" style:font-name="Consolas" fo:font-size="9.75pt" fo:letter-spacing="normal" fo:font-style="normal" fo:font-weight="normal"/>
    </style:style>
    <style:style style:name="P76" style:family="paragraph" style:parent-style-name="Preformatted_20_Text">
      <style:text-properties officeooo:rsid="00b7fda5" officeooo:paragraph-rsid="00b7fda5"/>
    </style:style>
    <style:style style:name="P77" style:family="paragraph" style:parent-style-name="codeHeading">
      <style:text-properties fo:font-weight="bold" officeooo:rsid="00ba3268" officeooo:paragraph-rsid="00ba3268" style:font-weight-asian="bold" style:font-weight-complex="bold"/>
    </style:style>
    <style:style style:name="P78" style:family="paragraph" style:parent-style-name="codeHeading">
      <style:text-properties fo:font-weight="bold" officeooo:rsid="0086375e" style:font-weight-asian="bold" style:font-weight-complex="bold"/>
    </style:style>
    <style:style style:name="P79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rsid="000b2458" officeooo:paragraph-rsid="000b2458"/>
    </style:style>
    <style:style style:name="P80" style:family="paragraph" style:parent-style-name="Text_20_body">
      <style:paragraph-properties fo:margin-left="0cm" fo:margin-right="0cm" fo:text-indent="0cm" style:auto-text-indent="false"/>
      <style:text-properties fo:font-weight="bold" officeooo:rsid="00c984fe" officeooo:paragraph-rsid="00c984fe" style:font-weight-asian="bold" style:font-weight-complex="bold"/>
    </style:style>
    <style:style style:name="P8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Liberation Serif" fo:font-size="11pt" fo:letter-spacing="normal" fo:font-style="normal" style:text-underline-style="none" fo:font-weight="bold" officeooo:rsid="00cf8880" officeooo:paragraph-rsid="00cf8880" style:font-size-asian="11pt" style:font-weight-asian="bold" style:font-size-complex="11pt" style:font-weight-complex="bold"/>
    </style:style>
    <style:style style:name="P8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Lucida Grande" fo:font-size="10pt" fo:letter-spacing="normal" fo:font-style="normal" style:text-underline-style="none" fo:font-weight="normal" officeooo:rsid="00cf8880" officeooo:paragraph-rsid="00cf8880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weight="bold" officeooo:rsid="00e51507" officeooo:paragraph-rsid="00e51507" style:font-weight-asian="bold" style:font-weight-complex="bold"/>
    </style:style>
    <style:style style:name="P84" style:family="paragraph" style:parent-style-name="Text_20_body">
      <style:paragraph-properties fo:margin-left="2.501cm" fo:margin-right="0cm" fo:text-indent="0cm" style:auto-text-indent="false"/>
      <style:text-properties fo:font-weight="bold" officeooo:rsid="00c984fe" officeooo:paragraph-rsid="00c984fe" style:font-weight-asian="bold" style:font-weight-complex="bold"/>
    </style:style>
    <style:style style:name="P85" style:family="paragraph" style:parent-style-name="Text_20_body">
      <style:paragraph-properties fo:margin-left="2.501cm" fo:margin-right="0cm" fo:text-indent="0cm" style:auto-text-indent="false"/>
      <style:text-properties style:font-name="Liberation Serif" fo:font-size="11pt" style:text-underline-style="solid" style:text-underline-width="auto" style:text-underline-color="font-color" fo:font-weight="bold" officeooo:rsid="00cf8880" officeooo:paragraph-rsid="00cf8880" style:font-size-asian="11pt" style:font-weight-asian="bold" style:font-size-complex="11pt" style:font-weight-complex="bold"/>
    </style:style>
    <style:style style:name="P86" style:family="paragraph" style:parent-style-name="Text_20_body">
      <style:paragraph-properties fo:margin-left="2.501cm" fo:margin-right="0cm" fo:text-indent="0cm" style:auto-text-indent="false"/>
      <style:text-properties fo:font-variant="normal" fo:text-transform="none" fo:color="#333333" style:font-name="Liberation Serif" fo:font-size="11pt" fo:letter-spacing="normal" fo:font-style="normal" style:text-underline-style="none" fo:font-weight="bold" officeooo:rsid="00cf8880" officeooo:paragraph-rsid="00cf8880" style:font-size-asian="11pt" style:font-weight-asian="bold" style:font-size-complex="11pt" style:font-weight-complex="bold"/>
    </style:style>
    <style:style style:name="P87" style:family="paragraph" style:parent-style-name="Standard">
      <style:paragraph-properties fo:margin-left="1.251cm" fo:margin-right="0cm" fo:text-indent="0cm" style:auto-text-indent="false"/>
      <style:text-properties fo:font-weight="bold" officeooo:rsid="00e51507" officeooo:paragraph-rsid="00e51507" style:font-weight-asian="bold" style:font-weight-complex="bold"/>
    </style:style>
    <style:style style:name="P88" style:family="paragraph" style:parent-style-name="Standard">
      <style:paragraph-properties fo:margin-left="1.251cm" fo:margin-right="0cm" fo:text-indent="0cm" style:auto-text-indent="false"/>
      <style:text-properties fo:font-weight="bold" officeooo:rsid="00e51507" officeooo:paragraph-rsid="00e73889" style:font-weight-asian="bold" style:font-weight-complex="bold"/>
    </style:style>
    <style:style style:name="P89" style:family="paragraph" style:parent-style-name="Standard">
      <style:paragraph-properties fo:margin-left="1.251cm" fo:margin-right="0cm" fo:text-indent="0cm" style:auto-text-indent="false"/>
      <style:text-properties fo:font-weight="bold" officeooo:rsid="00179408" officeooo:paragraph-rsid="00179408" style:font-weight-asian="bold" style:font-weight-complex="bold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fo:font-weight="bold" officeooo:paragraph-rsid="00c00e6f" style:font-weight-asian="bold" style:font-weight-complex="bold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weight="normal" officeooo:rsid="00e51507" officeooo:paragraph-rsid="00e73889" style:font-weight-asian="normal" style:font-weight-complex="normal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weight="normal" officeooo:rsid="00e73889" officeooo:paragraph-rsid="00e73889" style:font-weight-asian="normal" style:font-weight-complex="normal"/>
    </style:style>
    <style:style style:name="P93" style:family="paragraph" style:parent-style-name="Preformatted_20_Text">
      <style:paragraph-properties fo:margin-left="1.251cm" fo:margin-right="0cm" fo:text-indent="0cm" style:auto-text-indent="false"/>
      <style:text-properties officeooo:rsid="000b2458" officeooo:paragraph-rsid="00da63c0"/>
    </style:style>
    <style:style style:name="P94" style:family="paragraph" style:parent-style-name="Preformatted_20_Text">
      <style:paragraph-properties fo:margin-left="1.251cm" fo:margin-right="0cm" fo:margin-top="0cm" fo:margin-bottom="0cm" style:contextual-spacing="false" style:line-height-at-least="0.582cm" fo:widows="1" fo:text-indent="0cm" style:auto-text-indent="false" fo:padding="0cm" fo:border="none"/>
    </style:style>
    <style:style style:name="P95" style:family="paragraph" style:parent-style-name="INCOMPLETE">
      <style:text-properties fo:font-variant="normal" fo:text-transform="none" fo:color="#333333" style:font-name="Consolas" fo:font-size="8.25pt" fo:letter-spacing="normal" fo:font-style="normal" fo:font-weight="bold" officeooo:rsid="00c51cd2" officeooo:paragraph-rsid="00cc1dd6" style:font-weight-asian="bold" style:font-weight-complex="bold"/>
    </style:style>
    <style:style style:name="P96" style:family="paragraph" style:parent-style-name="INCOMPLETE">
      <style:text-properties fo:font-variant="normal" fo:text-transform="none" fo:color="#333333" style:font-name="Consolas" fo:font-size="8.25pt" fo:letter-spacing="normal" fo:font-style="normal" fo:font-weight="bold" officeooo:rsid="00c51cd2" officeooo:paragraph-rsid="00cb44f0" style:font-weight-asian="bold" style:font-weight-complex="bold"/>
    </style:style>
    <style:style style:name="P97" style:family="paragraph" style:parent-style-name="INCOMPLETE">
      <style:text-properties fo:font-variant="normal" fo:text-transform="none" fo:color="#333333" style:font-name="Consolas" fo:font-size="8.25pt" fo:letter-spacing="normal" fo:font-style="normal" fo:font-weight="bold" officeooo:rsid="00c51cd2" officeooo:paragraph-rsid="00f40b9a" style:font-weight-asian="bold" style:font-weight-complex="bold"/>
    </style:style>
    <style:style style:name="P98" style:family="paragraph" style:parent-style-name="Text_20_body">
      <style:paragraph-properties fo:margin-left="1.6cm" fo:margin-right="0cm" fo:margin-top="0cm" fo:margin-bottom="0cm" style:contextual-spacing="false" fo:line-height="120%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fo:font-weight="bold" officeooo:rsid="00c984fe" officeooo:paragraph-rsid="0109c5f2" style:font-weight-asian="bold" style:font-weight-complex="bold"/>
    </style:style>
    <style:style style:name="P99" style:family="paragraph" style:parent-style-name="Text_20_body">
      <style:paragraph-properties fo:margin-left="1.6cm" fo:margin-right="0cm" fo:margin-top="0cm" fo:margin-bottom="0cm" style:contextual-spacing="false" fo:line-height="120%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fo:font-weight="bold" officeooo:rsid="00c984fe" officeooo:paragraph-rsid="0107dbe5" style:font-weight-asian="bold" style:font-weight-complex="bold"/>
    </style:style>
    <style:style style:name="P100" style:family="paragraph" style:parent-style-name="Text_20_body">
      <style:paragraph-properties fo:margin-left="1.6cm" fo:margin-right="0cm" fo:margin-top="0cm" fo:margin-bottom="0cm" style:contextual-spacing="false" fo:line-height="120%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fo:font-weight="bold" officeooo:rsid="00c984fe" officeooo:paragraph-rsid="0103f9cb" style:font-weight-asian="bold" style:font-weight-complex="bold"/>
    </style:style>
    <style:style style:name="P101" style:family="paragraph" style:parent-style-name="Text_20_body">
      <style:paragraph-properties fo:margin-left="1.6cm" fo:margin-right="0cm" fo:margin-top="0cm" fo:margin-bottom="0cm" style:contextual-spacing="false" fo:line-height="120%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fo:font-weight="bold" officeooo:rsid="00c984fe" officeooo:paragraph-rsid="010d8a1e" style:font-weight-asian="bold" style:font-weight-complex="bold"/>
    </style:style>
    <style:style style:name="P102" style:family="paragraph" style:parent-style-name="Text_20_body">
      <style:paragraph-properties fo:margin-left="1.6cm" fo:margin-right="0cm" fo:margin-top="0cm" fo:margin-bottom="0cm" style:contextual-spacing="false" fo:line-height="120%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fo:font-weight="bold" officeooo:rsid="0105f1a7" officeooo:paragraph-rsid="0105f1a7" style:font-weight-asian="bold" style:font-weight-complex="bold"/>
    </style:style>
    <style:style style:name="P103" style:family="paragraph" style:parent-style-name="Text_20_body">
      <style:paragraph-properties fo:margin-left="1.6cm" fo:margin-right="0cm" fo:margin-top="0cm" fo:margin-bottom="0cm" style:contextual-spacing="false" fo:line-height="120%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fo:font-weight="bold" officeooo:rsid="0106b821" officeooo:paragraph-rsid="0106b821" style:font-weight-asian="bold" style:font-weight-complex="bold"/>
    </style:style>
    <style:style style:name="P104" style:family="paragraph" style:parent-style-name="Text_20_body">
      <style:paragraph-properties fo:margin-left="1.6cm" fo:margin-right="0cm" fo:margin-top="0cm" fo:margin-bottom="0cm" style:contextual-spacing="false" fo:line-height="120%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fo:font-weight="bold" officeooo:rsid="0106b821" officeooo:paragraph-rsid="01108142" style:font-weight-asian="bold" style:font-weight-complex="bold"/>
    </style:style>
    <style:style style:name="P105" style:family="paragraph" style:parent-style-name="Text_20_body">
      <style:paragraph-properties fo:margin-left="1.6cm" fo:margin-right="0cm" fo:margin-top="0cm" fo:margin-bottom="0cm" style:contextual-spacing="false" fo:line-height="120%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fo:font-weight="bold" officeooo:rsid="0109758e" officeooo:paragraph-rsid="0109758e" style:font-weight-asian="bold" style:font-weight-complex="bold"/>
    </style:style>
    <style:style style:name="P106" style:family="paragraph" style:parent-style-name="Text_20_body">
      <style:paragraph-properties fo:margin-left="1.6cm" fo:margin-right="0cm" fo:margin-top="0cm" fo:margin-bottom="0cm" style:contextual-spacing="false" fo:line-height="120%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fo:font-weight="bold" officeooo:rsid="0103f9cb" officeooo:paragraph-rsid="01116c6e" style:font-weight-asian="bold" style:font-weight-complex="bold"/>
    </style:style>
    <style:style style:name="P107" style:family="paragraph" style:parent-style-name="Text_20_body">
      <style:paragraph-properties fo:margin-left="1.6cm" fo:margin-right="0cm" fo:margin-top="0cm" fo:margin-bottom="0cm" style:contextual-spacing="false" fo:line-height="120%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fo:font-weight="bold" officeooo:rsid="0103f9cb" officeooo:paragraph-rsid="0103f9cb" style:font-weight-asian="bold" style:font-weight-complex="bold"/>
    </style:style>
    <style:style style:name="P108" style:family="paragraph" style:parent-style-name="Text_20_body">
      <style:paragraph-properties fo:margin-left="1.6cm" fo:margin-right="0cm" fo:margin-top="0cm" fo:margin-bottom="0cm" style:contextual-spacing="false" fo:line-height="120%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fo:font-weight="bold" officeooo:rsid="0107dbe5" officeooo:paragraph-rsid="0107dbe5" style:font-weight-asian="bold" style:font-weight-complex="bold"/>
    </style:style>
    <style:style style:name="P109" style:family="paragraph" style:parent-style-name="Text_20_body" style:master-page-name="">
      <style:paragraph-properties fo:margin-left="1.6cm" fo:margin-right="0cm" fo:margin-top="0cm" fo:margin-bottom="0cm" style:contextual-spacing="false" fo:line-height="120%" fo:text-indent="0cm" style:auto-text-indent="false" style:page-number="auto" fo:background-color="transparent">
        <style:tab-stops>
          <style:tab-stop style:position="0.318cm"/>
        </style:tab-stops>
        <style:background-image/>
      </style:paragraph-properties>
      <style:text-properties fo:font-weight="bold" officeooo:rsid="0103f9cb" officeooo:paragraph-rsid="01116c6e" style:font-weight-asian="bold" style:font-weight-complex="bold"/>
    </style:style>
    <style:style style:name="P110" style:family="paragraph" style:parent-style-name="codeHeading" style:list-style-name="L24">
      <style:text-properties fo:font-weight="bold" officeooo:paragraph-rsid="00a28e94" style:font-weight-asian="bold" style:font-weight-complex="bold"/>
    </style:style>
    <style:style style:name="P111" style:family="paragraph" style:parent-style-name="codeHeading" style:list-style-name="L24">
      <style:text-properties fo:font-weight="bold" officeooo:rsid="00936c2b" officeooo:paragraph-rsid="00a28e94" style:font-weight-asian="bold" style:font-weight-complex="bold"/>
    </style:style>
    <style:style style:name="P112" style:family="paragraph" style:parent-style-name="codeHeading" style:list-style-name="L25">
      <style:text-properties fo:font-weight="bold" officeooo:rsid="00936c2b" officeooo:paragraph-rsid="00a28e94" style:font-weight-asian="bold" style:font-weight-complex="bold"/>
    </style:style>
    <style:style style:name="P113" style:family="paragraph" style:parent-style-name="codeHeading" style:list-style-name="L25">
      <style:text-properties fo:font-weight="bold" officeooo:rsid="0096812f" officeooo:paragraph-rsid="00a28e94" style:font-weight-asian="bold" style:font-weight-complex="bold"/>
    </style:style>
    <style:style style:name="P114" style:family="paragraph" style:parent-style-name="codeHeading" style:list-style-name="L24">
      <style:text-properties fo:font-weight="normal" officeooo:paragraph-rsid="00a28e94" style:font-weight-asian="normal" style:font-weight-complex="normal"/>
    </style:style>
    <style:style style:name="P115" style:family="paragraph" style:parent-style-name="codeHeading" style:list-style-name="L25">
      <style:text-properties fo:font-weight="normal" officeooo:paragraph-rsid="00a28e94" style:font-weight-asian="normal" style:font-weight-complex="normal"/>
    </style:style>
    <style:style style:name="P116" style:family="paragraph" style:parent-style-name="codeHeading" style:list-style-name="L36">
      <style:text-properties officeooo:rsid="00ba3268" officeooo:paragraph-rsid="00ba3268"/>
    </style:style>
    <style:style style:name="P117" style:family="paragraph" style:parent-style-name="Heading_20_1">
      <style:text-properties officeooo:rsid="00c38b09" officeooo:paragraph-rsid="00c38b09"/>
    </style:style>
    <style:style style:name="P118" style:family="paragraph" style:parent-style-name="Heading_20_1">
      <style:text-properties officeooo:rsid="00d2083d" officeooo:paragraph-rsid="00d2083d"/>
    </style:style>
    <style:style style:name="P119" style:family="paragraph" style:parent-style-name="Heading_20_1">
      <style:text-properties officeooo:rsid="00f2a105" officeooo:paragraph-rsid="00f2a105"/>
    </style:style>
    <style:style style:name="P120" style:family="paragraph" style:parent-style-name="Heading_20_1">
      <style:text-properties officeooo:rsid="007afc85" officeooo:paragraph-rsid="007afc85"/>
    </style:style>
    <style:style style:name="P121" style:family="paragraph" style:parent-style-name="Heading_20_1">
      <style:text-properties officeooo:rsid="007b0f77" officeooo:paragraph-rsid="007b0f77"/>
    </style:style>
    <style:style style:name="P122" style:family="paragraph" style:parent-style-name="Heading_20_1">
      <style:text-properties officeooo:paragraph-rsid="007f1ce6"/>
    </style:style>
    <style:style style:name="P123" style:family="paragraph" style:parent-style-name="Heading_20_1">
      <style:text-properties officeooo:paragraph-rsid="002299c6"/>
    </style:style>
    <style:style style:name="P124" style:family="paragraph" style:parent-style-name="Heading_20_1">
      <style:text-properties officeooo:rsid="00197777" officeooo:paragraph-rsid="00197777"/>
    </style:style>
    <style:style style:name="P125" style:family="paragraph" style:parent-style-name="Heading_20_1">
      <style:text-properties officeooo:rsid="0025d3ab" officeooo:paragraph-rsid="0025d3ab"/>
    </style:style>
    <style:style style:name="P126" style:family="paragraph" style:parent-style-name="Heading_20_1">
      <style:text-properties fo:font-size="27pt" style:font-size-asian="27pt" style:font-size-complex="27pt"/>
    </style:style>
    <style:style style:name="P127" style:family="paragraph" style:parent-style-name="Heading_20_1">
      <style:text-properties officeooo:paragraph-rsid="006b14ad"/>
    </style:style>
    <style:style style:name="P128" style:family="paragraph" style:parent-style-name="Heading_20_1">
      <style:text-properties officeooo:rsid="0126f93b" officeooo:paragraph-rsid="0126f93b"/>
    </style:style>
    <style:style style:name="P129" style:family="paragraph" style:parent-style-name="Heading_20_1">
      <style:text-properties officeooo:rsid="0130fb8c" officeooo:paragraph-rsid="0130fb8c"/>
    </style:style>
    <style:style style:name="P130" style:family="paragraph" style:parent-style-name="Heading_20_2">
      <style:text-properties officeooo:paragraph-rsid="011b9c0f"/>
    </style:style>
    <style:style style:name="P131" style:family="paragraph" style:parent-style-name="Heading_20_2">
      <style:text-properties fo:font-weight="bold" style:font-weight-asian="bold" style:font-weight-complex="bold"/>
    </style:style>
    <style:style style:name="P132" style:family="paragraph" style:parent-style-name="Heading_20_2">
      <style:text-properties fo:font-weight="bold" officeooo:rsid="00c32a1a" style:font-weight-asian="bold" style:font-weight-complex="bold"/>
    </style:style>
    <style:style style:name="P133" style:family="paragraph" style:parent-style-name="Heading_20_2">
      <style:text-properties officeooo:rsid="00ccbe1a"/>
    </style:style>
    <style:style style:name="P134" style:family="paragraph" style:parent-style-name="Heading_20_2">
      <style:text-properties officeooo:rsid="00d2083d" officeooo:paragraph-rsid="00e22bb6"/>
    </style:style>
    <style:style style:name="P135" style:family="paragraph" style:parent-style-name="Heading_20_2">
      <style:text-properties officeooo:rsid="00d2083d" officeooo:paragraph-rsid="00d2083d"/>
    </style:style>
    <style:style style:name="P136" style:family="paragraph" style:parent-style-name="Heading_20_2">
      <style:text-properties officeooo:paragraph-rsid="00da63c0"/>
    </style:style>
    <style:style style:name="P137" style:family="paragraph" style:parent-style-name="Heading_20_2">
      <style:text-properties officeooo:rsid="000b2458" officeooo:paragraph-rsid="00244393"/>
    </style:style>
    <style:style style:name="P138" style:family="paragraph" style:parent-style-name="Heading_20_2">
      <style:text-properties officeooo:paragraph-rsid="00244393"/>
    </style:style>
    <style:style style:name="P139" style:family="paragraph" style:parent-style-name="Heading_20_2">
      <style:text-properties officeooo:paragraph-rsid="00b68d4e"/>
    </style:style>
    <style:style style:name="P140" style:family="paragraph" style:parent-style-name="Heading_20_2">
      <style:text-properties officeooo:rsid="00b68d4e" officeooo:paragraph-rsid="00b68d4e"/>
    </style:style>
    <style:style style:name="P141" style:family="paragraph" style:parent-style-name="Heading_20_2">
      <style:text-properties officeooo:paragraph-rsid="00a28e94"/>
    </style:style>
    <style:style style:name="P142" style:family="paragraph" style:parent-style-name="Heading_20_2">
      <style:text-properties officeooo:paragraph-rsid="00a40e03"/>
    </style:style>
    <style:style style:name="P143" style:family="paragraph" style:parent-style-name="Heading_20_2">
      <style:text-properties officeooo:rsid="008012ba" officeooo:paragraph-rsid="008012ba"/>
    </style:style>
    <style:style style:name="P144" style:family="paragraph" style:parent-style-name="Heading_20_2">
      <style:text-properties officeooo:rsid="008012ba" officeooo:paragraph-rsid="008d2b44"/>
    </style:style>
    <style:style style:name="P145" style:family="paragraph" style:parent-style-name="Heading_20_2">
      <style:text-properties officeooo:paragraph-rsid="008e32be"/>
    </style:style>
    <style:style style:name="P146" style:family="paragraph" style:parent-style-name="Heading_20_2">
      <style:text-properties officeooo:paragraph-rsid="0080b03a"/>
    </style:style>
    <style:style style:name="P147" style:family="paragraph" style:parent-style-name="Heading_20_2">
      <style:text-properties officeooo:paragraph-rsid="0010bb68"/>
    </style:style>
    <style:style style:name="P148" style:family="paragraph" style:parent-style-name="Heading_20_2">
      <style:text-properties officeooo:rsid="001adc0f"/>
    </style:style>
    <style:style style:name="P149" style:family="paragraph" style:parent-style-name="Heading_20_2">
      <style:text-properties officeooo:paragraph-rsid="0025d3ab"/>
    </style:style>
    <style:style style:name="P150" style:family="paragraph" style:parent-style-name="Heading_20_2">
      <style:text-properties officeooo:paragraph-rsid="012f09da"/>
    </style:style>
    <style:style style:name="P151" style:family="paragraph" style:parent-style-name="Heading_20_2">
      <style:text-properties officeooo:rsid="0135ecc8" officeooo:paragraph-rsid="0135ecc8"/>
    </style:style>
    <style:style style:name="P152" style:family="paragraph" style:parent-style-name="Heading_20_3">
      <style:text-properties officeooo:paragraph-rsid="011ca001"/>
    </style:style>
    <style:style style:name="P153" style:family="paragraph" style:parent-style-name="Heading_20_3">
      <style:text-properties officeooo:paragraph-rsid="011cc14e"/>
    </style:style>
    <style:style style:name="P154" style:family="paragraph" style:parent-style-name="Heading_20_3">
      <style:text-properties officeooo:paragraph-rsid="011992ac"/>
    </style:style>
    <style:style style:name="P155" style:family="paragraph" style:parent-style-name="Heading_20_3">
      <style:text-properties officeooo:paragraph-rsid="01219858"/>
    </style:style>
    <style:style style:name="P156" style:family="paragraph" style:parent-style-name="Heading_20_3" style:list-style-name="L17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7" style:family="paragraph" style:parent-style-name="Heading_20_3">
      <style:text-properties officeooo:rsid="00a76837" officeooo:paragraph-rsid="00a76837"/>
    </style:style>
    <style:style style:name="P158" style:family="paragraph" style:parent-style-name="Heading_20_3">
      <style:text-properties officeooo:paragraph-rsid="00f56394"/>
    </style:style>
    <style:style style:name="P159" style:family="paragraph" style:parent-style-name="Heading_20_3">
      <style:text-properties officeooo:rsid="0037008e" officeooo:paragraph-rsid="00f56394"/>
    </style:style>
    <style:style style:name="P160" style:family="paragraph" style:parent-style-name="Heading_20_3">
      <style:text-properties officeooo:rsid="00386b64" officeooo:paragraph-rsid="00386b64"/>
    </style:style>
    <style:style style:name="P161" style:family="paragraph" style:parent-style-name="Heading_20_3">
      <style:text-properties officeooo:rsid="0132ed39" officeooo:paragraph-rsid="0132ed39"/>
    </style:style>
    <style:style style:name="P162" style:family="paragraph" style:parent-style-name="Heading_20_3">
      <style:text-properties officeooo:paragraph-rsid="0133f46c"/>
    </style:style>
    <style:style style:name="P163" style:family="paragraph" style:parent-style-name="Heading_20_3">
      <style:text-properties officeooo:rsid="000b2458" officeooo:paragraph-rsid="01340d44"/>
    </style:style>
    <style:style style:name="P164" style:family="paragraph" style:parent-style-name="Heading_20_3" style:list-style-name="L6">
      <style:paragraph-properties fo:margin-left="0.139cm" fo:margin-right="0cm" fo:text-indent="0cm" style:auto-text-indent="false"/>
      <style:text-properties officeooo:paragraph-rsid="011ca001"/>
    </style:style>
    <style:style style:name="P165" style:family="paragraph" style:parent-style-name="Code" style:list-style-name="L16">
      <style:text-properties officeooo:rsid="00ccf9bd" officeooo:paragraph-rsid="00d17e66"/>
    </style:style>
    <style:style style:name="P166" style:family="paragraph" style:parent-style-name="Text_20_body" style:list-style-name="L1">
      <style:text-properties fo:font-size="12pt" officeooo:rsid="0103f9cb" officeooo:paragraph-rsid="0103f9cb" style:font-size-asian="12pt" style:font-size-complex="12pt"/>
    </style:style>
    <style:style style:name="P167" style:family="paragraph" style:parent-style-name="Text_20_body" style:list-style-name="L1">
      <style:text-properties fo:font-size="12pt" officeooo:rsid="01124568" officeooo:paragraph-rsid="01124568" style:font-size-asian="12pt" style:font-size-complex="12pt"/>
    </style:style>
    <style:style style:name="P168" style:family="paragraph" style:parent-style-name="Text_20_body" style:list-style-name="L3">
      <style:text-properties fo:font-size="12pt" officeooo:rsid="01219858" officeooo:paragraph-rsid="01219858" style:font-size-asian="12pt" style:font-size-complex="12pt"/>
    </style:style>
    <style:style style:name="P169" style:family="paragraph" style:parent-style-name="Text_20_body" style:list-style-name="L5">
      <style:text-properties officeooo:rsid="011cc14e" officeooo:paragraph-rsid="011cc14e"/>
    </style:style>
    <style:style style:name="P170" style:family="paragraph" style:parent-style-name="Text_20_body" style:list-style-name="L5">
      <style:text-properties fo:font-weight="bold" officeooo:rsid="011cc14e" officeooo:paragraph-rsid="011cc14e" style:font-weight-asian="bold" style:font-weight-complex="bold"/>
    </style:style>
    <style:style style:name="P171" style:family="paragraph" style:parent-style-name="Text_20_body" style:list-style-name="L19">
      <style:text-properties fo:font-weight="bold" officeooo:rsid="00fbfae1" officeooo:paragraph-rsid="00fbfae1" style:font-weight-asian="bold" style:font-weight-complex="bold"/>
    </style:style>
    <style:style style:name="P172" style:family="paragraph" style:parent-style-name="Text_20_body" style:list-style-name="L19">
      <style:text-properties fo:font-weight="bold" officeooo:rsid="00fce801" officeooo:paragraph-rsid="00fce801" style:font-weight-asian="bold" style:font-weight-complex="bold"/>
    </style:style>
    <style:style style:name="P173" style:family="paragraph" style:parent-style-name="Text_20_body" style:list-style-name="L22">
      <style:text-properties fo:font-weight="bold" officeooo:rsid="00af76e0" officeooo:paragraph-rsid="00af76e0" style:font-weight-asian="bold" style:font-weight-complex="bold"/>
    </style:style>
    <style:style style:name="P174" style:family="paragraph" style:parent-style-name="Text_20_body" style:list-style-name="L29">
      <style:text-properties fo:font-weight="bold" officeooo:rsid="00a8b46d" officeooo:paragraph-rsid="00a7d1a6" style:font-weight-asian="bold" style:font-weight-complex="bold"/>
    </style:style>
    <style:style style:name="P175" style:family="paragraph" style:parent-style-name="Text_20_body" style:list-style-name="L29">
      <style:text-properties fo:font-weight="bold" officeooo:rsid="00a8b46d" officeooo:paragraph-rsid="00aa1453" style:font-weight-asian="bold" style:font-weight-complex="bold"/>
    </style:style>
    <style:style style:name="P176" style:family="paragraph" style:parent-style-name="Text_20_body" style:list-style-name="L6">
      <style:text-properties fo:font-style="normal" fo:font-weight="normal" officeooo:rsid="01135b7d" officeooo:paragraph-rsid="011ca001" style:font-style-asian="normal" style:font-weight-asian="normal" style:font-style-complex="normal" style:font-weight-complex="normal"/>
    </style:style>
    <style:style style:name="P177" style:family="paragraph" style:parent-style-name="Text_20_body" style:list-style-name="L7">
      <style:text-properties officeooo:rsid="011df7d1" officeooo:paragraph-rsid="011df7d1"/>
    </style:style>
    <style:style style:name="P178" style:family="paragraph" style:parent-style-name="Text_20_body" style:list-style-name="L8">
      <style:text-properties officeooo:rsid="01219858" officeooo:paragraph-rsid="01219858"/>
    </style:style>
    <style:style style:name="P179" style:family="paragraph" style:parent-style-name="Text_20_body" style:list-style-name="L9">
      <style:text-properties officeooo:rsid="00189beb" officeooo:paragraph-rsid="00189beb"/>
    </style:style>
    <style:style style:name="P180" style:family="paragraph" style:parent-style-name="Text_20_body" style:list-style-name="L13">
      <style:text-properties fo:font-weight="normal" officeooo:rsid="011f72c2" officeooo:paragraph-rsid="011f72c2" style:font-weight-asian="normal" style:font-weight-complex="normal"/>
    </style:style>
    <style:style style:name="P181" style:family="paragraph" style:parent-style-name="Text_20_body" style:list-style-name="L13">
      <style:text-properties fo:font-weight="normal" officeooo:rsid="011f72c2" officeooo:paragraph-rsid="0120c385" style:font-weight-asian="normal" style:font-weight-complex="normal"/>
    </style:style>
    <style:style style:name="P182" style:family="paragraph" style:parent-style-name="Text_20_body" style:list-style-name="L13">
      <style:text-properties fo:font-weight="normal" officeooo:rsid="011f898b" officeooo:paragraph-rsid="011f898b" style:font-weight-asian="normal" style:font-weight-complex="normal"/>
    </style:style>
    <style:style style:name="P183" style:family="paragraph" style:parent-style-name="Text_20_body" style:list-style-name="L19">
      <style:text-properties fo:font-weight="normal" officeooo:rsid="00fbfae1" officeooo:paragraph-rsid="00fbfae1" style:font-weight-asian="normal" style:font-weight-complex="normal"/>
    </style:style>
    <style:style style:name="P184" style:family="paragraph" style:parent-style-name="Text_20_body" style:list-style-name="L14">
      <style:text-properties officeooo:paragraph-rsid="00c7d48b"/>
    </style:style>
    <style:style style:name="P185" style:family="paragraph" style:parent-style-name="Text_20_body" style:list-style-name="L15">
      <style:text-properties officeooo:paragraph-rsid="00c7d48b"/>
    </style:style>
    <style:style style:name="P186" style:family="paragraph" style:parent-style-name="Text_20_body" style:list-style-name="L15">
      <style:text-properties fo:font-variant="normal" fo:text-transform="none" fo:color="#333333" style:font-name="Lucida Grande" fo:font-size="10.5pt" fo:letter-spacing="normal" fo:font-style="normal" fo:font-weight="normal" officeooo:rsid="00ccf9bd" officeooo:paragraph-rsid="00ccf9bd" style:font-weight-asian="bold" style:font-weight-complex="bold"/>
    </style:style>
    <style:style style:name="P187" style:family="paragraph" style:parent-style-name="Text_20_body" style:list-style-name="L18">
      <style:text-properties fo:font-variant="normal" fo:text-transform="none" fo:color="#333333" style:font-name="Lucida Grande" fo:font-size="10.5pt" fo:letter-spacing="normal" fo:font-style="normal" fo:font-weight="normal" officeooo:rsid="00ccbe1a" officeooo:paragraph-rsid="00ccbe1a" style:font-weight-asian="normal" style:font-weight-complex="normal"/>
    </style:style>
    <style:style style:name="P188" style:family="paragraph" style:parent-style-name="Text_20_body" style:list-style-name="L15">
      <style:text-properties officeooo:rsid="00ccf9bd" officeooo:paragraph-rsid="00ccf9bd"/>
    </style:style>
    <style:style style:name="P189" style:family="paragraph" style:parent-style-name="Text_20_body" style:list-style-name="L18">
      <style:text-properties style:text-underline-style="solid" style:text-underline-width="auto" style:text-underline-color="font-color" fo:font-weight="bold" officeooo:rsid="00cf8880" officeooo:paragraph-rsid="00cf8880" style:font-weight-asian="bold" style:font-weight-complex="bold"/>
    </style:style>
    <style:style style:name="P190" style:family="paragraph" style:parent-style-name="Text_20_body" style:list-style-name="L18">
      <style:text-properties style:text-underline-style="solid" style:text-underline-width="auto" style:text-underline-color="font-color" fo:font-weight="bold" officeooo:rsid="00ccbe1a" officeooo:paragraph-rsid="00cf8880" style:font-weight-asian="bold" style:font-weight-complex="bold"/>
    </style:style>
    <style:style style:name="P191" style:family="paragraph" style:parent-style-name="Text_20_body" style:list-style-name="L18">
      <style:text-properties style:text-underline-style="solid" style:text-underline-width="auto" style:text-underline-color="font-color" fo:font-weight="bold" officeooo:rsid="00ccbe1a" officeooo:paragraph-rsid="00ccbe1a" style:font-weight-asian="bold" style:font-weight-complex="bold"/>
    </style:style>
    <style:style style:name="P192" style:family="paragraph" style:parent-style-name="Text_20_body" style:list-style-name="L22">
      <style:text-properties style:text-underline-style="solid" style:text-underline-width="auto" style:text-underline-color="font-color" fo:font-weight="bold" officeooo:rsid="00b14862" officeooo:paragraph-rsid="00b14862" style:font-weight-asian="bold" style:font-weight-complex="bold"/>
    </style:style>
    <style:style style:name="P193" style:family="paragraph" style:parent-style-name="Text_20_body" style:list-style-name="L19">
      <style:text-properties officeooo:rsid="00fbfae1" officeooo:paragraph-rsid="00fbfae1"/>
    </style:style>
    <style:style style:name="P194" style:family="paragraph" style:parent-style-name="Text_20_body" style:list-style-name="L20">
      <style:text-properties officeooo:rsid="00b7fda5" officeooo:paragraph-rsid="00b7fda5"/>
    </style:style>
    <style:style style:name="P195" style:family="paragraph" style:parent-style-name="Text_20_body" style:list-style-name="L21">
      <style:text-properties officeooo:paragraph-rsid="00b0fc89"/>
    </style:style>
    <style:style style:name="P196" style:family="paragraph" style:parent-style-name="Text_20_body" style:list-style-name="L21">
      <style:text-properties officeooo:rsid="00b14862" officeooo:paragraph-rsid="00b14862"/>
    </style:style>
    <style:style style:name="P197" style:family="paragraph" style:parent-style-name="Text_20_body" style:list-style-name="L22">
      <style:text-properties officeooo:rsid="00af76e0" officeooo:paragraph-rsid="00af76e0"/>
    </style:style>
    <style:style style:name="P198" style:family="paragraph" style:parent-style-name="Text_20_body" style:list-style-name="L23">
      <style:text-properties officeooo:rsid="00923944" officeooo:paragraph-rsid="00923944"/>
    </style:style>
    <style:style style:name="P199" style:family="paragraph" style:parent-style-name="Text_20_body" style:list-style-name="L24">
      <style:text-properties officeooo:rsid="00936c2b" officeooo:paragraph-rsid="00a28e94"/>
    </style:style>
    <style:style style:name="P200" style:family="paragraph" style:parent-style-name="Text_20_body" style:list-style-name="L26"/>
    <style:style style:name="P201" style:family="paragraph" style:parent-style-name="Text_20_body" style:list-style-name="L26">
      <style:text-properties officeooo:rsid="00adf40d" officeooo:paragraph-rsid="00adf40d"/>
    </style:style>
    <style:style style:name="P202" style:family="paragraph" style:parent-style-name="Text_20_body" style:list-style-name="L27">
      <style:text-properties officeooo:rsid="00a40e03" officeooo:paragraph-rsid="00a40e03"/>
    </style:style>
    <style:style style:name="P203" style:family="paragraph" style:parent-style-name="Text_20_body" style:list-style-name="L30">
      <style:text-properties officeooo:rsid="00a40e03" officeooo:paragraph-rsid="00a40e03"/>
    </style:style>
    <style:style style:name="P204" style:family="paragraph" style:parent-style-name="Text_20_body" style:list-style-name="L27">
      <style:text-properties officeooo:rsid="009d5c23" officeooo:paragraph-rsid="00a40e03"/>
    </style:style>
    <style:style style:name="P205" style:family="paragraph" style:parent-style-name="Text_20_body" style:list-style-name="L27">
      <style:text-properties officeooo:rsid="00a26ddb" officeooo:paragraph-rsid="00a40e03"/>
    </style:style>
    <style:style style:name="P206" style:family="paragraph" style:parent-style-name="Text_20_body" style:list-style-name="L28">
      <style:text-properties officeooo:rsid="00985e78" officeooo:paragraph-rsid="009be59a"/>
    </style:style>
    <style:style style:name="P207" style:family="paragraph" style:parent-style-name="Text_20_body" style:list-style-name="L28">
      <style:text-properties officeooo:rsid="0099eda9" officeooo:paragraph-rsid="009be59a"/>
    </style:style>
    <style:style style:name="P208" style:family="paragraph" style:parent-style-name="Text_20_body" style:list-style-name="L29">
      <style:text-properties officeooo:rsid="00a76837" officeooo:paragraph-rsid="00a76837"/>
    </style:style>
    <style:style style:name="P209" style:family="paragraph" style:parent-style-name="Text_20_body" style:list-style-name="L29">
      <style:text-properties officeooo:rsid="00a7d1a6" officeooo:paragraph-rsid="00a7d1a6"/>
    </style:style>
    <style:style style:name="P210" style:family="paragraph" style:parent-style-name="Text_20_body" style:list-style-name="L29">
      <style:text-properties officeooo:rsid="00a7d1a6" officeooo:paragraph-rsid="00aa1453"/>
    </style:style>
    <style:style style:name="P211" style:family="paragraph" style:parent-style-name="Text_20_body" style:list-style-name="L31"/>
    <style:style style:name="P212" style:family="paragraph" style:parent-style-name="Text_20_body" style:list-style-name="L32">
      <style:text-properties officeooo:rsid="00859f50" officeooo:paragraph-rsid="00859f50"/>
    </style:style>
    <style:style style:name="P213" style:family="paragraph" style:parent-style-name="Text_20_body" style:list-style-name="L33">
      <style:text-properties officeooo:rsid="008a001d" officeooo:paragraph-rsid="008a001d"/>
    </style:style>
    <style:style style:name="P214" style:family="paragraph" style:parent-style-name="Text_20_body" style:list-style-name="L33">
      <style:text-properties officeooo:rsid="0087386a" officeooo:paragraph-rsid="0087386a"/>
    </style:style>
    <style:style style:name="P215" style:family="paragraph" style:parent-style-name="Text_20_body" style:list-style-name="L33">
      <style:text-properties officeooo:rsid="0087ad33" officeooo:paragraph-rsid="0087ad33"/>
    </style:style>
    <style:style style:name="P216" style:family="paragraph" style:parent-style-name="Text_20_body" style:list-style-name="L34">
      <style:text-properties officeooo:rsid="008e32be" officeooo:paragraph-rsid="008e32be"/>
    </style:style>
    <style:style style:name="P217" style:family="paragraph" style:parent-style-name="Text_20_body" style:list-style-name="L35">
      <style:text-properties officeooo:rsid="00904aa2" officeooo:paragraph-rsid="00904aa2"/>
    </style:style>
    <style:style style:name="P218" style:family="paragraph" style:parent-style-name="Text_20_body" style:list-style-name="L37">
      <style:text-properties officeooo:rsid="00ea37d2" officeooo:paragraph-rsid="00ea37d2"/>
    </style:style>
    <style:style style:name="P219" style:family="paragraph" style:parent-style-name="Text_20_body" style:list-style-name="L37">
      <style:text-properties officeooo:rsid="00ec1601" officeooo:paragraph-rsid="00ec1601"/>
    </style:style>
    <style:style style:name="P220" style:family="paragraph" style:parent-style-name="Text_20_body" style:list-style-name="L41">
      <style:text-properties officeooo:rsid="012bd628" officeooo:paragraph-rsid="012bd628"/>
    </style:style>
    <style:style style:name="P221" style:family="paragraph" style:parent-style-name="Text_20_body">
      <style:text-properties fo:font-style="italic" fo:font-weight="bold" officeooo:rsid="012bd628" officeooo:paragraph-rsid="012bd628" style:font-style-asian="italic" style:font-weight-asian="bold" style:font-style-complex="italic" style:font-weight-complex="bold"/>
    </style:style>
    <style:style style:name="P222" style:family="paragraph" style:parent-style-name="Text_20_body" style:list-style-name="L42">
      <style:text-properties fo:font-style="italic" fo:font-weight="bold" officeooo:rsid="012bd628" officeooo:paragraph-rsid="012bd628" style:font-style-asian="italic" style:font-weight-asian="bold" style:font-style-complex="italic" style:font-weight-complex="bold"/>
    </style:style>
    <style:style style:name="P223" style:family="paragraph" style:parent-style-name="Text_20_body" style:list-style-name="L42">
      <style:text-properties officeooo:paragraph-rsid="012bd628"/>
    </style:style>
    <style:style style:name="P224" style:family="paragraph" style:parent-style-name="Text_20_body" style:list-style-name="L44">
      <style:text-properties officeooo:rsid="012f09da" officeooo:paragraph-rsid="012f09da"/>
    </style:style>
    <style:style style:name="P225" style:family="paragraph" style:parent-style-name="Text_20_body" style:list-style-name="L43">
      <style:text-properties officeooo:rsid="012f09da" officeooo:paragraph-rsid="012f09da"/>
    </style:style>
    <style:style style:name="P226" style:family="paragraph" style:parent-style-name="Text_20_body" style:list-style-name="L46">
      <style:text-properties officeooo:rsid="0132ed39" officeooo:paragraph-rsid="0132ed39"/>
    </style:style>
    <style:style style:name="P227" style:family="paragraph" style:parent-style-name="Text_20_body" style:list-style-name="L47">
      <style:text-properties officeooo:rsid="0133f46c" officeooo:paragraph-rsid="0133f46c"/>
    </style:style>
    <style:style style:name="P228" style:family="paragraph" style:parent-style-name="Text_20_body" style:list-style-name="L47">
      <style:text-properties officeooo:rsid="0134071e" officeooo:paragraph-rsid="0134071e"/>
    </style:style>
    <style:style style:name="P229" style:family="paragraph" style:parent-style-name="Text_20_body" style:list-style-name="L48">
      <style:text-properties officeooo:rsid="01340d44" officeooo:paragraph-rsid="01340d44"/>
    </style:style>
    <style:style style:name="P230" style:family="paragraph" style:parent-style-name="Text_20_body" style:list-style-name="L49">
      <style:text-properties officeooo:rsid="0135ecc8" officeooo:paragraph-rsid="0135ecc8"/>
    </style:style>
    <style:style style:name="P231" style:family="paragraph" style:parent-style-name="Text_20_body" style:list-style-name="L49">
      <style:text-properties officeooo:rsid="01377ca7" officeooo:paragraph-rsid="01377ca7"/>
    </style:style>
    <style:style style:name="P232" style:family="paragraph" style:parent-style-name="Text_20_body" style:list-style-name="L38">
      <style:paragraph-properties fo:margin-top="0cm" fo:margin-bottom="0cm" style:contextual-spacing="false"/>
      <style:text-properties officeooo:paragraph-rsid="00333789"/>
    </style:style>
    <style:style style:name="P233" style:family="paragraph" style:parent-style-name="Text_20_body" style:list-style-name="L38">
      <style:paragraph-properties fo:margin-top="0cm" fo:margin-bottom="0cm" style:contextual-spacing="false"/>
      <style:text-properties officeooo:paragraph-rsid="0037008e"/>
    </style:style>
    <style:style style:name="P234" style:family="paragraph" style:parent-style-name="Text_20_body" style:list-style-name="L38">
      <style:paragraph-properties fo:margin-top="0cm" fo:margin-bottom="0cm" style:contextual-spacing="false"/>
      <style:text-properties officeooo:rsid="0067a77c" officeooo:paragraph-rsid="0067a77c"/>
    </style:style>
    <style:style style:name="P235" style:family="paragraph" style:parent-style-name="Text_20_body" style:list-style-name="L38">
      <style:paragraph-properties fo:margin-top="0cm" fo:margin-bottom="0cm" style:contextual-spacing="false"/>
      <style:text-properties officeooo:rsid="0068f2bf" officeooo:paragraph-rsid="0068f2bf"/>
    </style:style>
    <style:style style:name="P236" style:family="paragraph" style:parent-style-name="Text_20_body" style:list-style-name="L38">
      <style:paragraph-properties fo:margin-top="0cm" fo:margin-bottom="0cm" style:contextual-spacing="false"/>
      <style:text-properties fo:font-variant="normal" fo:text-transform="none" fo:color="#333333" style:font-name="source-sans-pro" fo:font-size="11.25pt" fo:letter-spacing="normal" fo:font-style="normal" fo:font-weight="normal" officeooo:rsid="00f6f5ad" officeooo:paragraph-rsid="0037008e"/>
    </style:style>
    <style:style style:name="P237" style:family="paragraph" style:parent-style-name="Text_20_body" style:list-style-name="L38">
      <style:paragraph-properties fo:margin-top="0cm" fo:margin-bottom="0cm" style:contextual-spacing="false"/>
      <style:text-properties fo:font-variant="normal" fo:text-transform="none" fo:color="#333333" style:font-name="source-sans-pro" fo:font-size="11.25pt" fo:letter-spacing="normal" fo:font-style="normal" fo:font-weight="normal" officeooo:rsid="003b1725" officeooo:paragraph-rsid="003b1725"/>
    </style:style>
    <style:style style:name="P238" style:family="paragraph" style:parent-style-name="Text_20_body" style:list-style-name="L38">
      <style:paragraph-properties fo:margin-top="0cm" fo:margin-bottom="0cm" style:contextual-spacing="false"/>
      <style:text-properties officeooo:rsid="003b1725" officeooo:paragraph-rsid="003b1725"/>
    </style:style>
    <style:style style:name="P239" style:family="paragraph" style:parent-style-name="Text_20_body" style:list-style-name="L38">
      <style:paragraph-properties fo:margin-top="0cm" fo:margin-bottom="0cm" style:contextual-spacing="false"/>
      <style:text-properties officeooo:rsid="003dd0a7" officeooo:paragraph-rsid="003dd0a7"/>
    </style:style>
    <style:style style:name="P240" style:family="paragraph" style:parent-style-name="Text_20_body" style:list-style-name="L38">
      <style:paragraph-properties fo:margin-top="0cm" fo:margin-bottom="0cm" style:contextual-spacing="false"/>
      <style:text-properties officeooo:rsid="003dd0a7" officeooo:paragraph-rsid="005c3850"/>
    </style:style>
    <style:style style:name="P241" style:family="paragraph" style:parent-style-name="Text_20_body" style:list-style-name="L38">
      <style:paragraph-properties fo:margin-top="0cm" fo:margin-bottom="0cm" style:contextual-spacing="false"/>
      <style:text-properties officeooo:rsid="005fdab5" officeooo:paragraph-rsid="005fdab5"/>
    </style:style>
    <style:style style:name="P242" style:family="paragraph" style:parent-style-name="Text_20_body" style:list-style-name="L38">
      <style:paragraph-properties fo:margin-top="0cm" fo:margin-bottom="0cm" style:contextual-spacing="false"/>
      <style:text-properties officeooo:rsid="0049b72d" officeooo:paragraph-rsid="00581a15"/>
    </style:style>
    <style:style style:name="P243" style:family="paragraph" style:parent-style-name="Text_20_body" style:list-style-name="L38">
      <style:paragraph-properties fo:margin-top="0cm" fo:margin-bottom="0cm" style:contextual-spacing="false"/>
      <style:text-properties officeooo:rsid="0049b72d" officeooo:paragraph-rsid="0049b72d"/>
    </style:style>
    <style:style style:name="P244" style:family="paragraph" style:parent-style-name="Text_20_body" style:list-style-name="L38">
      <style:paragraph-properties fo:margin-top="0cm" fo:margin-bottom="0cm" style:contextual-spacing="false"/>
      <style:text-properties officeooo:rsid="0049b72d" officeooo:paragraph-rsid="004b10b7"/>
    </style:style>
    <style:style style:name="P245" style:family="paragraph" style:parent-style-name="Text_20_body" style:list-style-name="L38">
      <style:paragraph-properties fo:margin-top="0cm" fo:margin-bottom="0cm" style:contextual-spacing="false"/>
      <style:text-properties officeooo:rsid="0049b72d" officeooo:paragraph-rsid="005261ee"/>
    </style:style>
    <style:style style:name="P246" style:family="paragraph" style:parent-style-name="Text_20_body" style:list-style-name="L38">
      <style:paragraph-properties fo:margin-top="0cm" fo:margin-bottom="0cm" style:contextual-spacing="false"/>
      <style:text-properties officeooo:rsid="00581a15" officeooo:paragraph-rsid="00581a15"/>
    </style:style>
    <style:style style:name="P247" style:family="paragraph" style:parent-style-name="Text_20_body" style:list-style-name="L38">
      <style:paragraph-properties fo:margin-top="0cm" fo:margin-bottom="0cm" style:contextual-spacing="false"/>
      <style:text-properties officeooo:rsid="00581a15" officeooo:paragraph-rsid="005b61c6"/>
    </style:style>
    <style:style style:name="P248" style:family="paragraph" style:parent-style-name="Text_20_body" style:list-style-name="L38">
      <style:paragraph-properties fo:margin-top="0cm" fo:margin-bottom="0cm" style:contextual-spacing="false"/>
      <style:text-properties officeooo:rsid="0045d991" officeooo:paragraph-rsid="0045d991"/>
    </style:style>
    <style:style style:name="P249" style:family="paragraph" style:parent-style-name="Text_20_body" style:list-style-name="L38">
      <style:paragraph-properties fo:margin-top="0cm" fo:margin-bottom="0cm" style:contextual-spacing="false"/>
      <style:text-properties officeooo:rsid="0046b5f3" officeooo:paragraph-rsid="0046b5f3"/>
    </style:style>
    <style:style style:name="P250" style:family="paragraph" style:parent-style-name="Text_20_body" style:list-style-name="L38">
      <style:paragraph-properties fo:margin-top="0cm" fo:margin-bottom="0cm" style:contextual-spacing="false"/>
      <style:text-properties officeooo:rsid="0048008c" officeooo:paragraph-rsid="0048008c"/>
    </style:style>
    <style:style style:name="P251" style:family="paragraph" style:parent-style-name="Text_20_body" style:list-style-name="L38">
      <style:paragraph-properties fo:margin-top="0cm" fo:margin-bottom="0cm" style:contextual-spacing="false"/>
      <style:text-properties officeooo:rsid="004bbc49" officeooo:paragraph-rsid="004bbc49"/>
    </style:style>
    <style:style style:name="P252" style:family="paragraph" style:parent-style-name="Text_20_body" style:list-style-name="L38">
      <style:paragraph-properties fo:margin-top="0cm" fo:margin-bottom="0cm" style:contextual-spacing="false"/>
      <style:text-properties officeooo:rsid="005261ee" officeooo:paragraph-rsid="005261ee"/>
    </style:style>
    <style:style style:name="P253" style:family="paragraph" style:parent-style-name="Text_20_body" style:list-style-name="L38">
      <style:paragraph-properties fo:margin-top="0cm" fo:margin-bottom="0cm" style:contextual-spacing="false"/>
      <style:text-properties officeooo:rsid="005261ee" officeooo:paragraph-rsid="00644cd4"/>
    </style:style>
    <style:style style:name="P254" style:family="paragraph" style:parent-style-name="Text_20_body" style:list-style-name="L38">
      <style:paragraph-properties fo:margin-top="0cm" fo:margin-bottom="0cm" style:contextual-spacing="false"/>
      <style:text-properties officeooo:rsid="00551c9b" officeooo:paragraph-rsid="00551c9b"/>
    </style:style>
    <style:style style:name="P255" style:family="paragraph" style:parent-style-name="Text_20_body" style:list-style-name="L38">
      <style:paragraph-properties fo:margin-top="0cm" fo:margin-bottom="0cm" style:contextual-spacing="false"/>
      <style:text-properties officeooo:rsid="00605686" officeooo:paragraph-rsid="00605686"/>
    </style:style>
    <style:style style:name="P256" style:family="paragraph" style:parent-style-name="Text_20_body" style:list-style-name="L38">
      <style:paragraph-properties fo:margin-top="0cm" fo:margin-bottom="0cm" style:contextual-spacing="false"/>
      <style:text-properties officeooo:rsid="006b14ad" officeooo:paragraph-rsid="006b14ad"/>
    </style:style>
    <style:style style:name="P257" style:family="paragraph" style:parent-style-name="Standard" style:list-style-name="L2">
      <style:text-properties officeooo:paragraph-rsid="0122e447"/>
    </style:style>
    <style:style style:name="P258" style:family="paragraph" style:parent-style-name="Standard" style:list-style-name="L2">
      <style:text-properties officeooo:rsid="000b2458" officeooo:paragraph-rsid="0122e447"/>
    </style:style>
    <style:style style:name="P259" style:family="paragraph" style:parent-style-name="Standard" style:list-style-name="L6">
      <style:text-properties officeooo:rsid="000b2458" officeooo:paragraph-rsid="011992ac"/>
    </style:style>
    <style:style style:name="P260" style:family="paragraph" style:parent-style-name="Standard" style:list-style-name="L11">
      <style:text-properties officeooo:rsid="000b2458" officeooo:paragraph-rsid="00c254cb"/>
    </style:style>
    <style:style style:name="P261" style:family="paragraph" style:parent-style-name="Standard">
      <style:text-properties officeooo:rsid="000b2458" officeooo:paragraph-rsid="0126f93b"/>
    </style:style>
    <style:style style:name="P262" style:family="paragraph" style:parent-style-name="Standard">
      <style:text-properties officeooo:rsid="000b2458" officeooo:paragraph-rsid="0130fb8c"/>
    </style:style>
    <style:style style:name="P263" style:family="paragraph" style:parent-style-name="Standard">
      <style:text-properties officeooo:rsid="000b2458" officeooo:paragraph-rsid="0135ecc8"/>
    </style:style>
    <style:style style:name="P264" style:family="paragraph" style:parent-style-name="Standard" style:list-style-name="L2">
      <style:text-properties fo:font-style="normal" fo:font-weight="normal" officeooo:paragraph-rsid="0122e447" style:font-style-asian="normal" style:font-weight-asian="normal" style:font-style-complex="normal" style:font-weight-complex="normal"/>
    </style:style>
    <style:style style:name="P265" style:family="paragraph" style:parent-style-name="Standard" style:list-style-name="L4">
      <style:text-properties fo:font-style="normal" fo:font-weight="normal" officeooo:rsid="0103971d" officeooo:paragraph-rsid="0103971d" style:font-style-asian="normal" style:font-weight-asian="normal" style:font-style-complex="normal" style:font-weight-complex="normal"/>
    </style:style>
    <style:style style:name="P266" style:family="paragraph" style:parent-style-name="Standard" style:list-style-name="L6">
      <style:text-properties fo:font-style="normal" fo:font-weight="normal" officeooo:rsid="0118f5fd" officeooo:paragraph-rsid="011992ac" style:font-style-asian="normal" style:font-weight-asian="normal" style:font-style-complex="normal" style:font-weight-complex="normal"/>
    </style:style>
    <style:style style:name="P267" style:family="paragraph" style:parent-style-name="Standard" style:list-style-name="L4">
      <style:text-properties officeooo:rsid="00ff7b2b" officeooo:paragraph-rsid="0100f4e4"/>
    </style:style>
    <style:style style:name="P268" style:family="paragraph" style:parent-style-name="Standard" style:list-style-name="L4">
      <style:text-properties officeooo:rsid="0103971d" officeooo:paragraph-rsid="0100f4e4"/>
    </style:style>
    <style:style style:name="P269" style:family="paragraph" style:parent-style-name="Standard" style:list-style-name="L6">
      <style:text-properties officeooo:rsid="0115d2db" officeooo:paragraph-rsid="011992ac"/>
    </style:style>
    <style:style style:name="P270" style:family="paragraph" style:parent-style-name="Standard" style:list-style-name="L10">
      <style:text-properties officeooo:rsid="0016c3b7" officeooo:paragraph-rsid="0016c3b7"/>
    </style:style>
    <style:style style:name="P271" style:family="paragraph" style:parent-style-name="Standard" style:list-style-name="L11">
      <style:text-properties officeooo:rsid="00c08583" officeooo:paragraph-rsid="00c08583"/>
    </style:style>
    <style:style style:name="P272" style:family="paragraph" style:parent-style-name="Standard" style:list-style-name="L12"/>
    <style:style style:name="P273" style:family="paragraph" style:parent-style-name="Standard" style:list-style-name="L12">
      <style:text-properties officeooo:paragraph-rsid="00c2c30e"/>
    </style:style>
    <style:style style:name="P274" style:family="paragraph" style:parent-style-name="Standard" style:list-style-name="L12">
      <style:text-properties fo:font-weight="normal" officeooo:rsid="00c2c30e" officeooo:paragraph-rsid="00c2c30e" style:font-weight-asian="normal" style:font-weight-complex="normal"/>
    </style:style>
    <style:style style:name="P275" style:family="paragraph" style:parent-style-name="Standard" style:list-style-name="L25">
      <style:text-properties fo:font-weight="normal" officeooo:rsid="0096812f" officeooo:paragraph-rsid="00a28e94" style:font-weight-asian="normal" style:font-weight-complex="normal"/>
    </style:style>
    <style:style style:name="P276" style:family="paragraph" style:parent-style-name="Standard" style:list-style-name="L40">
      <style:text-properties officeooo:rsid="012a8e9b" officeooo:paragraph-rsid="012a8e9b"/>
    </style:style>
    <style:style style:name="P277" style:family="paragraph" style:parent-style-name="Standard" style:list-style-name="L40">
      <style:text-properties officeooo:rsid="012bd628" officeooo:paragraph-rsid="012bd628"/>
    </style:style>
    <style:style style:name="P278" style:family="paragraph" style:parent-style-name="Standard" style:list-style-name="L38">
      <style:paragraph-properties fo:margin-top="0cm" fo:margin-bottom="0cm" style:contextual-spacing="false"/>
      <style:text-properties fo:font-variant="normal" fo:text-transform="none" fo:color="#333333" style:font-name="source-sans-pro" fo:font-size="11.25pt" fo:letter-spacing="normal" fo:font-style="normal" fo:font-weight="normal" officeooo:rsid="0048008c" officeooo:paragraph-rsid="00548d44"/>
    </style:style>
    <style:style style:name="T1" style:family="text">
      <style:text-properties officeooo:rsid="000b2458"/>
    </style:style>
    <style:style style:name="T2" style:family="text">
      <style:text-properties officeooo:rsid="000da832"/>
    </style:style>
    <style:style style:name="T3" style:family="text">
      <style:text-properties officeooo:rsid="0010bb6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560c2c" style:font-style-asian="italic" style:font-style-complex="italic"/>
    </style:style>
    <style:style style:name="T6" style:family="text">
      <style:text-properties fo:font-style="italic" officeooo:rsid="006e84b3" style:font-style-asian="italic" style:font-style-complex="italic"/>
    </style:style>
    <style:style style:name="T7" style:family="text">
      <style:text-properties fo:font-style="italic" officeooo:rsid="00b0fc89" style:font-style-asian="italic" style:font-style-complex="italic"/>
    </style:style>
    <style:style style:name="T8" style:family="text">
      <style:text-properties fo:font-style="italic" officeooo:rsid="00179408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6e84b3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df33a5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1173992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0b2458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122e447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12bd628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820f62" style:font-style-asian="italic" style:font-weight-asian="normal" style:font-style-complex="italic" style:font-weight-complex="normal"/>
    </style:style>
    <style:style style:name="T18" style:family="text">
      <style:text-properties officeooo:rsid="001adc0f"/>
    </style:style>
    <style:style style:name="T19" style:family="text">
      <style:text-properties officeooo:rsid="001b9516"/>
    </style:style>
    <style:style style:name="T20" style:family="text">
      <style:text-properties officeooo:rsid="002299c6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officeooo:rsid="0025d3a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87ad33" style:font-weight-asian="bold" style:font-weight-complex="bold"/>
    </style:style>
    <style:style style:name="T25" style:family="text">
      <style:text-properties fo:font-weight="bold" officeooo:rsid="00a8b46d" style:font-weight-asian="bold" style:font-weight-complex="bold"/>
    </style:style>
    <style:style style:name="T26" style:family="text">
      <style:text-properties fo:font-weight="bold" officeooo:rsid="00c2c30e" style:font-weight-asian="bold" style:font-weight-complex="bold"/>
    </style:style>
    <style:style style:name="T27" style:family="text">
      <style:text-properties fo:font-weight="bold" officeooo:rsid="00c38b09" style:font-weight-asian="bold" style:font-weight-complex="bold"/>
    </style:style>
    <style:style style:name="T28" style:family="text">
      <style:text-properties fo:font-weight="bold" officeooo:rsid="00c51cd2" style:font-weight-asian="bold" style:font-weight-complex="bold"/>
    </style:style>
    <style:style style:name="T29" style:family="text">
      <style:text-properties fo:font-weight="bold" officeooo:rsid="00cb44f0" style:font-weight-asian="bold" style:font-weight-complex="bold"/>
    </style:style>
    <style:style style:name="T30" style:family="text">
      <style:text-properties fo:font-weight="bold" officeooo:rsid="011f72c2" style:font-weight-asian="bold" style:font-weight-complex="bold"/>
    </style:style>
    <style:style style:name="T31" style:family="text">
      <style:text-properties officeooo:rsid="002846ce"/>
    </style:style>
    <style:style style:name="T32" style:family="text">
      <style:text-properties officeooo:rsid="00292462"/>
    </style:style>
    <style:style style:name="T33" style:family="text">
      <style:text-properties officeooo:rsid="002a88c2"/>
    </style:style>
    <style:style style:name="T34" style:family="text">
      <style:text-properties fo:font-variant="normal" fo:text-transform="none" fo:color="#333333" style:font-name="source-sans-pro" fo:font-size="11.25pt" fo:letter-spacing="normal" fo:font-style="normal" fo:font-weight="normal"/>
    </style:style>
    <style:style style:name="T35" style:family="text">
      <style:text-properties fo:font-variant="normal" fo:text-transform="none" fo:color="#333333" style:font-name="source-sans-pro" fo:font-size="11.25pt" fo:letter-spacing="normal" fo:font-style="normal" fo:font-weight="normal" officeooo:rsid="0030c32d"/>
    </style:style>
    <style:style style:name="T36" style:family="text">
      <style:text-properties fo:font-variant="normal" fo:text-transform="none" fo:color="#333333" style:font-name="source-sans-pro" fo:font-size="11.25pt" fo:letter-spacing="normal" fo:font-style="normal" fo:font-weight="normal" officeooo:rsid="00333789"/>
    </style:style>
    <style:style style:name="T37" style:family="text">
      <style:text-properties fo:font-variant="normal" fo:text-transform="none" fo:color="#333333" style:font-name="source-sans-pro" fo:font-size="11.25pt" fo:letter-spacing="normal" fo:font-style="normal" fo:font-weight="normal" officeooo:rsid="00340e88"/>
    </style:style>
    <style:style style:name="T38" style:family="text">
      <style:text-properties fo:font-variant="normal" fo:text-transform="none" fo:color="#333333" style:font-name="source-sans-pro" fo:font-size="11.25pt" fo:letter-spacing="normal" fo:font-style="normal" fo:font-weight="normal" officeooo:rsid="00352bdf"/>
    </style:style>
    <style:style style:name="T39" style:family="text">
      <style:text-properties fo:font-variant="normal" fo:text-transform="none" fo:color="#333333" style:font-name="source-sans-pro" fo:font-size="11.25pt" fo:letter-spacing="normal" fo:font-style="normal" fo:font-weight="normal" officeooo:rsid="00cedf90"/>
    </style:style>
    <style:style style:name="T40" style:family="text">
      <style:text-properties fo:font-variant="normal" fo:text-transform="none" fo:color="#333333" style:font-name="source-sans-pro" fo:font-size="11.25pt" fo:letter-spacing="normal" fo:font-style="normal" fo:font-weight="normal" style:font-weight-asian="normal" style:font-weight-complex="normal"/>
    </style:style>
    <style:style style:name="T41" style:family="text">
      <style:text-properties fo:font-variant="normal" fo:text-transform="none" fo:color="#333333" style:font-name="source-sans-pro" fo:font-size="11.25pt" fo:letter-spacing="normal" fo:font-style="normal" fo:font-weight="normal" officeooo:rsid="00cedf90" style:font-weight-asian="normal" style:font-weight-complex="normal"/>
    </style:style>
    <style:style style:name="T42" style:family="text">
      <style:text-properties fo:font-variant="normal" fo:text-transform="none" fo:color="#333333" style:font-name="source-sans-pro" fo:font-size="11.25pt" fo:letter-spacing="normal" fo:font-style="normal" fo:font-weight="normal" officeooo:rsid="00f8a4ad"/>
    </style:style>
    <style:style style:name="T43" style:family="text">
      <style:text-properties fo:font-variant="normal" fo:text-transform="none" fo:color="#333333" style:font-name="source-sans-pro" fo:font-size="11.25pt" fo:letter-spacing="normal" fo:font-style="normal" fo:font-weight="normal" officeooo:rsid="00f8f8b6"/>
    </style:style>
    <style:style style:name="T44" style:family="text">
      <style:text-properties fo:font-variant="normal" fo:text-transform="none" fo:color="#333333" fo:letter-spacing="normal"/>
    </style:style>
    <style:style style:name="T45" style:family="text">
      <style:text-properties fo:font-variant="normal" fo:text-transform="none" fo:color="#333333" fo:letter-spacing="normal" fo:font-style="normal" style:text-underline-style="none"/>
    </style:style>
    <style:style style:name="T46" style:family="text">
      <style:text-properties fo:font-variant="normal" fo:text-transform="none" fo:color="#333333" fo:letter-spacing="normal" fo:font-style="normal" style:text-underline-style="none" fo:font-weight="normal" style:font-weight-asian="normal" style:font-weight-complex="normal"/>
    </style:style>
    <style:style style:name="T47" style:family="text">
      <style:text-properties fo:font-variant="normal" fo:text-transform="none" fo:color="#333333" style:font-name="Monaco" fo:font-size="10.5pt" fo:letter-spacing="normal" fo:font-style="normal" fo:font-weight="normal" fo:padding="0cm" fo:border="none"/>
    </style:style>
    <style:style style:name="T48" style:family="text">
      <style:text-properties fo:font-variant="normal" fo:text-transform="none" fo:color="#333333" style:font-name="Monaco" fo:font-size="10.5pt" fo:letter-spacing="normal" fo:font-style="normal" fo:font-weight="normal" officeooo:rsid="00352bdf" fo:padding="0cm" fo:border="none"/>
    </style:style>
    <style:style style:name="T49" style:family="text">
      <style:text-properties fo:font-variant="normal" fo:text-transform="none" fo:color="#333333" style:font-name="Monaco" fo:font-size="10.5pt" fo:letter-spacing="normal" fo:font-style="normal" fo:font-weight="normal" officeooo:rsid="00df33a5" fo:padding="0cm" fo:border="none"/>
    </style:style>
    <style:style style:name="T50" style:family="text">
      <style:text-properties fo:font-variant="normal" fo:text-transform="none" fo:color="#333333" style:font-name="Monaco" fo:font-size="10.5pt" fo:letter-spacing="normal" fo:font-style="normal" fo:font-weight="bold" style:font-weight-asian="bold" style:font-weight-complex="bold" fo:padding="0cm" fo:border="none"/>
    </style:style>
    <style:style style:name="T51" style:family="text">
      <style:text-properties fo:font-variant="normal" fo:text-transform="none" fo:color="#333333" style:font-name="Consolas" fo:font-size="9.75pt" fo:letter-spacing="normal" fo:font-style="normal" fo:font-weight="normal"/>
    </style:style>
    <style:style style:name="T52" style:family="text">
      <style:text-properties fo:font-variant="normal" fo:text-transform="none" fo:color="#333333" style:font-name="Consolas" fo:font-size="9.75pt" fo:letter-spacing="normal"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54" style:family="text">
      <style:text-properties fo:font-variant="normal" fo:text-transform="none" fo:color="#333333" style:font-name="Helvetica Neue" fo:font-size="12pt" fo:letter-spacing="normal" fo:font-style="normal" fo:font-weight="normal" style:font-style-asian="normal" style:font-style-complex="normal"/>
    </style:style>
    <style:style style:name="T55" style:family="text">
      <style:text-properties fo:font-variant="normal" fo:text-transform="none" fo:color="#333333" style:font-name="Helvetica Neue" fo:font-size="12pt" fo:letter-spacing="normal" fo:font-style="normal" fo:font-weight="normal" officeooo:rsid="007691cd"/>
    </style:style>
    <style:style style:name="T56" style:family="text">
      <style:text-properties fo:font-variant="normal" fo:text-transform="none" fo:color="#333333" style:font-name="Liberation Sans" fo:font-size="11.25pt" fo:letter-spacing="normal" fo:font-style="normal" fo:font-weight="normal" officeooo:rsid="00aaa91d" style:font-weight-asian="normal" style:font-weight-complex="normal"/>
    </style:style>
    <style:style style:name="T57" style:family="text">
      <style:text-properties fo:font-variant="normal" fo:text-transform="none" fo:color="#333333" style:font-name="Liberation Sans" fo:font-size="11.25pt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58" style:family="text">
      <style:text-properties fo:font-variant="normal" fo:text-transform="none" fo:color="#333333" style:font-name="Liberation Sans" fo:font-size="11.25pt" fo:letter-spacing="normal" fo:font-style="normal" style:text-underline-style="solid" style:text-underline-width="auto" style:text-underline-color="font-color" fo:font-weight="normal" officeooo:rsid="00adf40d" style:font-weight-asian="normal" style:font-weight-complex="normal"/>
    </style:style>
    <style:style style:name="T59" style:family="text">
      <style:text-properties fo:font-variant="normal" fo:text-transform="none" fo:color="#333333" style:font-name="Liberation Sans" fo:font-size="11.25pt" fo:letter-spacing="normal" fo:font-style="normal" style:text-underline-style="none" fo:font-weight="normal" style:font-weight-asian="normal" style:font-weight-complex="normal"/>
    </style:style>
    <style:style style:name="T60" style:family="text">
      <style:text-properties fo:font-variant="normal" fo:text-transform="none" fo:color="#333333" style:font-name="Liberation Sans" fo:font-size="11.2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color="#333333" style:font-name="Liberation Sans" fo:font-size="11.25pt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62" style:family="text">
      <style:text-properties fo:font-variant="normal" fo:text-transform="none" fo:color="#333333" style:text-position="super 58%" style:font-name="Liberation Sans" fo:font-size="11.25pt" fo:letter-spacing="normal" fo:font-style="normal" fo:font-weight="normal" officeooo:rsid="00aaa91d" style:font-weight-asian="normal" style:font-weight-complex="normal"/>
    </style:style>
    <style:style style:name="T63" style:family="text">
      <style:text-properties fo:font-variant="normal" fo:text-transform="none" fo:color="#333333" style:font-name="Lucida Grande" fo:font-size="10.5pt" fo:letter-spacing="normal" fo:font-style="normal"/>
    </style:style>
    <style:style style:name="T64" style:family="text">
      <style:text-properties fo:font-variant="normal" fo:text-transform="none" fo:color="#333333" style:font-name="Lucida Grande" fo:font-size="10.5pt" fo:letter-spacing="normal" fo:font-style="normal" fo:font-weight="normal" style:font-weight-asian="bold" style:font-weight-complex="bold"/>
    </style:style>
    <style:style style:name="T65" style:family="text">
      <style:text-properties fo:font-variant="normal" fo:text-transform="none" fo:color="#333333" style:font-name="Lucida Grande" fo:font-size="10.5pt" fo:letter-spacing="normal" fo:font-style="normal" fo:font-weight="normal" style:font-weight-asian="normal" style:font-weight-complex="normal"/>
    </style:style>
    <style:style style:name="T66" style:family="text">
      <style:text-properties fo:font-variant="normal" fo:text-transform="none" fo:color="#333333" style:font-name="Lucida Grande" fo:font-size="10.5pt" fo:letter-spacing="normal" fo:font-style="normal" fo:font-weight="normal" officeooo:rsid="00c6cc50" style:font-weight-asian="normal" style:font-weight-complex="normal"/>
    </style:style>
    <style:style style:name="T67" style:family="text">
      <style:text-properties fo:font-variant="normal" fo:text-transform="none" fo:color="#333333" style:font-name="Lucida Grande" fo:font-size="10.5pt" fo:letter-spacing="normal" fo:font-style="normal" fo:font-weight="normal" officeooo:rsid="00c7d48b" style:font-weight-asian="normal" style:font-weight-complex="normal"/>
    </style:style>
    <style:style style:name="T68" style:family="text">
      <style:text-properties fo:font-variant="normal" fo:text-transform="none" fo:color="#333333" style:font-name="Lucida Grande" fo:font-size="10.5pt" fo:letter-spacing="normal" fo:font-style="normal" fo:font-weight="normal" officeooo:rsid="00cf8880" style:font-weight-asian="normal" style:font-weight-complex="normal"/>
    </style:style>
    <style:style style:name="T69" style:family="text">
      <style:text-properties fo:font-variant="normal" fo:text-transform="none" fo:color="#333333" style:font-name="Lucida Grande" fo:font-size="10.5pt" fo:letter-spacing="normal" fo:font-style="normal" officeooo:rsid="00c984fe"/>
    </style:style>
    <style:style style:name="T70" style:family="text">
      <style:text-properties fo:font-variant="normal" fo:text-transform="none" fo:color="#333333" style:font-name="Lucida Grande" fo:font-size="10.5pt" fo:letter-spacing="normal" fo:font-style="normal" style:text-underline-style="none" officeooo:rsid="00c984fe"/>
    </style:style>
    <style:style style:name="T71" style:family="text">
      <style:text-properties fo:font-variant="normal" fo:text-transform="none" fo:color="#333333" style:font-name="Lucida Grande" fo:font-size="10.5pt" fo:letter-spacing="normal" fo:font-style="normal" style:text-underline-style="none" fo:font-weight="normal" style:font-weight-asian="normal" style:font-weight-complex="normal"/>
    </style:style>
    <style:style style:name="T72" style:family="text">
      <style:text-properties fo:font-variant="normal" fo:text-transform="none" fo:color="#333333" style:font-name="Lucida Grande" fo:font-size="10.5pt" fo:letter-spacing="normal" fo:font-style="normal" style:text-underline-style="none" fo:font-weight="normal" officeooo:rsid="00cf8880" style:font-weight-asian="normal" style:font-weight-complex="normal"/>
    </style:style>
    <style:style style:name="T73" style:family="text">
      <style:text-properties fo:font-variant="normal" fo:text-transform="none" fo:color="#333333" style:font-name="Lucida Grande" fo:font-size="10.5pt" fo:letter-spacing="normal" fo:font-style="normal" officeooo:rsid="00cf8880"/>
    </style:style>
    <style:style style:name="T74" style:family="text">
      <style:text-properties fo:font-variant="normal" fo:text-transform="none" fo:color="#996633" style:font-name="Monaco" fo:font-size="10.5pt" fo:letter-spacing="normal" fo:font-style="normal" fo:font-weight="normal" fo:padding="0cm" fo:border="none"/>
    </style:style>
    <style:style style:name="T75" style:family="text">
      <style:text-properties fo:font-variant="normal" fo:text-transform="none" fo:color="#996633" style:font-name="Monaco" fo:font-size="10.5pt" fo:letter-spacing="normal" fo:font-style="normal" fo:font-weight="normal" officeooo:rsid="00333789" fo:padding="0cm" fo:border="none"/>
    </style:style>
    <style:style style:name="T76" style:family="text">
      <style:text-properties fo:font-variant="normal" fo:text-transform="none" fo:color="#996633" style:font-name="Monaco" fo:font-size="10.5pt" fo:letter-spacing="normal" fo:font-style="normal" fo:font-weight="bold" style:font-weight-asian="bold" style:font-weight-complex="bold" fo:padding="0cm" fo:border="none"/>
    </style:style>
    <style:style style:name="T77" style:family="text">
      <style:text-properties fo:font-variant="normal" fo:text-transform="none" fo:color="#996633" fo:letter-spacing="normal" fo:padding="0cm" fo:border="none"/>
    </style:style>
    <style:style style:name="T78" style:family="text">
      <style:text-properties fo:font-variant="normal" fo:text-transform="none" fo:color="#996633" fo:font-size="10.5pt" fo:letter-spacing="normal" fo:font-style="normal" fo:font-weight="normal" fo:padding="0cm" fo:border="none"/>
    </style:style>
    <style:style style:name="T79" style:family="text">
      <style:text-properties fo:font-variant="normal" fo:text-transform="none" fo:color="#000000" style:font-name="source-sans-pro" fo:letter-spacing="normal" fo:font-style="normal" fo:font-weight="normal"/>
    </style:style>
    <style:style style:name="T80" style:family="text">
      <style:text-properties fo:font-variant="normal" fo:text-transform="none" fo:color="#000000" style:font-name="source-sans-pro" fo:letter-spacing="normal" fo:font-style="normal" fo:font-weight="normal" officeooo:rsid="006260fe"/>
    </style:style>
    <style:style style:name="T81" style:family="text">
      <style:text-properties fo:font-variant="normal" fo:text-transform="none" fo:color="#669900" style:font-name="Monaco" fo:font-size="10.5pt" fo:letter-spacing="normal" fo:font-style="normal" fo:font-weight="bold" style:font-weight-asian="bold" style:font-weight-complex="bold" fo:padding="0cm" fo:border="none"/>
    </style:style>
    <style:style style:name="T82" style:family="text">
      <style:text-properties fo:font-variant="normal" fo:text-transform="none" fo:color="#669900" style:font-name="Monaco" fo:font-size="10.5pt" fo:letter-spacing="normal" fo:font-style="normal" fo:font-weight="normal" fo:padding="0cm" fo:border="none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officeooo:rsid="006e84b3" style:font-style-asian="normal" style:font-style-complex="normal"/>
    </style:style>
    <style:style style:name="T85" style:family="text">
      <style:text-properties fo:font-style="normal" officeooo:rsid="006f73b9" style:font-style-asian="normal" style:font-style-complex="normal"/>
    </style:style>
    <style:style style:name="T86" style:family="text">
      <style:text-properties fo:font-style="normal" officeooo:rsid="0071b61a" style:font-style-asian="normal" style:font-style-complex="normal"/>
    </style:style>
    <style:style style:name="T87" style:family="text">
      <style:text-properties fo:font-style="normal" officeooo:rsid="00b0fc89" style:font-style-asian="normal" style:font-style-complex="normal"/>
    </style:style>
    <style:style style:name="T88" style:family="text">
      <style:text-properties fo:font-style="normal" officeooo:rsid="012f09da" style:font-style-asian="normal" style:font-style-complex="normal"/>
    </style:style>
    <style:style style:name="T8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b0fc89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12f09da" style:font-style-asian="normal" style:font-weight-asian="bold" style:font-style-complex="normal" style:font-weight-complex="bold"/>
    </style:style>
    <style:style style:name="T9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12579b4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12bd628" style:font-style-asian="normal" style:font-weight-asian="normal" style:font-style-complex="normal" style:font-weight-complex="normal"/>
    </style:style>
    <style:style style:name="T96" style:family="text">
      <style:text-properties officeooo:rsid="002fb43c"/>
    </style:style>
    <style:style style:name="T97" style:family="text">
      <style:text-properties officeooo:rsid="00333789"/>
    </style:style>
    <style:style style:name="T98" style:family="text">
      <style:text-properties officeooo:rsid="00340e88"/>
    </style:style>
    <style:style style:name="T99" style:family="text">
      <style:text-properties officeooo:rsid="0037008e"/>
    </style:style>
    <style:style style:name="T100" style:family="text">
      <style:text-properties officeooo:rsid="003ba39c"/>
    </style:style>
    <style:style style:name="T101" style:family="text">
      <style:text-properties officeooo:rsid="00448071"/>
    </style:style>
    <style:style style:name="T102" style:family="text">
      <style:text-properties officeooo:rsid="0045d991"/>
    </style:style>
    <style:style style:name="T103" style:family="text">
      <style:text-properties officeooo:rsid="0048008c"/>
    </style:style>
    <style:style style:name="T104" style:family="text">
      <style:text-properties officeooo:rsid="004b10b7"/>
    </style:style>
    <style:style style:name="T105" style:family="text">
      <style:text-properties officeooo:rsid="00504e55"/>
    </style:style>
    <style:style style:name="T106" style:family="text">
      <style:text-properties officeooo:rsid="005261ee"/>
    </style:style>
    <style:style style:name="T107" style:family="text">
      <style:text-properties officeooo:rsid="0052d484"/>
    </style:style>
    <style:style style:name="T108" style:family="text">
      <style:text-properties style:text-position="super 58%" fo:font-style="italic" officeooo:rsid="00560c2c" style:font-style-asian="italic" style:font-style-complex="italic"/>
    </style:style>
    <style:style style:name="T109" style:family="text">
      <style:text-properties officeooo:rsid="00573fdc"/>
    </style:style>
    <style:style style:name="T110" style:family="text">
      <style:text-properties officeooo:rsid="00581a15"/>
    </style:style>
    <style:style style:name="T111" style:family="text">
      <style:text-properties officeooo:rsid="005aab8e"/>
    </style:style>
    <style:style style:name="T112" style:family="text">
      <style:text-properties officeooo:rsid="005b61c6"/>
    </style:style>
    <style:style style:name="T113" style:family="text">
      <style:text-properties officeooo:rsid="005c3850"/>
    </style:style>
    <style:style style:name="T1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5" style:family="text">
      <style:text-properties style:text-underline-style="solid" style:text-underline-width="auto" style:text-underline-color="font-color" fo:font-weight="bold" officeooo:rsid="00581a15" style:font-weight-asian="bold" style:font-weight-complex="bold"/>
    </style:style>
    <style:style style:name="T116" style:family="text">
      <style:text-properties style:text-underline-style="solid" style:text-underline-width="auto" style:text-underline-color="font-color" officeooo:rsid="008012ba"/>
    </style:style>
    <style:style style:name="T117" style:family="text">
      <style:text-properties style:text-underline-style="solid" style:text-underline-width="auto" style:text-underline-color="font-color" officeooo:rsid="008e32be"/>
    </style:style>
    <style:style style:name="T118" style:family="text">
      <style:text-properties style:text-underline-style="solid" style:text-underline-width="auto" style:text-underline-color="font-color" officeooo:rsid="0090093c"/>
    </style:style>
    <style:style style:name="T119" style:family="text">
      <style:text-properties style:text-underline-style="solid" style:text-underline-width="auto" style:text-underline-color="font-color" officeooo:rsid="0115d2db"/>
    </style:style>
    <style:style style:name="T120" style:family="text">
      <style:text-properties style:text-underline-style="solid" style:text-underline-width="auto" style:text-underline-color="font-color" officeooo:rsid="0118f5fd"/>
    </style:style>
    <style:style style:name="T121" style:family="text">
      <style:text-properties officeooo:rsid="00605686"/>
    </style:style>
    <style:style style:name="T122" style:family="text">
      <style:text-properties officeooo:rsid="006260fe"/>
    </style:style>
    <style:style style:name="T123" style:family="text">
      <style:text-properties officeooo:rsid="00644cd4"/>
    </style:style>
    <style:style style:name="T124" style:family="text">
      <style:text-properties officeooo:rsid="006d1193"/>
    </style:style>
    <style:style style:name="T125" style:family="text">
      <style:text-properties officeooo:rsid="006e84b3"/>
    </style:style>
    <style:style style:name="T126" style:family="text">
      <style:text-properties fo:color="#a71d5d"/>
    </style:style>
    <style:style style:name="T127" style:family="text">
      <style:text-properties fo:color="#a71d5d" fo:font-weight="bold" style:font-weight-asian="bold" style:font-weight-complex="bold"/>
    </style:style>
    <style:style style:name="T128" style:family="text">
      <style:text-properties fo:color="#0086b3"/>
    </style:style>
    <style:style style:name="T129" style:family="text">
      <style:text-properties fo:color="#0086b3" fo:font-weight="bold" style:font-weight-asian="bold" style:font-weight-complex="bold"/>
    </style:style>
    <style:style style:name="T130" style:family="text">
      <style:text-properties fo:color="#183691"/>
    </style:style>
    <style:style style:name="T131" style:family="text">
      <style:text-properties fo:color="#183691" fo:font-weight="bold" style:font-weight-asian="bold" style:font-weight-complex="bold"/>
    </style:style>
    <style:style style:name="T132" style:family="text">
      <style:text-properties fo:color="#795da3"/>
    </style:style>
    <style:style style:name="T133" style:family="text">
      <style:text-properties officeooo:rsid="007691cd"/>
    </style:style>
    <style:style style:name="T134" style:family="text">
      <style:text-properties officeooo:rsid="0076ef87"/>
    </style:style>
    <style:style style:name="T135" style:family="text">
      <style:text-properties fo:font-weight="normal" style:font-weight-asian="normal" style:font-weight-complex="normal"/>
    </style:style>
    <style:style style:name="T136" style:family="text">
      <style:text-properties fo:font-weight="normal" officeooo:rsid="00a8b46d" style:font-weight-asian="normal" style:font-weight-complex="normal"/>
    </style:style>
    <style:style style:name="T137" style:family="text">
      <style:text-properties fo:font-weight="normal" officeooo:rsid="00aa1453" style:font-weight-asian="normal" style:font-weight-complex="normal"/>
    </style:style>
    <style:style style:name="T138" style:family="text">
      <style:text-properties fo:font-weight="normal" officeooo:rsid="00b0fc89" style:font-weight-asian="normal" style:font-weight-complex="normal"/>
    </style:style>
    <style:style style:name="T139" style:family="text">
      <style:text-properties fo:font-weight="normal" officeooo:rsid="00b22401" style:font-weight-asian="normal" style:font-weight-complex="normal"/>
    </style:style>
    <style:style style:name="T140" style:family="text">
      <style:text-properties fo:font-weight="normal" officeooo:rsid="00b3e3fa" style:font-weight-asian="normal" style:font-weight-complex="normal"/>
    </style:style>
    <style:style style:name="T141" style:family="text">
      <style:text-properties fo:font-weight="normal" officeooo:rsid="00b500ca" style:font-weight-asian="normal" style:font-weight-complex="normal"/>
    </style:style>
    <style:style style:name="T142" style:family="text">
      <style:text-properties fo:font-weight="normal" officeooo:rsid="00c2c30e" style:font-weight-asian="normal" style:font-weight-complex="normal"/>
    </style:style>
    <style:style style:name="T143" style:family="text">
      <style:text-properties fo:font-weight="normal" officeooo:rsid="00c32a1a" style:font-weight-asian="normal" style:font-weight-complex="normal"/>
    </style:style>
    <style:style style:name="T144" style:family="text">
      <style:text-properties fo:font-weight="normal" officeooo:rsid="00c38b09" style:font-weight-asian="normal" style:font-weight-complex="normal"/>
    </style:style>
    <style:style style:name="T145" style:family="text">
      <style:text-properties fo:font-weight="normal" officeooo:rsid="00df33a5" style:font-weight-asian="normal" style:font-weight-complex="normal"/>
    </style:style>
    <style:style style:name="T146" style:family="text">
      <style:text-properties fo:font-weight="normal" officeooo:rsid="00eedac0" style:font-weight-asian="normal" style:font-weight-complex="normal"/>
    </style:style>
    <style:style style:name="T147" style:family="text">
      <style:text-properties officeooo:rsid="008012ba"/>
    </style:style>
    <style:style style:name="T148" style:family="text">
      <style:text-properties style:text-underline-style="none"/>
    </style:style>
    <style:style style:name="T149" style:family="text">
      <style:text-properties style:text-underline-style="none" fo:font-weight="normal" style:font-weight-asian="normal" style:font-weight-complex="normal"/>
    </style:style>
    <style:style style:name="T150" style:family="text">
      <style:text-properties style:text-underline-style="none" fo:font-weight="normal" officeooo:rsid="00820f62" style:font-weight-asian="normal" style:font-weight-complex="normal"/>
    </style:style>
    <style:style style:name="T151" style:family="text">
      <style:text-properties style:text-underline-style="none" fo:font-weight="normal" officeooo:rsid="0084e0e8" style:font-weight-asian="normal" style:font-weight-complex="normal"/>
    </style:style>
    <style:style style:name="T152" style:family="text">
      <style:text-properties style:text-underline-style="none" fo:font-weight="normal" officeooo:rsid="012f09da" style:font-weight-asian="normal" style:font-weight-complex="normal"/>
    </style:style>
    <style:style style:name="T153" style:family="text">
      <style:text-properties style:text-underline-style="none" officeooo:rsid="008012ba"/>
    </style:style>
    <style:style style:name="T154" style:family="text">
      <style:text-properties style:text-underline-style="none" officeooo:rsid="008e32be"/>
    </style:style>
    <style:style style:name="T155" style:family="text">
      <style:text-properties style:text-underline-style="none" officeooo:rsid="00e22bb6"/>
    </style:style>
    <style:style style:name="T156" style:family="text">
      <style:text-properties style:text-underline-style="none" officeooo:rsid="0103f9cb"/>
    </style:style>
    <style:style style:name="T157" style:family="text">
      <style:text-properties style:text-underline-style="none" officeooo:rsid="0115d2db"/>
    </style:style>
    <style:style style:name="T158" style:family="text">
      <style:text-properties style:text-underline-style="none" officeooo:rsid="0131d259"/>
    </style:style>
    <style:style style:name="T159" style:family="text">
      <style:text-properties officeooo:rsid="00842a5f"/>
    </style:style>
    <style:style style:name="T160" style:family="text">
      <style:text-properties fo:font-size="11pt" style:font-size-asian="11pt" style:font-size-complex="11pt"/>
    </style:style>
    <style:style style:name="T161" style:family="text">
      <style:text-properties officeooo:rsid="0087ad33"/>
    </style:style>
    <style:style style:name="T162" style:family="text">
      <style:text-properties officeooo:rsid="008a001d"/>
    </style:style>
    <style:style style:name="T163" style:family="text">
      <style:text-properties officeooo:rsid="008b559f"/>
    </style:style>
    <style:style style:name="T164" style:family="text">
      <style:text-properties officeooo:rsid="009032a3"/>
    </style:style>
    <style:style style:name="T165" style:family="text">
      <style:text-properties officeooo:rsid="00936c2b"/>
    </style:style>
    <style:style style:name="T166" style:family="text">
      <style:text-properties officeooo:rsid="00958390"/>
    </style:style>
    <style:style style:name="T167" style:family="text">
      <style:text-properties officeooo:rsid="0096812f"/>
    </style:style>
    <style:style style:name="T168" style:family="text">
      <style:text-properties officeooo:rsid="009be59a"/>
    </style:style>
    <style:style style:name="T169" style:family="text">
      <style:text-properties officeooo:rsid="009f03b7"/>
    </style:style>
    <style:style style:name="T170" style:family="text">
      <style:text-properties officeooo:rsid="00a40e03"/>
    </style:style>
    <style:style style:name="T171" style:family="text">
      <style:text-properties officeooo:rsid="00a7d1a6"/>
    </style:style>
    <style:style style:name="T172" style:family="text">
      <style:text-properties officeooo:rsid="00a8b46d"/>
    </style:style>
    <style:style style:name="T173" style:family="text">
      <style:text-properties officeooo:rsid="00af76e0"/>
    </style:style>
    <style:style style:name="T174" style:family="text">
      <style:text-properties officeooo:rsid="00b0fc89"/>
    </style:style>
    <style:style style:name="T175" style:family="text">
      <style:text-properties officeooo:rsid="00b68d4e"/>
    </style:style>
    <style:style style:name="T176" style:family="text">
      <style:text-properties officeooo:rsid="00b7fda5"/>
    </style:style>
    <style:style style:name="T177" style:family="text">
      <style:text-properties officeooo:rsid="00b908d3"/>
    </style:style>
    <style:style style:name="T178" style:family="text">
      <style:text-properties officeooo:rsid="00b9d991"/>
    </style:style>
    <style:style style:name="T179" style:family="text">
      <style:text-properties officeooo:rsid="00bcef62"/>
    </style:style>
    <style:style style:name="T180" style:family="text">
      <style:text-properties officeooo:rsid="00be91c9"/>
    </style:style>
    <style:style style:name="T181" style:family="text">
      <style:text-properties officeooo:rsid="00c08583"/>
    </style:style>
    <style:style style:name="T182" style:family="text">
      <style:text-properties officeooo:rsid="00179408"/>
    </style:style>
    <style:style style:name="T183" style:family="text">
      <style:text-properties officeooo:rsid="00c254cb"/>
    </style:style>
    <style:style style:name="T184" style:family="text">
      <style:text-properties officeooo:rsid="00c2c30e"/>
    </style:style>
    <style:style style:name="T185" style:family="text">
      <style:text-properties style:font-weight-asian="normal" style:font-weight-complex="normal"/>
    </style:style>
    <style:style style:name="T186" style:family="text">
      <style:text-properties officeooo:rsid="00c51cd2" style:font-weight-asian="normal" style:font-weight-complex="normal"/>
    </style:style>
    <style:style style:name="T187" style:family="text">
      <style:text-properties officeooo:rsid="00d10a0a"/>
    </style:style>
    <style:style style:name="T188" style:family="text">
      <style:text-properties officeooo:rsid="015e1916"/>
    </style:style>
    <style:style style:name="T189" style:family="text">
      <style:text-properties officeooo:rsid="00d2083d"/>
    </style:style>
    <style:style style:name="T190" style:family="text">
      <style:text-properties officeooo:rsid="00d23b04"/>
    </style:style>
    <style:style style:name="T191" style:family="text">
      <style:text-properties officeooo:rsid="00d33a47"/>
    </style:style>
    <style:style style:name="T192" style:family="text">
      <style:text-properties officeooo:rsid="00d4f36b"/>
    </style:style>
    <style:style style:name="T193" style:family="text">
      <style:text-properties officeooo:rsid="00d60aec"/>
    </style:style>
    <style:style style:name="T194" style:family="text">
      <style:text-properties officeooo:rsid="00da63c0"/>
    </style:style>
    <style:style style:name="T195" style:family="text">
      <style:text-properties officeooo:rsid="00deed73"/>
    </style:style>
    <style:style style:name="T196" style:family="text">
      <style:text-properties officeooo:rsid="00df33a5"/>
    </style:style>
    <style:style style:name="T197" style:family="text">
      <style:text-properties officeooo:rsid="00df6911"/>
    </style:style>
    <style:style style:name="T198" style:family="text">
      <style:text-properties officeooo:rsid="00e51507"/>
    </style:style>
    <style:style style:name="T199" style:family="text">
      <style:text-properties officeooo:rsid="00e73889"/>
    </style:style>
    <style:style style:name="T200" style:family="text">
      <style:text-properties officeooo:rsid="00ed7e4e"/>
    </style:style>
    <style:style style:name="T201" style:family="text">
      <style:text-properties officeooo:rsid="00eedac0"/>
    </style:style>
    <style:style style:name="T202" style:family="text">
      <style:text-properties officeooo:rsid="00fbfae1"/>
    </style:style>
    <style:style style:name="T203" style:family="text">
      <style:text-properties officeooo:rsid="0100f4e4"/>
    </style:style>
    <style:style style:name="T204" style:family="text">
      <style:text-properties officeooo:rsid="0103971d"/>
    </style:style>
    <style:style style:name="T205" style:family="text">
      <style:text-properties officeooo:rsid="0103f9cb"/>
    </style:style>
    <style:style style:name="T206" style:family="text">
      <style:text-properties fo:font-size="12pt" officeooo:rsid="00c984fe" style:font-size-asian="12pt" style:font-size-complex="12pt"/>
    </style:style>
    <style:style style:name="T207" style:family="text">
      <style:text-properties officeooo:rsid="0107dbe5"/>
    </style:style>
    <style:style style:name="T208" style:family="text">
      <style:text-properties officeooo:rsid="0109c5f2"/>
    </style:style>
    <style:style style:name="T209" style:family="text">
      <style:text-properties officeooo:rsid="010ba23e"/>
    </style:style>
    <style:style style:name="T210" style:family="text">
      <style:text-properties officeooo:rsid="010d8a1e"/>
    </style:style>
    <style:style style:name="T211" style:family="text">
      <style:text-properties officeooo:rsid="01124568"/>
    </style:style>
    <style:style style:name="T212" style:family="text">
      <style:text-properties officeooo:rsid="0113ec54"/>
    </style:style>
    <style:style style:name="T213" style:family="text">
      <style:text-properties officeooo:rsid="01173992"/>
    </style:style>
    <style:style style:name="T214" style:family="text">
      <style:text-properties officeooo:rsid="011b9c0f"/>
    </style:style>
    <style:style style:name="T215" style:family="text">
      <style:text-properties officeooo:rsid="011cc14e"/>
    </style:style>
    <style:style style:name="T216" style:family="text">
      <style:text-properties officeooo:rsid="011df7d1"/>
    </style:style>
    <style:style style:name="T217" style:family="text">
      <style:text-properties officeooo:rsid="0120c385"/>
    </style:style>
    <style:style style:name="T218" style:family="text">
      <style:text-properties officeooo:rsid="01219858"/>
    </style:style>
    <style:style style:name="T219" style:family="text">
      <style:text-properties officeooo:rsid="0122e447"/>
    </style:style>
    <style:style style:name="T220" style:family="text">
      <style:text-properties officeooo:rsid="012579b4"/>
    </style:style>
    <style:style style:name="T221" style:family="text">
      <style:text-properties officeooo:rsid="0132ed39"/>
    </style:style>
    <style:style style:name="T222" style:family="text">
      <style:text-properties officeooo:rsid="0135ecc8"/>
    </style:style>
    <style:style style:name="T223" style:family="text">
      <style:text-properties officeooo:rsid="013718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12">N</text:span>odeJS <text:span text:style-name="T212">basics</text:span></text:p>
      <text:p text:style-name="P13">____________________________________________________________________________________</text:p>
      <text:h text:style-name="Heading_20_1" text:outline-level="1">process </text:h>
      <text:p text:style-name="P13">____________________________________________________________________________________</text:p>
      <text:p text:style-name="P36"/>
      <text:p text:style-name="P36"><text:a xlink:type="simple" xlink:href="https://github.com/joyent/node/blob/master/doc/api/process.markdown#exit-codes"><text:span text:style-name="T216">See extra docs (more than official node api!) here</text:span></text:a></text:p>
      <text:p text:style-name="P36"/>
      <text:h text:style-name="Heading_20_2" text:outline-level="2">process <text:span text:style-name="T214">info</text:span> <text:span text:style-name="T214">properties</text:span></text:h>
      <text:h text:style-name="P152" text:outline-level="3">process.<text:span text:style-name="T211">env</text:span><text:span text:style-name="T148"><text:tab/></text:span><text:span text:style-name="T156">{Object}</text:span></text:h>
      <text:list xml:id="list5524861691378938391" text:style-name="L1">
        <text:list-item>
          <text:p text:style-name="P166">outputs all environment variables in an Object</text:p>
        </text:list-item>
        <text:list-item>
          <text:p text:style-name="P167">can be written to, but changes won't be reflected outside the process</text:p>
        </text:list-item>
        <text:list-item>
          <text:p text:style-name="P166">Example properties in output (there are dozens or more – these are selected examples):</text:p>
        </text:list-item>
      </text:list>
      <text:p text:style-name="P109">{<text:tab/>COLORTERM: 'gnome-terminal',</text:p>
      <text:p text:style-name="P106"><text:tab/>HOME: '/home/andfaulkner',</text:p>
      <text:p text:style-name="P98"><text:tab/><text:span text:style-name="T208">INIT_CWD: '/home/andfaulkner/Projects/testbed/express-testbed-2',</text:span></text:p>
      <text:p text:style-name="P105"><text:tab/>LOGNAME: 'andfaulkner',</text:p>
      <text:p text:style-name="P99"><text:tab/><text:span text:style-name="T207">NODE_PATH: </text:span></text:p>
      <text:p text:style-name="P108"><text:tab/> <text:s text:c="7"/>'/usr/lib/nodejs:/usr/lib/node_modules:/usr/share/javascript:/usr/local/lib/node_modules',</text:p>
      <text:p text:style-name="P102"><text:tab/>OLDPWD: '/home/andfaulkner',</text:p>
      <text:p text:style-name="P100"><text:s text:c="3"/><text:tab/><text:span text:style-name="T205">PATH: </text:span></text:p>
      <text:p text:style-name="P107"><text:tab/><text:tab/>'.:/home/andfaulkner/Android/Sdk/tools:/home/andfaulkner/Android/Sdk/platform-</text:p>
      <text:p text:style-name="P107"><text:tab/><text:tab/>tools:/home/andfaulkner/bin:/usr/local/sbin:/usr/local/bin:/usr/sbin:/usr/bin:/sbin:/bin',</text:p>
      <text:p text:style-name="P101"><text:tab/><text:span text:style-name="T210">PWD: '/home/andfaulkner/Projects/testbed/express-testbed-2',</text:span></text:p>
      <text:p text:style-name="P107"><text:tab/>SHELL: '/bin/bash',</text:p>
      <text:p text:style-name="P103"><text:tab/>SSH_AGENT_PID: '1999',</text:p>
      <text:p text:style-name="P104"><text:tab/><text:span text:style-name="T209">TERM: 'xterm',</text:span></text:p>
      <text:p text:style-name="P104"><text:span text:style-name="T209"><text:tab/>USERNAME: 'andfaulkner' <text:tab/></text:span><text:span text:style-name="T206">}</text:span></text:p>
      <text:h text:style-name="Heading_20_3" text:outline-level="3">process.argv</text:h>
      <text:list xml:id="list3879567037466775944" text:style-name="L2">
        <text:list-item>
          <text:p text:style-name="P258">access global command-line arguments – e.g. for: </text:p>
          <text:list>
            <text:list-header>
              <text:p text:style-name="P257"><text:span text:style-name="T13">nod</text:span><text:span text:style-name="T14">e the-app.js --wut</text:span></text:p>
              <text:list>
                <text:list-header>
                  <text:p text:style-name="P264">... <text:span text:style-name="T219">process.argv would contain:</text:span></text:p>
                </text:list-header>
              </text:list>
            </text:list-header>
          </text:list>
        </text:list-item>
      </text:list>
      <text:p text:style-name="P35"><text:tab/> <text:s text:c="5"/><text:span text:style-name="T219">['node', 'the-app.js', '--wut']</text:span></text:p>
      <text:h text:style-name="Heading_20_3" text:outline-level="3">process.cwd()</text:h>
      <text:list xml:id="list2935943773003407003" text:style-name="L3">
        <text:list-item>
          <text:p text:style-name="P168">Get current working directory e.g might output:</text:p>
          <text:list>
            <text:list-header>
              <text:p text:style-name="P168"><text:span text:style-name="T9">/home/andfaulkner/projects/testbed</text:span> </text:p>
            </text:list-header>
          </text:list>
        </text:list-item>
      </text:list>
      <text:h text:style-name="Heading_20_3" text:outline-level="3"><text:soft-page-break/>process.execArgv</text:h>
      <text:list xml:id="list6919622419036048894" text:style-name="L4">
        <text:list-item>
          <text:p text:style-name="P267">access node execution command-line arguments explicitly passed when node instance run</text:p>
        </text:list-item>
        <text:list-item>
          <text:p text:style-name="P268">E.g. if a node process were launched like this:</text:p>
        </text:list-item>
      </text:list>
      <text:p text:style-name="P34"><text:tab/> <text:s text:c="5"/>node --<text:span text:style-name="T203">es_staging --harmony --harmony_proxies --stack_trace_limit=1000 </text:span>app.js</text:p>
      <text:list xml:id="list41348144975609" text:continue-numbering="true" text:style-name="L4">
        <text:list-item>
          <text:list>
            <text:list-item>
              <text:list>
                <text:list-header>
                  <text:p text:style-name="P265">...the value of process.execArgV would be:</text:p>
                </text:list-header>
              </text:list>
            </text:list-item>
          </text:list>
        </text:list-item>
      </text:list>
      <text:p text:style-name="P34"><text:tab/> <text:s text:c="5"/><text:span text:style-name="T204">['--es_staging', '--harmony', '--harmony_proxies', '--stack_trace_limit=1000'] </text:span></text:p>
      <text:h text:style-name="P153" text:outline-level="3">process.exec<text:span text:style-name="T215">Path</text:span></text:h>
      <text:list xml:id="list8238849154430908307" text:style-name="L5">
        <text:list-item>
          <text:p text:style-name="P169">Absolute pathname of executable that started the process. Gives location of the Node binary. Usually </text:p>
          <text:list>
            <text:list-header>
              <text:p text:style-name="P170">/usr/local/bin/node</text:p>
            </text:list-header>
          </text:list>
        </text:list-item>
      </text:list>
      <text:h text:style-name="P153" text:outline-level="3">process.<text:span text:style-name="T183">pid</text:span></text:h>
      <text:list xml:id="list5524535006419807682" text:style-name="L6">
        <text:list-item>
          <text:p text:style-name="P259">pid of the current process, akin to pidof</text:p>
        </text:list-item>
      </text:list>
      <text:h text:style-name="P154" text:outline-level="3">process.title<text:span text:style-name="T148"><text:tab/></text:span><text:span text:style-name="T157">&amp;&amp;<text:tab/></text:span><text:span text:style-name="T119">process.title = 'new</text:span><text:span text:style-name="T120">t</text:span><text:span text:style-name="T119">itle'</text:span></text:h>
      <text:list xml:id="list41348018635919" text:continue-numbering="true" text:style-name="L6">
        <text:list-item>
          <text:p text:style-name="P269"><text:span text:style-name="T213">Former g</text:span>ets current process title. </text:p>
        </text:list-item>
        <text:list-item>
          <text:p text:style-name="P269">Latter sets current process <text:span text:style-name="T213">title. This does not change the kill command for the process, nor does it add a new kill command with the new title – it's still </text:span><text:span text:style-name="T12">kill node</text:span></text:p>
        </text:list-item>
        <text:list-item>
          <text:p text:style-name="P266"><text:span text:style-name="T213">A</text:span>ll it does it change what <text:span text:style-name="T9">ps</text:span> shows for the process.</text:p>
          <text:list>
            <text:list-item>
              <text:list>
                <text:list-header>
                  <text:h text:style-name="P164" text:outline-level="3">process.version</text:h>
                </text:list-header>
              </text:list>
            </text:list-item>
          </text:list>
        </text:list-item>
        <text:list-item>
          <text:p text:style-name="P176">Output current version of node – e.g. output:<text:tab/><text:span text:style-name="T23">v0.12.7</text:span></text:p>
        </text:list-item>
      </text:list>
      <text:h text:style-name="P130" text:outline-level="2">process <text:span text:style-name="T214">methods</text:span></text:h>
      <text:h text:style-name="Heading_20_3" text:outline-level="3">process.abort()</text:h>
      <text:list xml:id="list1276325960451281572" text:style-name="L7">
        <text:list-item>
          <text:p text:style-name="P177">Crash the app. </text:p>
        </text:list-item>
      </text:list>
      <text:h text:style-name="Heading_20_3" text:outline-level="3">process.chdir<text:span text:style-name="T218">(dir)</text:span></text:h>
      <text:list xml:id="list162806115056796913" text:style-name="L8">
        <text:list-item>
          <text:p text:style-name="P178">Change current working directory to given directory (from which relative paths are calculated) <text:s/>- e.g.</text:p>
        </text:list-item>
      </text:list>
      <text:p text:style-name="P55"><text:tab/><text:tab/><text:span text:style-name="T220">process.chdir('..')</text:span></text:p>
      <text:p text:style-name="P55"><text:span text:style-name="T93"><text:tab/><text:tab/> ...</text:span><text:span text:style-name="T94">is the same as:</text:span></text:p>
      <text:p text:style-name="P55"><text:span text:style-name="T94"><text:tab/><text:tab/></text:span><text:span text:style-name="T220">cd ..</text:span></text:p>
      <text:h text:style-name="P155" text:outline-level="3">process.stdin</text:h>
      <text:list xml:id="list4958923148304695004" text:style-name="L9">
        <text:list-item>
          <text:p text:style-name="P179">access input from user. Can be piped elsewhere.</text:p>
        </text:list-item>
      </text:list>
      <text:p text:style-name="P18">process.stdin.pipe(process.stdout);</text:p>
      <text:h text:style-name="Heading_20_3" text:outline-level="3">process.stdout</text:h>
      <text:list xml:id="list4599398284795827094" text:style-name="L10">
        <text:list-item>
          <text:p text:style-name="P270">standard output – to command line. Piping to stdout displays things in console. e.g.</text:p>
        </text:list-item>
      </text:list>
      <text:p text:style-name="P89"><text:tab/><text:span text:style-name="T4">fs.createReadStream(file).pip<text:tab/>e(process.stdout);</text:span></text:p>
      <text:p text:style-name="P90"><text:span text:style-name="T182"><text:tab/></text:span><text:span text:style-name="T8">fs.createReadStream(file).pip<text:tab/>e(process.stdout);</text:span></text:p>
      <text:h text:style-name="Heading_20_3" text:outline-level="3">process.<text:span text:style-name="T181">config</text:span></text:h>
      <text:list xml:id="list1376258357188346065" text:style-name="L11">
        <text:list-item>
          <text:p text:style-name="P271">obj containing JS representation of config options used to compile the current Node executable</text:p>
          <text:list>
            <text:list-item>
              <text:p text:style-name="P260"><text:soft-page-break/>{{{we don't really care – not much useful info here}}}</text:p>
            </text:list-item>
          </text:list>
        </text:list-item>
      </text:list>
      <text:h text:style-name="Heading_20_3" text:outline-level="3">process.<text:span text:style-name="T184">kill(pid[, signal])</text:span></text:h>
      <text:list xml:id="list1896629426443265416" text:style-name="L12">
        <text:list-item>
          <text:p text:style-name="P273"><text:span text:style-name="T142">similar to </text:span><text:span text:style-name="T26">kill [some#]</text:span></text:p>
        </text:list-item>
        <text:list-item>
          <text:p text:style-name="P274">signals:</text:p>
          <text:list>
            <text:list-item>
              <text:p text:style-name="P272"><text:span text:style-name="T142">'</text:span><text:span text:style-name="T34">SIGUSR1</text:span><text:span text:style-name="T142">' --&gt; start the debugger - </text:span><text:span text:style-name="T143">reserved</text:span></text:p>
            </text:list-item>
            <text:list-item>
              <text:p text:style-name="P273"><text:span text:style-name="T143">'</text:span><text:span text:style-name="T144">''</text:span></text:p>
            </text:list-item>
          </text:list>
        </text:list-item>
      </text:list>
      <text:h text:style-name="Heading_20_3" text:outline-level="3"><text:span text:style-name="T23">process.exit</text:span><text:span text:style-name="T30">(code)</text:span></text:h>
      <text:list xml:id="list3904090924642331442" text:style-name="L13">
        <text:list-item>
          <text:p text:style-name="P180">Exit the process with the given code. Codes:</text:p>
          <text:list>
            <text:list-item>
              <text:p text:style-name="P180">0<text:tab/>-<text:tab/>success</text:p>
            </text:list-item>
            <text:list-item>
              <text:p text:style-name="P180">1<text:tab/>-<text:tab/>Uncaught Fatal Exception</text:p>
            </text:list-item>
            <text:list-item>
              <text:p text:style-name="P180">2<text:tab/>-<text:tab/>Bash reserved exit code. WILL KILL NODEMON!</text:p>
            </text:list-item>
            <text:list-item>
              <text:p text:style-name="P182">9<text:tab/>-<text:tab/>Invalid argument. Either an unknown option was specified, or an option requiring a 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82">value was provided without a value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1"><text:span text:style-name="T217">&gt;128</text:span><text:tab/>-<text:tab/><text:span text:style-name="T217">Signal exits. If Node receives a fatal signal such as SIGKILL or SIGHUP, then its exit <text:tab/><text:tab/>code will be 128 plus the value of the signal code</text:span></text:p>
            </text:list-item>
          </text:list>
        </text:list-item>
      </text:list>
      <text:h text:style-name="P132" text:outline-level="2">process.on('signalName', callback);</text:h>
      <text:p text:style-name="P44">-- register callback function to run when 'signalName' is fired at the running process.</text:p>
      <text:p text:style-name="INCOMPLETE">[[[[[[ INCOMPLETE ]]]]]]]]]]</text:p>
      <text:h text:style-name="Heading_20_1" text:outline-level="1">process.nextTick<text:span text:style-name="T187">(callback)</text:span></text:h>
      <text:list xml:id="list5488850217440478781" text:style-name="L14">
        <text:list-item>
          <text:p text:style-name="P184"><text:span text:style-name="T65">defer the execution of an action </text:span><text:span text:style-name="T66">until</text:span><text:span text:style-name="T65"> the next pass around the event loop</text:span></text:p>
        </text:list-item>
      </text:list>
      <text:list xml:id="list3922843990680890554" text:style-name="L15">
        <text:list-item>
          <text:p text:style-name="P185"><text:span text:style-name="T67">key point: </text:span><text:span text:style-name="T64">defers the function until a completely new stack</text:span></text:p>
        </text:list-item>
        <text:list-item>
          <text:p text:style-name="P186">Makes it the very first thing to run in the new stack</text:p>
          <text:list>
            <text:list-item>
              <text:p text:style-name="P188"><text:span text:style-name="T39">also, </text:span><text:span text:style-name="T34">the nextTick queue is </text:span><text:span text:style-name="T39">100% </text:span><text:span text:style-name="T34">drained on each pass of the event loop </text:span><text:span text:style-name="Strong_20_Emphasis"><text:span text:style-name="T40">before </text:span></text:span><text:span text:style-name="Strong_20_Emphasis"><text:span text:style-name="T41">ANY </text:span></text:span><text:span text:style-name="T34">additional I/O is processed</text:span></text:p>
            </text:list-item>
          </text:list>
        </text:list-item>
      </text:list>
      <text:p text:style-name="P49"/>
      <text:list xml:id="list827910087332264922" text:style-name="L16">
        <text:list-header>
          <text:p text:style-name="P165">node-debug <text:span text:style-name="T188">some-js-file.js</text:span></text:p>
        </text:list-header>
      </text:list>
      <text:p text:style-name="P49"/>
      <text:h text:style-name="P133" text:outline-level="2">Uses of process.nextTick</text:h>
      <text:list xml:id="list2311718961143965071" text:style-name="L17">
        <text:list-item>
          <text:h text:style-name="P156" text:outline-level="3"><text:span text:style-name="T69">interleaving ongoing (recursive) cpu intensive task with other tasks.</text:span><text:span text:style-name="T70"> e.g.:</text:span></text:h>
        </text:list-item>
      </text:list>
      <text:p text:style-name="P84">function compute() { </text:p>
      <text:p text:style-name="P84"><text:s text:c="4"/>// performs complicated calculations continuously </text:p>
      <text:p text:style-name="P84"><text:s text:c="4"/>// ... </text:p>
      <text:p text:style-name="P84"><text:s text:c="4"/>process.nextTick(compute); <text:tab/> // only allowed to run the computation once/cycle</text:p>
      <text:p text:style-name="P84">} </text:p>
      <text:p text:style-name="P80"/>
      <text:p text:style-name="P84">http.createServer(function(req, res) { </text:p>
      <text:p text:style-name="P84"><text:s text:c="5"/>res.writeHead(200, {'Content-Type': 'text/plain'}); </text:p>
      <text:p text:style-name="P84"><text:soft-page-break/><text:s text:c="5"/>res.end('Hello World'); </text:p>
      <text:p text:style-name="P84">}).listen(5000, '127.0.0.1'); </text:p>
      <text:p text:style-name="P80"/>
      <text:p text:style-name="P84">compute();</text:p>
      <text:list xml:id="list235207408259395035" text:style-name="L18">
        <text:list-item>
          <text:p text:style-name="P189"><text:span text:style-name="T63">Ensure construction of an object completes before attempts to use it</text:span><text:span text:style-name="T71">:</text:span></text:p>
        </text:list-item>
      </text:list>
      <text:p text:style-name="P86">function MyThing(options) { </text:p>
      <text:p text:style-name="P86"><text:tab/>this.setupOptions(options); </text:p>
      <text:p text:style-name="P81"/>
      <text:p text:style-name="P86"><text:tab/>process.nextTick(function() { </text:p>
      <text:p text:style-name="P85"><text:span text:style-name="T45"><text:s text:c="2"/><text:tab/><text:tab/>this.startDoingStuff(); <text:tab/></text:span><text:span text:style-name="T46">//won't run until everything else here runs</text:span></text:p>
      <text:p text:style-name="P86"><text:tab/>}.bind(this)); </text:p>
      <text:p text:style-name="P86">} </text:p>
      <text:p text:style-name="P86"/>
      <text:p text:style-name="P86">var thing = new MyThing(); </text:p>
      <text:p text:style-name="P86">thing.getReadyForStuff();</text:p>
      <text:p text:style-name="P82"/>
      <text:list xml:id="list41347209404018" text:continue-numbering="true" text:style-name="L18">
        <text:list-item>
          <text:p text:style-name="P190"><text:span text:style-name="T69">k</text:span><text:span text:style-name="T63">eeping callbacks asynchronous </text:span><text:span text:style-name="T73">across cases (between error vs. Regular)</text:span><text:span text:style-name="T68">:</text:span></text:p>
          <text:list>
            <text:list-item>
              <text:p text:style-name="P191"><text:span text:style-name="T71">when writing functions that take callbacks, you must always ensure they're fired asynchronously, </text:span><text:span text:style-name="T72">not asynchronously if all goes well, and synchronously on fail. </text:span></text:p>
              <text:list>
                <text:list-header>
                  <text:p text:style-name="P187"/>
                </text:list-header>
              </text:list>
            </text:list-item>
          </text:list>
        </text:list-item>
      </text:list>
      <text:h text:style-name="Heading_20_2" text:outline-level="2">Attaching listeners</text:h>
      <text:p text:style-name="P95">[[[[[[ INCOMPLETE ]]]]]]]]]]</text:p>
      <text:p text:style-name="P13"/>
      <text:p text:style-name="P261">____________________________________________________________________________________</text:p>
      <text:h text:style-name="P128" text:outline-level="1">TTY<text:span text:style-name="T149"><text:tab/></text:span><text:span text:style-name="T152">(will rarely be needed)</text:span></text:h>
      <text:p text:style-name="P261">____________________________________________________________________________________</text:p>
      <text:list xml:id="list7649341171874768167" text:style-name="L40">
        <text:list-item>
          <text:p text:style-name="P276">houses the tty.ReadStream and tty.WriteStream classes</text:p>
        </text:list-item>
        <text:list-item>
          <text:p text:style-name="P277">When node detects it's being run in a TTY context, process.stdin &amp; process.stdout will be tty.ReadStream &amp; tty.WriteStream instances, respectively</text:p>
        </text:list-item>
      </text:list>
      <text:h text:style-name="Heading_20_2" text:outline-level="2">process.stdout.isTTY</text:h>
      <text:list xml:id="list6798354413135704236" text:style-name="L41">
        <text:list-item>
          <text:p text:style-name="P220">Tells you if node is in a tty. E.g.</text:p>
        </text:list-item>
      </text:list>
      <text:p text:style-name="P221"><text:tab/> <text:s text:c="4"/>node -p -e "Boolean(process.stdout.isTTY)"</text:p>
      <text:list xml:id="list8373441796237072590" text:style-name="L42">
        <text:list-header>
          <text:p text:style-name="P223"><text:span text:style-name="T95"><text:s text:c="4"/>...outputs </text:span><text:span text:style-name="T15">true <text:s/>...</text:span><text:span text:style-name="T95">whereas:</text:span></text:p>
          <text:p text:style-name="P222">node -p -e "Boolean(process.stdout.isTTY)" | cat</text:p>
          <text:p text:style-name="P223"><text:span text:style-name="T95"><text:s text:c="4"/>...outputs </text:span><text:span text:style-name="T15">false</text:span><text:span text:style-name="T95"> <text:s/>-- because in this case, node is running in a </text:span><text:span text:style-name="T15">cat</text:span><text:span text:style-name="T95"> context rather than a tty context</text:span></text:p>
        </text:list-header>
      </text:list>
      <text:h text:style-name="P131" text:outline-level="2"><text:span text:style-name="T88">Read</text:span><text:span text:style-name="T83">Stream </text:span><text:span text:style-name="T88">class</text:span></text:h>
      <text:list xml:id="list4926357741033783473" text:style-name="L43">
        <text:list-item>
          <text:p text:style-name="P225"><text:span text:style-name="T90">process.stdin</text:span><text:span text:style-name="T93"> is the most common (and usually only) example</text:span></text:p>
        </text:list-item>
      </text:list>
      <text:h text:style-name="P150" text:outline-level="2"><text:soft-page-break/><text:span text:style-name="T92">WriteStream class</text:span></text:h>
      <text:list xml:id="list6405541125639715732" text:style-name="L44">
        <text:list-item>
          <text:p text:style-name="P224"><text:span text:style-name="T92">process.stdout</text:span><text:span text:style-name="T93"> is the most common (and usually only) example</text:span></text:p>
        </text:list-item>
      </text:list>
      <text:p text:style-name="P261"/>
      <text:p text:style-name="P261">____________________________________________________________________________________</text:p>
      <text:h text:style-name="P117" text:outline-level="1">debugger</text:h>
      <text:p text:style-name="P13">____________________________________________________________________________________</text:p>
      <text:h text:style-name="Heading_20_2" text:outline-level="2">To debug gulp:</text:h>
      <text:p text:style-name="P29"><text:tab/><text:span text:style-name="T23">node-debug $(which gulp) </text:span><text:span text:style-name="T27">nameOfT</text:span><text:span text:style-name="T23">ask<text:tab/></text:span><text:span text:style-name="T27">OR <text:tab/></text:span><text:span text:style-name="T23">node-debug $(which gulp)</text:span></text:p>
      <text:h text:style-name="Heading_20_2" text:outline-level="2"><text:span text:style-name="T185">To launch debugger from </text:span><text:span text:style-name="T186">code:</text:span></text:h>
      <text:p text:style-name="P30"><text:tab/><text:span text:style-name="T29">pr</text:span><text:span text:style-name="T28">ocess.</text:span></text:p>
      <text:p text:style-name="P96">[[[[[[ INCOMPLETE ]]]]]]]]]]</text:p>
      <text:p text:style-name="P13"/>
      <text:p text:style-name="P13"/>
      <text:p text:style-name="P14">____________________________________________________________________________________</text:p>
      <text:h text:style-name="P118" text:outline-level="1">path</text:h>
      <text:p text:style-name="P14">____________________________________________________________________________________</text:p>
      <text:h text:style-name="P134" text:outline-level="2">path.join([any number of strings])<text:span text:style-name="T148"><text:tab/> <text:s text:c="4"/></text:span><text:span text:style-name="T155">*********</text:span><text:span text:style-name="T148"> </text:span><text:span text:style-name="T155">[[[ESSENTIAL]]] *********</text:span></text:h>
      <text:p text:style-name="P50">-- <text:span text:style-name="T190">emits a resolved, normalized path string, computed from the provided args. </text:span></text:p>
      <text:p text:style-name="P54">-- implicit “/” between args (if needed)</text:p>
      <text:p text:style-name="P54">--- also normalizes the path, e.g. converting instances of “//” into “/”</text:p>
      <text:p text:style-name="P50">-- <text:span text:style-name="T191">handles “..“ (two dot) arguments given to the path in the same way “cd .. “ would impact path in the terminal</text:span></text:p>
      <text:p text:style-name="P50">-- <text:span text:style-name="T192">ONLY ACCEPTS STRINGS – throws error otherwise.</text:span></text:p>
      <text:h text:style-name="P135" text:outline-level="2">path.resolve([any number of strings])</text:h>
      <text:p text:style-name="P14">-- <text:span text:style-name="T189">emits a 'resolved' absolute path (in String form). Each string arg is treated as if “cd” were called before it. The output is akin to calling “pwd” at the end.</text:span></text:p>
      <text:p text:style-name="P14">-- <text:span text:style-name="T189">resolving done from current working directory, unless an absolute path (starting w “/”) is provided somewhere in the params path.resolve is given.</text:span></text:p>
      <text:h text:style-name="Heading_20_2" text:outline-level="2">path.dirname<text:span text:style-name="T193">(path)</text:span></text:h>
      <text:p text:style-name="P15">--- <text:span text:style-name="T193">return directory name of file at path. E.g. given “/foo/bar/asdf.html”, it'd emit “/foo/bar”; </text:span></text:p>
      <text:p text:style-name="P31"><text:tab/><text:tab/><text:tab/><text:tab/><text:tab/><text:tab/> given “/foo/somefileWithNoExt”, it'd emit “/foo”</text:p>
      <text:h text:style-name="P136" text:outline-level="2">path.<text:span text:style-name="T194">basename(path[, ext])</text:span></text:h>
      <text:p text:style-name="P16">--- <text:span text:style-name="T193">return name of file at path. If ext given, it lops it off. E.g. “/foo/bar/asdf.html” <text:tab/> --&gt; “asdf.html”</text:span></text:p>
      <text:p text:style-name="P32"><text:tab/><text:tab/><text:tab/><text:tab/><text:tab/><text:tab/><text:tab/><text:tab/> <text:s/>“/foo/bar/asdf.html”, “html” --&gt; “asdf”</text:p>
      <text:h text:style-name="Heading_20_2" text:outline-level="2"><text:soft-page-break/>path.sep</text:h>
      <text:p text:style-name="Text_20_body">--- <text:span text:style-name="T195">platform-specific file separator. “/” on *nix, “\\” on Windows.</text:span></text:p>
      <text:h text:style-name="Heading_20_2" text:outline-level="2">path.parse(pathString)</text:h>
      <text:p text:style-name="Text_20_body">--- <text:span text:style-name="T196">returns an object from a path string, with methods </text:span><text:span text:style-name="T11">root</text:span><text:span text:style-name="T145">, </text:span><text:span text:style-name="T11">dir</text:span><text:span text:style-name="T145">, </text:span><text:span text:style-name="T11">base</text:span><text:span text:style-name="T145">, </text:span><text:span text:style-name="T11">ext</text:span><text:span text:style-name="T145">, and </text:span><text:span text:style-name="T11">name</text:span><text:span text:style-name="T145">. e.g. </text:span></text:p>
      <text:p text:style-name="P93"><text:span text:style-name="Source_20_Text"><text:span text:style-name="T74">path</text:span></text:span><text:span text:style-name="Source_20_Text"><text:span text:style-name="T47">.</text:span></text:span><text:span text:style-name="Source_20_Text"><text:span text:style-name="T74">parse</text:span></text:span><text:span text:style-name="Source_20_Text"><text:span text:style-name="T47">(</text:span></text:span><text:span text:style-name="Source_20_Text"><text:span text:style-name="T82">'/home/user/dir/file.txt'</text:span></text:span><text:span text:style-name="Source_20_Text"><text:span text:style-name="T47">)<text:tab/>// </text:span></text:span><text:span text:style-name="Source_20_Text"><text:span text:style-name="T49">returns --&gt;</text:span></text:span></text:p>
      <text:p text:style-name="P94"><text:span text:style-name="Source_20_Text"><text:span text:style-name="T47">{</text:span></text:span><text:span text:style-name="Source_20_Text"><text:span text:style-name="T78"> <text:s text:c="2"/></text:span></text:span><text:span text:style-name="Source_20_Text"><text:span text:style-name="T74">root </text:span></text:span><text:span text:style-name="Source_20_Text"><text:span text:style-name="T47">:</text:span></text:span><text:span text:style-name="Source_20_Text"><text:span text:style-name="T74"> </text:span></text:span><text:span text:style-name="Source_20_Text"><text:span text:style-name="T82">"/"</text:span></text:span><text:span text:style-name="Source_20_Text"><text:span text:style-name="T47">,</text:span></text:span></text:p>
      <text:p text:style-name="P94"><text:span text:style-name="Source_20_Text"><text:span text:style-name="T77"><text:s text:c="4"/></text:span></text:span><text:span text:style-name="Source_20_Text"><text:span text:style-name="T74">dir </text:span></text:span><text:span text:style-name="Source_20_Text"><text:span text:style-name="T47">:</text:span></text:span><text:span text:style-name="Source_20_Text"><text:span text:style-name="T74"> </text:span></text:span><text:span text:style-name="Source_20_Text"><text:span text:style-name="T82">"/home/user/dir"</text:span></text:span><text:span text:style-name="Source_20_Text"><text:span text:style-name="T47">,</text:span></text:span></text:p>
      <text:p text:style-name="P94"><text:span text:style-name="Source_20_Text"><text:span text:style-name="T77"><text:s text:c="4"/></text:span></text:span><text:span text:style-name="Source_20_Text"><text:span text:style-name="T74">base </text:span></text:span><text:span text:style-name="Source_20_Text"><text:span text:style-name="T47">:</text:span></text:span><text:span text:style-name="Source_20_Text"><text:span text:style-name="T74"> </text:span></text:span><text:span text:style-name="Source_20_Text"><text:span text:style-name="T82">"file.txt"</text:span></text:span><text:span text:style-name="Source_20_Text"><text:span text:style-name="T47">,</text:span></text:span></text:p>
      <text:p text:style-name="P94"><text:span text:style-name="Source_20_Text"><text:span text:style-name="T77"><text:s text:c="4"/></text:span></text:span><text:span text:style-name="Source_20_Text"><text:span text:style-name="T74">ext </text:span></text:span><text:span text:style-name="Source_20_Text"><text:span text:style-name="T47">:</text:span></text:span><text:span text:style-name="Source_20_Text"><text:span text:style-name="T74"> </text:span></text:span><text:span text:style-name="Source_20_Text"><text:span text:style-name="T82">".txt"</text:span></text:span><text:span text:style-name="Source_20_Text"><text:span text:style-name="T47">,</text:span></text:span></text:p>
      <text:p text:style-name="P94"><text:span text:style-name="Source_20_Text"><text:span text:style-name="T77"><text:s text:c="4"/></text:span></text:span><text:span text:style-name="Source_20_Text"><text:span text:style-name="T74">name </text:span></text:span><text:span text:style-name="Source_20_Text"><text:span text:style-name="T47">:</text:span></text:span><text:span text:style-name="Source_20_Text"><text:span text:style-name="T74"> </text:span></text:span><text:span text:style-name="Source_20_Text"><text:span text:style-name="T82">"file" </text:span></text:span><text:span text:style-name="Source_20_Text"><text:span text:style-name="T47">}</text:span></text:span></text:p>
      <text:h text:style-name="Heading_20_2" text:outline-level="2">path.isAbsolute(path)</text:h>
      <text:p text:style-name="Text_20_body">-- <text:span text:style-name="T197">determines if path is an absolute path (basically like checking for “</text:span><text:a xlink:type="simple" xlink:href="../../../../C://"><text:span text:style-name="T197">C:</text:span></text:a><text:span text:style-name="T197">\\” or “/” at the start of the path)</text:span></text:p>
      <text:p text:style-name="P16"/>
      <text:p text:style-name="P13">____________________________________________________________________________________</text:p>
      <text:h text:style-name="Heading_20_1" text:outline-level="1">fs</text:h>
      <text:p text:style-name="P13">____________________________________________________________________________________</text:p>
      <text:p text:style-name="P1">-- remember: file locations are relative to where node is run, not </text:p>
      <text:p text:style-name="P1"><text:s text:c="3"/>to where the source file is on the harddrive.</text:p>
      <text:p text:style-name="P1"/>
      <text:h text:style-name="Heading_20_2" text:outline-level="2">fs.readFile(fileName, callback(<text:span text:style-name="T134">err, </text:span>dataFromFileAsBuffer));</text:h>
      <text:p text:style-name="P6">-- read in the contents of a file, asynchronously. </text:p>
      <text:p text:style-name="P23">e.g.</text:p>
      <text:p text:style-name="P23"><text:tab/>fs.readFile('./text.txt', function(err, data){ </text:p>
      <text:p text:style-name="P23"><text:tab/><text:tab/>if (err) { </text:p>
      <text:p text:style-name="P23"><text:tab/><text:tab/><text:tab/>throw err; </text:p>
      <text:p text:style-name="P23"><text:tab/><text:tab/>} </text:p>
      <text:p text:style-name="P23"><text:tab/><text:tab/>console.log(data.toString()); </text:p>
      <text:p text:style-name="P23"><text:tab/>}); </text:p>
      <text:h text:style-name="Heading_20_2" text:outline-level="2">fs.writeFile<text:span text:style-name="T202">(fileName, data, callback)</text:span></text:h>
      <text:list xml:id="list359773777949951410" text:style-name="L19">
        <text:list-item>
          <text:p text:style-name="P193">Callback params:</text:p>
          <text:list>
            <text:list-item>
              <text:p text:style-name="P171">err<text:span text:style-name="T135">:: passed an error if it fails, that's it</text:span></text:p>
            </text:list-item>
          </text:list>
        </text:list-item>
        <text:list-item>
          <text:p text:style-name="P183">example use:</text:p>
          <text:list>
            <text:list-header>
              <text:p text:style-name="P171">fs.writeFile(filePath, defaultData, function(err){</text:p>
              <text:list>
                <text:list-header>
                  <text:p text:style-name="P171">if (err) return <text:s/>console.log(“writing data to “ + filePath + “ failed!”);</text:p>
                  <text:p text:style-name="P172">return console.log('writing data to “ + filePath + “succeeded!”);</text:p>
                </text:list-header>
              </text:list>
              <text:p text:style-name="P171">}</text:p>
            </text:list-header>
          </text:list>
        </text:list-item>
      </text:list>
      <text:h text:style-name="Heading_20_2" text:outline-level="2"><text:soft-page-break/>fs.readdir(dirName, [, options], callback(err, arrOfNamesOfFilesInDirMinusDots))</text:h>
      <text:p text:style-name="P1">-- read in contents of a directory, output array of names of files in dir. Async.</text:p>
      <text:p text:style-name="P1">-- returns [] if no items in dir</text:p>
      <text:p text:style-name="P1"/>
      <text:h text:style-name="Heading_20_2" text:outline-level="2">fs.exists(filename[, callback])</text:h>
      <text:p text:style-name="P1">-- callback: function(exists){ /*...run when determined whether file exists...*/ };</text:p>
      <text:p text:style-name="P1"><text:s text:c="4"/>--- exists: true or false value - true if it exists, false if not</text:p>
      <text:p text:style-name="P1"/>
      <text:h text:style-name="Heading_20_2" text:outline-level="2">fs.stat(filename[, callback])</text:h>
      <text:p text:style-name="P1">-- callback: function(error, stats){ /*run when file size determined*/ }</text:p>
      <text:p text:style-name="P79"><text:s text:c="2"/>--- error</text:p>
      <text:p text:style-name="P1"><text:s text:c="2"/>--- stats: contains stats.size, which provides the filesize in bytes</text:p>
      <text:p text:style-name="P1"/>
      <text:h text:style-name="Heading_20_2" text:outline-level="2">fs.open(fileName, flags, function(error, fd) { }</text:h>
      <text:p text:style-name="P1">-- fileName: path to the file</text:p>
      <text:p text:style-name="P1">-- flags: any mixture of "r", "w", "a", "x", and "+". e.g. "r"||"r+"||'w'||'w+'||"a"||"rs"||'rs+'||</text:p>
      <text:p text:style-name="P1"><text:s text:c="4"/>--- "r" - open for reading <text:tab/><text:tab/> <text:tab/><text:tab/>- <text:tab/><text:span text:style-name="T179">exception if file doesn't exist</text:span></text:p>
      <text:p text:style-name="P11"><text:s text:c="4"/>--- "r+" - open for reading and writing <text:s/><text:tab/><text:tab/>- <text:tab/><text:span text:style-name="T179">exception if file doesn't exist</text:span></text:p>
      <text:p text:style-name="P11"><text:s text:c="4"/>--- "wx" - open for writing <text:tab/><text:tab/><text:tab/>-<text:tab/><text:span text:style-name="T179">exception </text:span>if <text:span text:style-name="T179">file </text:span>already exists</text:p>
      <text:p text:style-name="P1"><text:s text:c="4"/>--- 'w+' - open for writing, creating it if it doesn't exist</text:p>
      <text:p text:style-name="P12"><text:s text:c="4"/>--- '<text:span text:style-name="T180">a</text:span>' - open for <text:span text:style-name="T180">appending</text:span>, creating it if it doesn't exist</text:p>
      <text:p text:style-name="P12"><text:s text:c="4"/>--- '<text:span text:style-name="T180">a</text:span>' - open for <text:span text:style-name="T180">appending</text:span>, creating it if it doesn't exist</text:p>
      <text:p text:style-name="P12">-- callback args:</text:p>
      <text:p text:style-name="P1"><text:s text:c="4"/>--- error: </text:p>
      <text:p text:style-name="P1"><text:s text:c="4"/>--- fd: file descriptor for accessing the newly created file</text:p>
      <text:p text:style-name="P1"><text:s text:c="4"/></text:p>
      <text:h text:style-name="P137" text:outline-level="2"/>
      <text:h text:style-name="P138" text:outline-level="2">fs.createReadStream(path [, options]);</text:h>
      <text:p text:style-name="P1">-- Returns a new ReadStream object</text:p>
      <text:p text:style-name="P1"><text:s text:c="4"/>|--&gt; newReadStreamObj.pipe(anotherStream)</text:p>
      <text:p text:style-name="P1"><text:s text:c="4"/><text:tab/> <text:s text:c="2"/>|-- pipes contents of read stream into another stream, such as a 'response' stream.</text:p>
      <text:p text:style-name="P1"><text:tab/><text:tab/> <text:s/>* e.g. http.createServer(function(request, response){</text:p>
      <text:p text:style-name="P1"><text:tab/><text:tab/><text:tab/> <text:s text:c="5"/>var readStream = fs.createReadStream(pathToFile);</text:p>
      <text:p text:style-name="P1"><text:tab/><text:tab/><text:tab/> <text:s text:c="5"/>readStream.pipe(response);</text:p>
      <text:p text:style-name="P1"><text:tab/><text:tab/><text:tab/> });</text:p>
      <text:p text:style-name="P1"><text:tab/><text:tab/><text:tab/> <text:s/>** ...will output the contents of the file at pathToFile, sending it to the client</text:p>
      <text:p text:style-name="P1"><text:tab/><text:tab/><text:tab/> <text:s text:c="4"/>making the request to the server.</text:p>
      <text:p text:style-name="P1"/>
      <text:p text:style-name="P1">-- options object properties available:</text:p>
      <text:p text:style-name="P1"><text:soft-page-break/><text:s text:c="6"/>--- flags: any allowed flags for fs (r, r+, rs, rs+, w, wx, w+, wx+, a, ax, a+, ax+)</text:p>
      <text:p text:style-name="P1"><text:s text:c="6"/>--- encoding: either 'utf8', 'ascii', or 'base64'</text:p>
      <text:p text:style-name="P1"><text:s text:c="6"/>--- start &amp;&amp; end: let you read a range of bytes from the file (between start and end values)</text:p>
      <text:p text:style-name="P1"><text:s text:c="6"/>--- autoClose: if false, file descriptor (fd) stays open even on error; on true, error &amp; end close the fd</text:p>
      <text:p text:style-name="P1">-- </text:p>
      <text:p text:style-name="P262">____________________________________________________________________________________</text:p>
      <text:h text:style-name="P129" text:outline-level="1">child_process<text:span text:style-name="T148"><text:tab/><text:tab/></text:span><text:span text:style-name="T158">[ChildProcess]</text:span></text:h>
      <text:p text:style-name="P262">____________________________________________________________________________________</text:p>
      <text:h text:style-name="Heading_20_2" text:outline-level="2">ChildProcess object</text:h>
      <text:h text:style-name="P161" text:outline-level="3">child.stdin<text:tab/>-<text:tab/>{{{stream}}}</text:h>
      <text:list xml:id="list2329573077929664700" text:style-name="L46">
        <text:list-item>
          <text:p text:style-name="P226">A writable stream</text:p>
        </text:list-item>
      </text:list>
      <text:h text:style-name="P162" text:outline-level="3">child.stdout<text:span text:style-name="T221"><text:tab/>-<text:tab/>{{{stream}}}</text:span></text:h>
      <text:list xml:id="list3554171698284156480" text:style-name="L47">
        <text:list-item>
          <text:p text:style-name="P228">A readable stream</text:p>
        </text:list-item>
        <text:list-item>
          <text:p text:style-name="P227">Child process's stdin stream</text:p>
        </text:list-item>
      </text:list>
      <text:h text:style-name="P163" text:outline-level="3">child.stderr<text:tab/>-<text:tab/>{{{stream}}}</text:h>
      <text:list xml:id="list1439472540779811681" text:style-name="L48">
        <text:list-item>
          <text:p text:style-name="P229">Readable stream</text:p>
        </text:list-item>
        <text:list-item>
          <text:p text:style-name="P229">reference's child process's stderr stream</text:p>
        </text:list-item>
      </text:list>
      <text:p text:style-name="P263">____________________________________________________________________________________</text:p>
      <text:h text:style-name="Heading_20_1" text:outline-level="1"><text:span text:style-name="T222">JS Random notes</text:span></text:h>
      <text:p text:style-name="P263">____________________________________________________________________________________</text:p>
      <text:h text:style-name="P151" text:outline-level="2">Object</text:h>
      <text:h text:style-name="P151" text:outline-level="2">Object.getPrototypeOf(someObject)</text:h>
      <text:list xml:id="list8271150471448267223" text:style-name="L49">
        <text:list-item>
          <text:p text:style-name="P230">Returns the prototype of someObject</text:p>
        </text:list-item>
        <text:list-item>
          <text:p text:style-name="P230">Useful: accessing overwritten properties <text:span text:style-name="T223">(akin </text:span>to Java's super()<text:span text:style-name="T223">)</text:span></text:p>
        </text:list-item>
        <text:list-item>
          <text:p text:style-name="P231">Only goes up one level though</text:p>
        </text:list-item>
        <text:list-item>
          <text:p text:style-name="P231">Of course, you can get the prototype of the returned prototype...</text:p>
        </text:list-item>
      </text:list>
      <text:p text:style-name="P17">____________________________________________________________________________________</text:p>
      <text:h text:style-name="P119" text:outline-level="1">Crypto</text:h>
      <text:p text:style-name="P17">____________________________________________________________________________________</text:p>
      <text:p text:style-name="P33">var crypto = require('crypto');</text:p>
      <text:p text:style-name="P33"/>
      <text:p text:style-name="P97">[[[[[[ INCOMPLETE ]]]]]]]]]]</text:p>
      <text:p text:style-name="P1">____________</text:p>
      <text:h text:style-name="Heading_20_1" text:outline-level="1"><text:soft-page-break/>ReadStream</text:h>
      <text:p text:style-name="P1">____________</text:p>
      <text:p text:style-name="P1">-- abstraction for a source of data that you are reading from - i.e. data comes out of a readable stream</text:p>
      <text:p text:style-name="P1"/>
      <text:p text:style-name="P1"/>
      <text:p text:style-name="P7">____________</text:p>
      <text:h text:style-name="P120" text:outline-level="1">util</text:h>
      <text:p text:style-name="P7">____________</text:p>
      <text:h text:style-name="Heading_20_2" text:outline-level="2">util.isArray(param)</text:h>
      <text:h text:style-name="P139" text:outline-level="2">util.is<text:span text:style-name="T175">RegExp</text:span>(param)</text:h>
      <text:h text:style-name="P139" text:outline-level="2">util.is<text:span text:style-name="T175">Date</text:span>(param)</text:h>
      <text:h text:style-name="P140" text:outline-level="2">util.isError(param)</text:h>
      <text:h text:style-name="Heading_20_2" text:outline-level="2">util.log<text:span text:style-name="T176">(string)</text:span></text:h>
      <text:list xml:id="list4447564229077558986" text:style-name="L20">
        <text:list-item>
          <text:p text:style-name="P194">Timestamped console output <text:span text:style-name="T177">e.g.</text:span></text:p>
        </text:list-item>
      </text:list>
      <text:p text:style-name="P76"><text:span text:style-name="Source_20_Text"><text:span text:style-name="T76"><text:tab/><text:tab/>require</text:span></text:span><text:span text:style-name="Source_20_Text"><text:span text:style-name="T50">(</text:span></text:span><text:span text:style-name="Source_20_Text"><text:span text:style-name="T81">'util'</text:span></text:span><text:span text:style-name="Source_20_Text"><text:span text:style-name="T50">).</text:span></text:span><text:span text:style-name="Source_20_Text"><text:span text:style-name="T76">log</text:span></text:span><text:span text:style-name="Source_20_Text"><text:span text:style-name="T50">(</text:span></text:span><text:span text:style-name="Source_20_Text"><text:span text:style-name="T81">'Timestamped message.'</text:span></text:span><text:span text:style-name="Source_20_Text"><text:span text:style-name="T50">);</text:span></text:span></text:p>
      <text:p text:style-name="P39"><text:tab/><text:tab/><text:tab/>---<text:span text:style-name="T178">&gt; 6 Aug 02:07:10 - Timestamped message.</text:span></text:p>
      <text:p text:style-name="P48"/>
      <text:h text:style-name="P139" text:outline-level="2">util.inspect<text:span text:style-name="T173">(obj[, options])</text:span></text:h>
      <text:list xml:id="list840152418160454572" text:style-name="L21">
        <text:list-item>
          <text:p text:style-name="P196">return string representation of an object, with line breaks in helpful places</text:p>
        </text:list-item>
        <text:list-item>
          <text:p text:style-name="P195"><text:span text:style-name="T174">To actually </text:span><text:span text:style-name="T7">see</text:span><text:span text:style-name="T87"> the output, explicitly pushing to console is required e.g.: </text:span><text:span text:style-name="T91">console.log(util.inspect(someObject));</text:span></text:p>
        </text:list-item>
      </text:list>
      <text:list xml:id="list4554167672996650753" text:style-name="L22">
        <text:list-header>
          <text:p text:style-name="P192">options<text:span text:style-name="T135">:</text:span></text:p>
          <text:list>
            <text:list-item>
              <text:p text:style-name="P173">showHidden<text:span text:style-name="T135">: </text:span><text:span text:style-name="T139">default false. If true show non-enumerable properties of the object.</text:span></text:p>
            </text:list-item>
            <text:list-item>
              <text:p text:style-name="P173">depth<text:span text:style-name="T135">: </text:span><text:span text:style-name="T139">number of recursions when formatting the object. Default is 2. Set to null to make it infinite.</text:span></text:p>
            </text:list-item>
            <text:list-item>
              <text:p text:style-name="P173">colors<text:span text:style-name="T135">: </text:span><text:span text:style-name="T138">true to colorize the output. </text:span><text:a xlink:type="simple" xlink:href="https://nodejs.org/api/util.html#util_customizing_util_inspect_colors"><text:span text:style-name="T141">Cu</text:span></text:a><text:a xlink:type="simple" xlink:href="https://nodejs.org/api/util.html#util_customizing_util_inspect_colors"><text:span text:style-name="T140">stomizabl</text:span></text:a><text:a xlink:type="simple" xlink:href="https://nodejs.org/api/util.html#util_customizing_util_inspect_colors"><text:span text:style-name="T141">e (see this link).</text:span></text:a></text:p>
            </text:list-item>
            <text:list-item>
              <text:p text:style-name="P197"><text:span text:style-name="T23">customInspect</text:span>: <text:span text:style-name="T174">set this to false to prevent custom inspect functions defined on objects from being called</text:span></text:p>
            </text:list-item>
          </text:list>
        </text:list-header>
      </text:list>
      <text:p text:style-name="P24"/>
      <text:p text:style-name="P8">____________</text:p>
      <text:h text:style-name="P121" text:outline-level="1">Globals</text:h>
      <text:p text:style-name="P8">____________</text:p>
      <text:h text:style-name="Heading_20_2" text:outline-level="2"><text:soft-page-break/>Declaring variables without var or let</text:h>
      <text:list xml:id="list9172435188102523938" text:style-name="L23">
        <text:list-item>
          <text:p text:style-name="P198">This will make the variable available absolutely everywhere</text:p>
        </text:list-item>
      </text:list>
      <text:h text:style-name="Heading_20_2" text:outline-level="2">global</text:h>
      <text:p text:style-name="P25">-- the global namespace object</text:p>
      <text:p text:style-name="P25">-- e.g. </text:p>
      <text:p text:style-name="P25"/>
      <text:p text:style-name="P25"><text:tab/>//In a module early in the control flow...</text:p>
      <text:p text:style-name="P26"><text:tab/>global.myString = “This is my string”;</text:p>
      <text:p text:style-name="P26"><text:tab/><text:tab/><text:tab/><text:span text:style-name="T135">..............</text:span></text:p>
      <text:p text:style-name="P27"><text:tab/>//some other module called later in the control flow</text:p>
      <text:p text:style-name="P26"><text:tab/>console.log(global.myString)</text:p>
      <text:p text:style-name="P26"><text:tab/><text:tab/>//--&gt; <text:span text:style-name="T135">“This is my string”;</text:span></text:p>
      <text:h text:style-name="P141" text:outline-level="2">__<text:span text:style-name="T165">filename</text:span></text:h>
      <text:list xml:id="list678164521269876221" text:style-name="L24">
        <text:list-item>
          <text:p text:style-name="P199">Filename of the code being executed. e.g. running:</text:p>
          <text:list>
            <text:list-header>
              <text:p text:style-name="P110">node test-<text:span text:style-name="T165">f</text:span>ile.<text:span text:style-name="T165">js</text:span></text:p>
              <text:list>
                <text:list-header>
                  <text:p text:style-name="P114">...<text:span text:style-name="T165">a js file which contains:</text:span></text:p>
                  <text:list>
                    <text:list-header>
                      <text:p text:style-name="P111">console.log(__filename);</text:p>
                      <text:list>
                        <text:list-header>
                          <text:p text:style-name="P111">--&gt; /users/meeka/test-file.js</text:p>
                          <text:list>
                            <text:list-header>
                              <text:p text:style-name="P114">...<text:span text:style-name="T165">if test-file.js resides in /users/meeka</text:span></text:p>
                            </text:list-header>
                          </text:list>
                        </text:list-header>
                      </text:list>
                    </text:list-header>
                  </text:list>
                </text:list-header>
              </text:list>
            </text:list-header>
          </text:list>
        </text:list-item>
      </text:list>
      <text:h text:style-name="P141" text:outline-level="2">__<text:span text:style-name="T166">dirname</text:span></text:h>
      <text:list xml:id="list4008045028217824761" text:style-name="L25">
        <text:list-item>
          <text:p text:style-name="P275">Name of the directory the currently executing script resides in</text:p>
        </text:list-item>
        <text:list-item>
          <text:p text:style-name="P275">e.g. if /users/meeka/test-file.js contains:</text:p>
          <text:list>
            <text:list-header>
              <text:p text:style-name="P113">console.log(__dirname);</text:p>
              <text:list>
                <text:list-header>
                  <text:p text:style-name="P115">...<text:span text:style-name="T167">the output will be:</text:span></text:p>
                  <text:list>
                    <text:list-item>
                      <text:list>
                        <text:list-header>
                          <text:p text:style-name="P112">--&gt; /users/meeka</text:p>
                        </text:list-header>
                      </text:list>
                    </text:list-item>
                  </text:list>
                </text:list-header>
              </text:list>
            </text:list-header>
          </text:list>
        </text:list-item>
      </text:list>
      <text:p text:style-name="P10">____________</text:p>
      <text:h text:style-name="Heading_20_1" text:outline-level="1">Modules</text:h>
      <text:p text:style-name="P10">____________</text:p>
      <text:list xml:id="list5698747167487335204" text:style-name="L26">
        <text:list-item>
          <text:p text:style-name="P200"><text:span text:style-name="T56">Important note: Modules are cached after the 1</text:span><text:span text:style-name="T62">st</text:span><text:span text:style-name="T56"> time they're loaded, so all require calls to the same module (if it'd return the same file) return exactly the same object – not separate instances of the object. </text:span><text:span text:style-name="T57">If </text:span><text:span text:style-name="T58">it's essential that </text:span><text:span text:style-name="T57">a module execute code multiple times </text:span><text:span text:style-name="T58">(each time it's require'd)</text:span><text:span text:style-name="T57">, then export a function </text:span><text:span text:style-name="T58">&amp; </text:span><text:span text:style-name="T57">call that function</text:span></text:p>
          <text:list>
            <text:list-item>
              <text:p text:style-name="P201"><text:span text:style-name="T59">don't rely on this returning of the same object, however. This non-execution is not </text:span><text:span text:style-name="T61">guaranteed</text:span><text:span text:style-name="T60">, just likely.</text:span></text:p>
            </text:list-item>
          </text:list>
        </text:list-item>
      </text:list>
      <text:h text:style-name="Heading_20_2" text:outline-level="2">require</text:h>
      <text:h text:style-name="Heading_20_3" text:outline-level="3">require(module_name_string)</text:h>
      <text:list xml:id="list6616601947004598349" text:style-name="L27">
        <text:list-item>
          <text:p text:style-name="P202">Load a module named module_name_string</text:p>
        </text:list-item>
        <text:list-item>
          <text:p text:style-name="P204"><text:soft-page-break/>Basic process (stop when any step succeeds): check for a core module named module_name_string; </text:p>
          <text:list>
            <text:list-item>
              <text:p text:style-name="P204">check local directory for file named module_name_string (no ext); then module_name_string.js; then .json, then .node; </text:p>
            </text:list-item>
            <text:list-item>
              <text:p text:style-name="P204">check for module_name_string directory; <text:span text:style-name="T169">if found</text:span></text:p>
              <text:list>
                <text:list-item>
                  <text:p text:style-name="P204">...check it for a <text:span text:style-name="T169">package.json file &amp; load file in “main” field; then check for index.js, index.json, or index.node file.</text:span></text:p>
                </text:list-item>
              </text:list>
            </text:list-item>
            <text:list-item>
              <text:p text:style-name="P205">Check node_modules for folder with that name.</text:p>
            </text:list-item>
          </text:list>
        </text:list-item>
      </text:list>
      <text:h text:style-name="Heading_20_3" text:outline-level="3">require.resolve(<text:span text:style-name="T168">module_name_string</text:span>)</text:h>
      <text:list xml:id="list3781512153993019382" text:style-name="L28">
        <text:list-item>
          <text:p text:style-name="P206">Look up the location of a module <text:span text:style-name="T168">(named module_name_string ) </text:span>using NodeJS' internal magic</text:p>
        </text:list-item>
        <text:list-item>
          <text:p text:style-name="P207">Returns the <text:span text:style-name="T168">exact </text:span>filename <text:span text:style-name="T168">of the file that will be loaded when require(module_name_string) is called.</text:span></text:p>
        </text:list-item>
      </text:list>
      <text:h text:style-name="P157" text:outline-level="3">require.main.filename</text:h>
      <text:list xml:id="list3724845976059202467" text:style-name="L29">
        <text:list-item>
          <text:p text:style-name="P208"><text:span text:style-name="T171">Full path and filename of </text:span>the file that was run directly from the cli (via <text:span text:style-name="T23">node some-js-file.js</text:span>)</text:p>
        </text:list-item>
        <text:list-item>
          <text:p text:style-name="P209">e.g. <text:s/><text:tab/><text:span text:style-name="T23">console.log(require.</text:span><text:span text:style-name="T25">main.filename);</text:span><text:span text:style-name="T172"><text:tab/>//within /usr/example.js, run via </text:span><text:span text:style-name="T25">node example.js</text:span></text:p>
          <text:list>
            <text:list-item>
              <text:list>
                <text:list-item>
                  <text:list>
                    <text:list-header>
                      <text:p text:style-name="P174">//--&gt; /usr/example.js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10">e.g. <text:s/><text:tab/><text:span text:style-name="T23">console.log(require.</text:span><text:span text:style-name="T25">main.filename);</text:span><text:span text:style-name="T172"><text:tab/>//within /usr/somedir/anotherfile.js, loaded by require() in </text:span><text:span text:style-name="T136">/usr/example</text:span><text:span text:style-name="T137">.js</text:span></text:p>
          <text:list>
            <text:list-item>
              <text:list>
                <text:list-item>
                  <text:list>
                    <text:list-header>
                      <text:p text:style-name="P175">//--&gt; /usr/example.js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span text:style-name="T170">r</text:span>equire.main</text:h>
      <text:h text:style-name="P142" text:outline-level="2"><text:s/><text:span text:style-name="T170">filename of file directly run by node</text:span></text:h>
      <text:list xml:id="list6295174350399192120" text:style-name="L30">
        <text:list-item>
          <text:p text:style-name="P203">if</text:p>
        </text:list-item>
      </text:list>
      <text:p text:style-name="P9">____________</text:p>
      <text:h text:style-name="P122" text:outline-level="1">console</text:h>
      <text:p text:style-name="P9">____________</text:p>
      <text:h text:style-name="Heading_20_2" text:outline-level="2">console.log<text:span text:style-name="T149"><text:tab/> <text:s text:c="2"/></text:span><text:span text:style-name="T17">(...identical to...)</text:span><text:span text:style-name="T150"><text:tab/></text:span><text:span text:style-name="T114">console.info</text:span></text:h>
      <text:list xml:id="list5674892931265372770" text:style-name="L31">
        <text:list-item>
          <text:p text:style-name="P211"><text:span text:style-name="T160">Output</text:span> to the console --- <text:span text:style-name="T159">no difference between these 2</text:span></text:p>
        </text:list-item>
      </text:list>
      <text:h text:style-name="P143" text:outline-level="2">console.error<text:span text:style-name="T148"><text:tab/><text:tab/></text:span><text:span text:style-name="T151">(...identical to...) <text:tab/></text:span>console.warn</text:h>
      <text:list xml:id="list1716178289419532817" text:style-name="L32">
        <text:list-item>
          <text:p text:style-name="P212">Same as console.log and console.info, except it outputs to stderr rather than stdout</text:p>
        </text:list-item>
      </text:list>
      <text:h text:style-name="P144" text:outline-level="2">*** <text:s/>console.dir<text:tab/>***</text:h>
      <text:p text:style-name="P78">console.dir(someObject, {showHidden: true, depth: 20, colors: true } )</text:p>
      <text:list xml:id="list5095846140440099189" text:style-name="L33">
        <text:list-item>
          <text:p text:style-name="P213">Displays huge quantities of <text:span text:style-name="T163">data on </text:span>an object – <text:span text:style-name="T163">log everything in it and all properties down as deep as you request</text:span></text:p>
          <text:p text:style-name="P214"><text:span text:style-name="T24">showHidden</text:span><text:span text:style-name="T161">: </text:span>display all properties of an object <text:span text:style-name="T161">including non-enumerable (default false)</text:span></text:p>
        </text:list-item>
        <text:list-item>
          <text:p text:style-name="P215"><text:span text:style-name="T23">depth</text:span>: number of levels of recursion to display properties down to (default 2)</text:p>
        </text:list-item>
        <text:list-item>
          <text:p text:style-name="P215"><text:span text:style-name="T23">colors</text:span>: colorize <text:span text:style-name="T162">console.dir </text:span>output if true (default false)</text:p>
        </text:list-item>
      </text:list>
      <text:h text:style-name="P145" text:outline-level="2"><text:soft-page-break/><text:span text:style-name="T147">c</text:span>onsole.<text:span text:style-name="T147">time(</text:span><text:span text:style-name="T154">strLabel</text:span><text:span text:style-name="T147">)</text:span><text:span text:style-name="T153"><text:tab/><text:tab/></text:span><text:span text:style-name="T154">AND<text:tab/><text:tab/></text:span><text:span text:style-name="T116">c</text:span><text:span text:style-name="T117">onsole.</text:span><text:span text:style-name="T116">timeEnd</text:span><text:span text:style-name="T117">(strLab</text:span><text:span text:style-name="T118">el</text:span><text:span text:style-name="T117">)</text:span></text:h>
      <text:list xml:id="list8540247860306281028" text:style-name="L34">
        <text:list-item>
          <text:p text:style-name="P216">Mark a time with string 'str<text:span text:style-name="T164">Label</text:span>' as a label; </text:p>
        </text:list-item>
      </text:list>
      <text:h text:style-name="P146" text:outline-level="2">console.trace</text:h>
      <text:list xml:id="list414141653646695226" text:style-name="L35">
        <text:list-item>
          <text:p text:style-name="P217">Output the stack trace</text:p>
        </text:list-item>
      </text:list>
      <text:h text:style-name="Heading_20_2" text:outline-level="2">console.assert</text:h>
      <text:p text:style-name="P77">console.assert(value[, message][, ...])</text:p>
      <text:list xml:id="list231816244902320955" text:style-name="L36">
        <text:list-item>
          <text:p text:style-name="P116">test if value is truthy, output to console based on result</text:p>
        </text:list-item>
      </text:list>
      <text:p text:style-name="P1">____________</text:p>
      <text:h text:style-name="Heading_20_1" text:outline-level="1">http</text:h>
      <text:p text:style-name="P1">____________</text:p>
      <text:h text:style-name="Heading_20_2" text:outline-level="2">http.get</text:h>
      <text:p text:style-name="P1">http.get(url, function(res){</text:p>
      <text:p text:style-name="P1"><text:s text:c="2"/>res.on('data', function(data))</text:p>
      <text:p text:style-name="P1"><text:s text:c="5"/>.on('end', function(msg))</text:p>
      <text:p text:style-name="P1">});</text:p>
      <text:p text:style-name="P1"/>
      <text:h text:style-name="Heading_20_2" text:outline-level="2">http.createServer(function(request, response){ <text:s/>});</text:h>
      <text:p text:style-name="P1">-- callback args:</text:p>
      <text:p text:style-name="P1"><text:s text:c="4"/>-- request</text:p>
      <text:p text:style-name="P1"><text:tab/>* see 'request' object below</text:p>
      <text:p text:style-name="P1"><text:tab/>* see 'response' object below</text:p>
      <text:p text:style-name="P1">* returns an http.Server object</text:p>
      <text:p text:style-name="P1">* emits events:</text:p>
      <text:p text:style-name="P1"><text:s text:c="4"/>|--- server.on('connection', function (stream){ } ); <text:s/>e.g.</text:p>
      <text:p text:style-name="P1"><text:s text:c="4"/>| <text:s text:c="4"/>| <text:s text:c="3"/>** runs on first connect to server</text:p>
      <text:p text:style-name="P1"><text:s text:c="4"/>|<text:tab/> <text:s/>|---- callback args:</text:p>
      <text:p text:style-name="P1"><text:s text:c="4"/>|<text:tab/> <text:s text:c="8"/>|----- stream: net.Socket object</text:p>
      <text:p text:style-name="P1"><text:s text:c="4"/>|<text:tab/> <text:s/>** rare that we'll want to access this event</text:p>
      <text:p text:style-name="P1"><text:s text:c="4"/>|<text:tab/> <text:s/>** occurs when a new When a new TCP stream is established</text:p>
      <text:p text:style-name="P1"><text:s text:c="4"/>| <text:s text:c="4"/>** example: server.on('connection', function(stream){ <text:s text:c="2"/>console.log("connection!"); <text:s text:c="2"/>});</text:p>
      <text:p text:style-name="P1"><text:s text:c="4"/>|</text:p>
      <text:p text:style-name="P1"><text:s text:c="4"/>|--- server.on('close', function(){ } )</text:p>
      <text:p text:style-name="P1"><text:s text:c="4"/>|<text:tab/> <text:s/>** Emitted when the server closes</text:p>
      <text:p text:style-name="P1"><text:s text:c="4"/>| <text:s text:c="4"/>** example: server.on('close', function(){ console.log("server closed"); });</text:p>
      <text:p text:style-name="P1"><text:s text:c="4"/>|</text:p>
      <text:p text:style-name="P1"><text:s text:c="4"/>|--- server.on('request', function(request, response){ } );</text:p>
      <text:p text:style-name="P1"><text:s text:c="4"/>|<text:tab/> <text:s/>| <text:s text:c="3"/>** runs on each request to server - each new GET (path), each POST, etc.;</text:p>
      <text:p text:style-name="P1"><text:s text:c="4"/>|<text:tab/> <text:s/>|---- callback args:</text:p>
      <text:p text:style-name="P1"><text:soft-page-break/><text:s text:c="4"/>|<text:tab/><text:tab/> |----- request: http.IncomingMessage instance</text:p>
      <text:p text:style-name="P1"><text:s text:c="4"/>|<text:tab/><text:tab/> |----- response: http.ServerResponse instance</text:p>
      <text:p text:style-name="P1"><text:s text:c="4"/>|</text:p>
      <text:p text:style-name="P1"><text:s text:c="4"/>|--- server.on('connect', function(request, socket, head){ });</text:p>
      <text:p text:style-name="P1"><text:s text:c="10"/>|---- callback args:</text:p>
      <text:p text:style-name="P1"><text:s text:c="17"/>|-- request: arguments for the http request</text:p>
      <text:p text:style-name="P1"><text:s text:c="4"/><text:tab/> <text:s text:c="8"/>|-- socket: network socket between the server and client (?)</text:p>
      <text:p text:style-name="P1"><text:s text:c="17"/>|-- head: instance of Buffer. First packet of the tunneling stream (?). Often empty.</text:p>
      <text:p text:style-name="P1"><text:s text:c="10"/>** Emitted when a client requests a http CONNECT method. If this event isn't listened for, clients </text:p>
      <text:p text:style-name="P1"><text:tab/> <text:s text:c="4"/>requesting a CONNECT method will have their connections closed</text:p>
      <text:p text:style-name="P1"><text:tab/> <text:s/>** After this is emitted, request's socket won't have a data event listener, so you'll have to bind to </text:p>
      <text:p text:style-name="P1"><text:tab/> <text:s text:c="4"/>it in order to handle data sent to the server on that socket</text:p>
      <text:p text:style-name="P1"/>
      <text:p text:style-name="P1">____________</text:p>
      <text:h text:style-name="Heading_20_1" text:outline-level="1">net</text:h>
      <text:p text:style-name="P1">____________</text:p>
      <text:p text:style-name="P1">asynchronous network wrapper. Has methods for making both servers and clients.</text:p>
      <text:p text:style-name="P1"/>
      <text:p text:style-name="P1">*********</text:p>
      <text:h text:style-name="Heading_20_2" text:outline-level="2">var server = <text:span text:style-name="T2">net.c</text:span>reateServer({ options }, function(socket){ });</text:h>
      <text:p text:style-name="P1">- callback arg: socket:</text:p>
      <text:p text:style-name="P1"><text:s text:c="4"/>-- socket.remoteAddress:</text:p>
      <text:p text:style-name="P1"><text:tab/> <text:s/>* ip of client connecting to server</text:p>
      <text:p text:style-name="P1"><text:s text:c="4"/>-- socket.remotePort:</text:p>
      <text:p text:style-name="P1"><text:tab/> <text:s/>* port client is sending request through (e.g. 39485)</text:p>
      <text:p text:style-name="P1"><text:s text:c="4"/>-- socket.on</text:p>
      <text:p text:style-name="P1"><text:tab/> <text:s/>--- socket.on('data', function(data){ });</text:p>
      <text:p text:style-name="P1"><text:tab/><text:tab/>* runs when data comes in.</text:p>
      <text:p text:style-name="P1"><text:tab/> <text:s/>--- socket.on('close', function(data){ });</text:p>
      <text:p text:style-name="P1"><text:tab/><text:tab/>* runs when connection closes.</text:p>
      <text:p text:style-name="P1"><text:tab/> <text:s/>--- socket.on('error', function(e){ });</text:p>
      <text:p text:style-name="P1"><text:tab/><text:tab/>* runs when error occurs</text:p>
      <text:p text:style-name="P1"><text:s text:c="4"/>-- socket.write(someData);</text:p>
      <text:p text:style-name="P1"><text:tab/> <text:s/>--- pass data to client at other end of socket</text:p>
      <text:p text:style-name="P1">- returns: server object</text:p>
      <text:p text:style-name="P1"><text:s text:c="4"/>-- server.listen(port, host);</text:p>
      <text:p text:style-name="P1"><text:tab/> <text:s/>* required to actually launch the net server</text:p>
      <text:p text:style-name="P1">********</text:p>
      <text:p text:style-name="P1"/>
      <text:p text:style-name="P1"/>
      <text:p text:style-name="P1">______________________</text:p>
      <text:h text:style-name="Heading_20_1" text:outline-level="1"><text:soft-page-break/>request (object) <text:span text:style-name="T20">{{STREAM}}</text:span></text:h>
      <text:p text:style-name="P1">______________________</text:p>
      <text:h text:style-name="P147" text:outline-level="2">request.pipe<text:span text:style-name="T3">(through2Map(function(chunk){ <text:s/>});</text:span></text:h>
      <text:p text:style-name="P1">request.pipe(through2Map(function(chunk){</text:p>
      <text:p text:style-name="P1"><text:s text:c="4"/>return [[some transformation done on the chunk of data in the request]];</text:p>
      <text:p text:style-name="P1">}))</text:p>
      <text:p text:style-name="P1">.pipe(response);</text:p>
      <text:p text:style-name="P1"><text:s/>** transform each data element sent to the server (in the request), then send them back (one at a time, in a stream).</text:p>
      <text:p text:style-name="P1"/>
      <text:h text:style-name="Heading_20_2" text:outline-level="2">request.url</text:h>
      <text:p text:style-name="P1">-- path sent to the server. Includes query string.</text:p>
      <text:p text:style-name="P1"/>
      <text:h text:style-name="Heading_20_2" text:outline-level="2">request.method</text:h>
      <text:p text:style-name="P1">-- type of request - generally GET or POST</text:p>
      <text:p text:style-name="P1"/>
      <text:h text:style-name="Heading_20_2" text:outline-level="2">request.headers</text:h>
      <text:p text:style-name="P1">-- request headers - data object containing e.g. 'Content-Type', 'Content-Length' etc.</text:p>
      <text:p text:style-name="P1"/>
      <text:p text:style-name="P1">______________________</text:p>
      <text:h text:style-name="P123" text:outline-level="1">response (object)<text:span text:style-name="T21"> </text:span>[<text:span text:style-name="T20">i.e.: </text:span>http.ServerResponse] <text:span text:style-name="T20">{STREAM}</text:span></text:h>
      <text:p text:style-name="P1">______________________</text:p>
      <text:h text:style-name="Heading_20_2" text:outline-level="2">response.writeHead(statusCode[, statusMessage][, headers]);</text:h>
      <text:p text:style-name="P1">-- statusCode: response header to send to the requester (e.g. 200, 404, 303);</text:p>
      <text:p text:style-name="P1">-- statusMessage: human readable status message</text:p>
      <text:p text:style-name="P1">-- headers: e.g.:</text:p>
      <text:p text:style-name="P1"><text:s text:c="4"/>{ "Content-Length": body.length, </text:p>
      <text:p text:style-name="P1"><text:s text:c="6"/>"Content-Type": "text/plain",</text:p>
      <text:p text:style-name="P1"><text:s text:c="6"/>"host": "mysite.com",</text:p>
      <text:p text:style-name="P1"><text:s text:c="6"/>"connection": "keep-alive",</text:p>
      <text:p text:style-name="P1"><text:s text:c="6"/>"accept": "*/*" }</text:p>
      <text:p text:style-name="P1"><text:tab/> <text:s/>* note: Content-Length is the length in bytes. Use Buffer.byteLength() to determine content length.</text:p>
      <text:p text:style-name="P1"><text:tab/> <text:s/>* another example value for Content-Length: "Content-Length": '123',</text:p>
      <text:p text:style-name="P1"><text:s text:c="6"/></text:p>
      <text:p text:style-name="P1"><text:soft-page-break/><text:s text:c="6"/></text:p>
      <text:p text:style-name="P1">___________</text:p>
      <text:h text:style-name="Heading_20_1" text:outline-level="1">events.EventEmitter</text:h>
      <text:p text:style-name="P1">___________</text:p>
      <text:p text:style-name="P1"/>
      <text:h text:style-name="Heading_20_2" text:outline-level="2"><text:span text:style-name="T199">Simple (but complete) </text:span>example</text:h>
      <text:p text:style-name="P87">var EventEmitter = require("events").EventEmitter; </text:p>
      <text:p text:style-name="P87">var ee = new EventEmitter(); </text:p>
      <text:p text:style-name="P87"/>
      <text:p text:style-name="P87">ee.on("testevent_1", function(someArg){ </text:p>
      <text:p text:style-name="P88"><text:tab/>console.log('testevent_1 happened! __someArg val? ' + someArg); </text:p>
      <text:p text:style-name="P87">}); </text:p>
      <text:p text:style-name="P87"/>
      <text:p text:style-name="P87">ee.emit("testevent_1"); </text:p>
      <text:p text:style-name="P92"><text:span text:style-name="T198"><text:s text:c="3"/>//--</text:span>&gt; testevent_1 happened! __someArg val? Undefined </text:p>
      <text:p text:style-name="P92"/>
      <text:p text:style-name="P87">ee.emit("testevent_1", "thing"); </text:p>
      <text:p text:style-name="P92"><text:span text:style-name="T198"><text:s text:c="3"/>//--</text:span>&gt; testevent_1 happened! __someArg val? thing </text:p>
      <text:p text:style-name="P87"/>
      <text:p text:style-name="P87">ee.on('obj_using_event', function(configObj){ </text:p>
      <text:p text:style-name="P87"><text:tab/>console.log('\n__________ obj_using_event happened! __________'); </text:p>
      <text:p text:style-name="P87"><text:tab/>configObj = configObj || { }; </text:p>
      <text:p text:style-name="P87"><text:tab/>console.log('usrnm: ' + configObj.usrnm');</text:p>
      <text:p text:style-name="P87"><text:tab/>console.log('passwd: ' + configObj.passwd); </text:p>
      <text:p text:style-name="P87">}); </text:p>
      <text:p text:style-name="P83"/>
      <text:p text:style-name="P87">ee.emit('obj_using_event', { usrnm: "andrew", passwd: "1q2w3e4r"}); </text:p>
      <text:p text:style-name="P91"><text:s text:c="3"/>//--<text:span text:style-name="T199">&gt; __________ obj_using_event happened! __________ </text:span></text:p>
      <text:p text:style-name="P92"><text:span text:style-name="T198"><text:s text:c="3"/>//--</text:span>&gt; usrnm: andrew</text:p>
      <text:p text:style-name="P92"><text:span text:style-name="T198"><text:s text:c="3"/>//--</text:span>&gt; passwd: 1q2w3e4r </text:p>
      <text:p text:style-name="P1"/>
      <text:p text:style-name="P1">access:<text:tab/><text:tab/>require('events').EventEmitter</text:p>
      <text:p text:style-name="P1">emits event 'newListener' when new listener added, &amp; 'removeListener' when listener removed</text:p>
      <text:h text:style-name="Heading_20_2" text:outline-level="2">emitter.once(eventName, callback)</text:h>
      <text:list xml:id="list4154168439994096481" text:style-name="L37">
        <text:list-item>
          <text:p text:style-name="P218">Same as emitter.on, but it will only run once</text:p>
        </text:list-item>
        <text:list-item>
          <text:p text:style-name="P219">callback can take any number of arguments – whatever number were passed when the event was called</text:p>
        </text:list-item>
      </text:list>
      <text:p text:style-name="P1"/>
      <text:h text:style-name="Heading_20_2" text:outline-level="2"><text:span text:style-name="T200">emitter</text:span>.removeListener('<text:span text:style-name="T200">event_name</text:span>', <text:span text:style-name="T200">nameOfCallback</text:span>);</text:h>
      <text:p text:style-name="P40">var popularEvCb1 = function popularEvCb1(arg1){ <text:s/>console.log("Listener 1: Event ran. arg: " + arg1); <text:s/>} </text:p>
      <text:p text:style-name="P51"><text:span text:style-name="T23">var popularEvCb2 = function popularEvCb2(arg1){ console.log("Listener 2: Event ran. <text:s/>arg: " + arg1); }</text:span> <text:s/></text:p>
      <text:p text:style-name="P40">var popularEvCb3 = function popularEvCb3(arg1){ console.log("Listener 3: Event ran. arg: " + arg1); <text:s/>} </text:p>
      <text:p text:style-name="P51"><text:soft-page-break/></text:p>
      <text:p text:style-name="P40">ee.on('popular_event', popularEvCb1); </text:p>
      <text:p text:style-name="P40">ee.on('popular_event', popularEvCb2); </text:p>
      <text:p text:style-name="P40">ee.on('popular_event', popularEvCb3); </text:p>
      <text:p text:style-name="P51"><text:span text:style-name="T23">ee.emit('popular_event', "'1st_RUN_OF_popular_event'");</text:span> </text:p>
      <text:p text:style-name="P52"><text:span text:style-name="T135"><text:s text:c="4"/>//--</text:span><text:span text:style-name="T146">&gt; </text:span><text:span text:style-name="T135">Listener 1: Event ran. arg:</text:span><text:span text:style-name="T201"> '1st_RUN_OF_popular_event'</text:span></text:p>
      <text:p text:style-name="P52"><text:span text:style-name="T135"><text:s text:c="4"/>//--</text:span><text:span text:style-name="T146">&gt; </text:span><text:span text:style-name="T135">Listener </text:span><text:span text:style-name="T146">2</text:span><text:span text:style-name="T135">: Event ran. arg:</text:span><text:span text:style-name="T201"> '1st_RUN_OF_popular_event'</text:span></text:p>
      <text:p text:style-name="P52"><text:span text:style-name="T135"><text:s text:c="4"/>//--</text:span><text:span text:style-name="T146">&gt; </text:span><text:span text:style-name="T135">Listener </text:span><text:span text:style-name="T146">3</text:span><text:span text:style-name="T135">: Event ran. arg:</text:span><text:span text:style-name="T201"> '1st_RUN_OF_popular_event'</text:span></text:p>
      <text:p text:style-name="P52"/>
      <text:p text:style-name="P40">ee.removeListener('popular_event', popularEvCb2); </text:p>
      <text:p text:style-name="P40">ee.emit('popular_event', "'2nd_RUN_OF_popular_event'"); </text:p>
      <text:p text:style-name="P53"><text:span text:style-name="T135"><text:s text:c="4"/>//--</text:span><text:span text:style-name="T146">&gt; </text:span><text:span text:style-name="T135">Listener 1: Event ran. arg:</text:span><text:span text:style-name="T201"> '2nd_RUN_OF_popular_event'</text:span></text:p>
      <text:p text:style-name="P53"><text:span text:style-name="T135"><text:s text:c="4"/>//--</text:span><text:span text:style-name="T146">&gt; </text:span><text:span text:style-name="T135">Listener </text:span><text:span text:style-name="T146">3</text:span><text:span text:style-name="T135">: Event ran. arg:</text:span><text:span text:style-name="T201"> '2nd_RUN_OF_popular_event'</text:span></text:p>
      <text:p text:style-name="P41"/>
      <text:h text:style-name="Heading_20_2" text:outline-level="2">emitter.removeAllListeners(eventName)</text:h>
      <text:p text:style-name="P28"/>
      <text:h text:style-name="Heading_20_2" text:outline-level="2">emitter.on(event, listener)</text:h>
      <text:p text:style-name="P1">-- RETURNS: the emitter. Allows call chaining</text:p>
      <text:p text:style-name="P1">-- event = string name of event</text:p>
      <text:p text:style-name="P1">-- listener = callback function. Received item varies</text:p>
      <text:p text:style-name="P1">-- callback args:</text:p>
      <text:p text:style-name="P1"><text:s text:c="4"/>--- stream: </text:p>
      <text:p text:style-name="P1">* Example:</text:p>
      <text:p text:style-name="P1"><text:s text:c="4"/>server.on('connection', function (stream) {</text:p>
      <text:p text:style-name="P1"><text:tab/>console.log('someone connected!');</text:p>
      <text:p text:style-name="P1"><text:s text:c="4"/>});</text:p>
      <text:p text:style-name="P1">* If multiple calls pass same combo of event &amp; listener, the listener will be added multiple times.</text:p>
      <text:p text:style-name="P1"/>
      <text:h text:style-name="Heading_20_2" text:outline-level="2">emitter.once(event, listener)</text:h>
      <text:p text:style-name="P1">* same as emitter.on, but only runs once.</text:p>
      <text:p text:style-name="P1">* also returns the emitter</text:p>
      <text:p text:style-name="P1"/>
      <text:h text:style-name="Heading_20_2" text:outline-level="2">emitter.removeListener(event, listener)</text:h>
      <text:p text:style-name="P1">-- </text:p>
      <text:p text:style-name="P1"/>
      <text:p text:style-name="P2">___________</text:p>
      <text:h text:style-name="P124" text:outline-level="1">through2</text:h>
      <text:p text:style-name="P2">___________</text:p>
      <text:p text:style-name="P19">get with:<text:tab/><text:tab/>npm install through2</text:p>
      <text:p text:style-name="P20"><text:soft-page-break/>in file:<text:tab/><text:tab/><text:tab/><text:span text:style-name="T1">var </text:span>through<text:span text:style-name="T1"> = require('</text:span>through2<text:span text:style-name="T1">');</text:span><text:tab/></text:p>
      <text:h text:style-name="P148" text:outline-level="2">.pipe(through(function(chunk, enc, next) { <text:s text:c="2"/>this.push(result); next(); <text:s/>})) .pipe......</text:h>
      <text:p text:style-name="P3">.<text:span text:style-name="T18">p<text:tab/>ipe(through(function(chunk, enc, next){ </text:span></text:p>
      <text:p text:style-name="P3"><text:tab/>//<text:span text:style-name="T19">transform chunk with code here</text:span></text:p>
      <text:p text:style-name="P3"><text:tab/><text:span text:style-name="T19">this.push(transformedChunk);</text:span></text:p>
      <text:p text:style-name="P3"><text:tab/><text:span text:style-name="T19">next()</text:span></text:p>
      <text:p text:style-name="P22">}))</text:p>
      <text:p text:style-name="P3">.<text:span text:style-name="T19">pipe(...etc...</text:span></text:p>
      <text:p text:style-name="P2"/>
      <text:p text:style-name="P2"/>
      <text:p text:style-name="P21">split</text:p>
      <text:p text:style-name="P2">___________</text:p>
      <text:h text:style-name="Heading_20_1" text:outline-level="1">strftime</text:h>
      <text:p text:style-name="P1">___________</text:p>
      <text:p text:style-name="P1">get with:<text:tab/><text:tab/>npm install strftime</text:p>
      <text:p text:style-name="P1">in file:<text:tab/><text:tab/><text:tab/>var strftime = require('strftime');</text:p>
      <text:p text:style-name="P1"/>
      <text:h text:style-name="Heading_20_2" text:outline-level="2">strftime(format)</text:h>
      <text:p text:style-name="P1">-- format:</text:p>
      <text:p text:style-name="P1"><text:s text:c="4"/>-- examples: strftime('%B %d, %y %H:%M:%S'); // --&gt; July 14, 2015 22:36:31</text:p>
      <text:p text:style-name="P1"><text:s text:c="5"/><text:tab/><text:tab/> strftime('%F %T'); // --&gt; 2011-07-14 22:37:25</text:p>
      <text:p text:style-name="P1"><text:tab/><text:tab/> strftime('%H:%M:%S'); // --&gt; 22:37:26</text:p>
      <text:p text:style-name="P1"><text:s text:c="4"/>-- format items:</text:p>
      <text:p text:style-name="P1"><text:tab/>%F<text:tab/>- year:month:date</text:p>
      <text:p text:style-name="P1"><text:tab/>%T<text:tab/>- hour:minute:second</text:p>
      <text:p text:style-name="P1"><text:tab/>%d<text:tab/>- date in number format (e.g. 28), 0-padded to 2 digits</text:p>
      <text:p text:style-name="P1"><text:tab/>%H<text:tab/>- hour (24-hour), 0-padded to 2 digits</text:p>
      <text:p text:style-name="P1"><text:tab/>$I<text:tab/>- hour (12-hour), 0-padded to 2 digits</text:p>
      <text:p text:style-name="P1"><text:tab/>%M<text:tab/>- minute, 0-padded to 2 digits</text:p>
      <text:p text:style-name="P1"><text:tab/>%S<text:tab/>- second, 0-padded to 2 digits</text:p>
      <text:p text:style-name="P1"><text:tab/>%B<text:tab/>- full month in string format (e.g. July)</text:p>
      <text:p text:style-name="P1"><text:tab/>%b<text:tab/>- shortened month in string format (e.g. Jul)</text:p>
      <text:p text:style-name="P1"><text:tab/>%m<text:tab/>- month in number format (e.g. 07), 0-padded to 2 digits</text:p>
      <text:p text:style-name="P1"><text:tab/>%p<text:tab/>- 'am' or 'pm'</text:p>
      <text:p text:style-name="P1"><text:tab/>%P<text:tab/>- 'AM' or 'PM'</text:p>
      <text:p text:style-name="P1"><text:tab/>%L<text:tab/>- milliseconds, padded to 3 digits</text:p>
      <text:p text:style-name="P1"/>
      <text:h text:style-name="Heading_20_2" text:outline-level="2">strftime(format, timeNumber)</text:h>
      <text:p text:style-name="P1">-- format same as above</text:p>
      <text:p text:style-name="P1">-- timeNumber: time to convert to a strftime time string</text:p>
      <text:p text:style-name="P1"/>
      <text:p text:style-name="P1"><text:soft-page-break/>___________</text:p>
      <text:p text:style-name="P1"/>
      <text:p text:style-name="P1">___________</text:p>
      <text:p text:style-name="P1"/>
      <text:p text:style-name="P1"/>
      <text:h text:style-name="P125" text:outline-level="1">websocket</text:h>
      <text:p text:style-name="P4">___________</text:p>
      <text:p text:style-name="P4">get with:<text:tab/><text:tab/>npm install <text:span text:style-name="T22">websocket-stream;</text:span></text:p>
      <text:p text:style-name="P4">in file:<text:tab/><text:tab/><text:tab/>var <text:span text:style-name="T22">was </text:span>= require('<text:span text:style-name="T22">websocket-stream</text:span>');</text:p>
      <text:p text:style-name="P4"/>
      <text:h text:style-name="Heading_20_2" text:outline-level="2">constructor</text:h>
      <text:p text:style-name="P37">var <text:span text:style-name="T32">myWebsocket </text:span>= ws('ws://some-address:[port]');</text:p>
      <text:p text:style-name="P42">e.g.: var <text:span text:style-name="T32">myWebsocket </text:span>= ws('ws://localhost:<text:span text:style-name="T31">8099</text:span>');</text:p>
      <text:h text:style-name="Heading_20_2" text:outline-level="2">myWebsocket.write<text:span text:style-name="T33">(“some text”);</text:span></text:h>
      <text:p text:style-name="P43">-- <text:span text:style-name="T33">constructs writes data to a web socket (which pipes it into the browser)</text:span></text:p>
      <text:p text:style-name="P38"/>
      <text:p text:style-name="P4">-- format:</text:p>
      <text:p text:style-name="P4"><text:s text:c="4"/>-- examples: strftime('%B %d, %y %H:%M:%S'); // --&gt; July 14, 2015 22:36:31</text:p>
      <text:p text:style-name="P4"><text:s text:c="5"/><text:tab/><text:tab/> strftime('%F %T'); // --&gt; 2011-07-14 22:37:25</text:p>
      <text:p text:style-name="P4"><text:tab/><text:tab/> strftime('%H:%M:%S'); // --&gt; 22:37:26</text:p>
      <text:p text:style-name="P4"><text:s text:c="4"/>-- format items:</text:p>
      <text:p text:style-name="P4"><text:tab/>%F<text:tab/>- year:month:date</text:p>
      <text:p text:style-name="P4"><text:tab/>%T<text:tab/>- hour:minute:second</text:p>
      <text:p text:style-name="P4"><text:tab/>%d<text:tab/>- date in number format (e.g. 28), 0-padded to 2 digits</text:p>
      <text:p text:style-name="P4"><text:tab/>%H<text:tab/>- hour (24-hour), 0-padded to 2 digits</text:p>
      <text:p text:style-name="P4"><text:tab/>$I<text:tab/>- hour (12-hour), 0-padded to 2 digits</text:p>
      <text:p text:style-name="P4"><text:tab/>%M<text:tab/>- minute, 0-padded to 2 digits</text:p>
      <text:p text:style-name="P4"><text:tab/>%S<text:tab/>- second, 0-padded to 2 digits</text:p>
      <text:p text:style-name="P4"><text:tab/>%B<text:tab/>- full month in string format (e.g. July)</text:p>
      <text:p text:style-name="P4"><text:tab/>%b<text:tab/>- shortened month in string format (e.g. Jul)</text:p>
      <text:p text:style-name="P4"><text:tab/>%m<text:tab/>- month in number format (e.g. 07), 0-padded to 2 digits</text:p>
      <text:p text:style-name="P4"><text:tab/>%p<text:tab/>- 'am' or 'pm'</text:p>
      <text:p text:style-name="P4"><text:tab/>%P<text:tab/>- 'AM' or 'PM'</text:p>
      <text:p text:style-name="P4"><text:tab/>%L<text:tab/>- milliseconds, padded to 3 digits</text:p>
      <text:p text:style-name="P4"/>
      <text:h text:style-name="P149" text:outline-level="2">strftime(format, timeNumber)</text:h>
      <text:p text:style-name="P4">-- format same as above</text:p>
      <text:p text:style-name="P4">-- timeNumber: time to convert to a strftime time string</text:p>
      <text:p text:style-name="P4"/>
      <text:p text:style-name="P4"/>
      <text:p text:style-name="P5">___________<text:span text:style-name="T1">___________</text:span>______________________</text:p>
      <text:h text:style-name="P126" text:outline-level="1"><text:soft-page-break/>Buffer</text:h>
      <text:p text:style-name="P5">____________________________________________</text:p>
      <text:p text:style-name="P56"><text:span text:style-name="T34">- Raw data is stored in instances of the </text:span><text:span text:style-name="Source_20_Text"><text:span text:style-name="T74">Buffer</text:span></text:span><text:span text:style-name="T44"> </text:span><text:span text:style-name="T34">class</text:span></text:p>
      <text:p text:style-name="P58"><text:span text:style-name="T96">- </text:span><text:span text:style-name="T34">similar to an array of integers but corresponds to a raw memory allocation outside the V8 heap</text:span></text:p>
      <text:p text:style-name="P65">- cannot be resized</text:p>
      <text:p text:style-name="P58"><text:span text:style-name="T34">- a global. </text:span><text:span text:style-name="T35">No need to require('buffer')</text:span></text:p>
      <text:h text:style-name="Heading_20_2" text:outline-level="2">Buffer &lt;--&gt; Javascript string</text:h>
      <text:p text:style-name="P46">- explicit encoding required</text:p>
      <text:h text:style-name="Heading_20_3" text:outline-level="3">new Buffer(“some string”)</text:h>
      <text:p text:style-name="P47"><text:tab/>--&gt; outputs “some string” as a Buffer object</text:p>
      <text:h text:style-name="Heading_20_2" text:outline-level="2">Buffer <text:span text:style-name="T98">class</text:span></text:h>
      <text:h text:style-name="P158" text:outline-level="3">new Buffer(size<text:span text:style-name="T99">) <text:s text:c="2"/><text:tab/><text:tab/>OR <text:s text:c="2"/></text:span></text:h>
      <text:h text:style-name="P159" text:outline-level="3">new Buffer(array) <text:s text:c="3"/><text:tab/><text:tab/>OR <text:s text:c="3"/></text:h>
      <text:h text:style-name="P159" text:outline-level="3">new Buffer(buffer) <text:s text:c="3"/><text:tab/><text:tab/>OR <text:s text:c="3"/></text:h>
      <text:h text:style-name="P159" text:outline-level="3">new Buffer(str[, encoding])</text:h>
      <text:list xml:id="list3688551107286671399" text:style-name="L38">
        <text:list-item>
          <text:p text:style-name="P232"><text:span text:style-name="T97">size {Number} </text:span><text:span text:style-name="T36">Allocates new buffer of </text:span><text:span text:style-name="T38">'</text:span><text:span text:style-name="Source_20_Text"><text:span text:style-name="T75">size</text:span></text:span><text:span text:style-name="Source_20_Text"><text:span text:style-name="T48">' </text:span></text:span><text:span text:style-name="T36">octets </text:span><text:span text:style-name="T38">(bytes)</text:span><text:span text:style-name="T36">. </text:span><text:span text:style-name="Source_20_Text"><text:span text:style-name="T74">RangeError</text:span></text:span><text:span text:style-name="Source_20_Text"><text:span text:style-name="T47"> </text:span></text:span><text:span text:style-name="T34">thrown </text:span><text:span text:style-name="T37">if </text:span><text:span text:style-name="T38">size </text:span><text:span text:style-name="T37">&gt; </text:span><text:span text:style-name="T38">k</text:span><text:span text:style-name="T37">MaxLength</text:span></text:p>
        </text:list-item>
        <text:list-item>
          <text:p text:style-name="P233"><text:span text:style-name="T99">array {Array}</text:span><text:span text:style-name="T34">Allocates a new buffer using an </text:span><text:span text:style-name="Source_20_Text"><text:span text:style-name="T74">array</text:span></text:span><text:span text:style-name="Source_20_Text"><text:span text:style-name="T47"> </text:span></text:span><text:span text:style-name="T34">of octets</text:span></text:p>
        </text:list-item>
        <text:list-item>
          <text:p text:style-name="P234">str {String} turns the given string into a Buffer</text:p>
        </text:list-item>
        <text:list-item>
          <text:p text:style-name="P235">encoding {String} – encoding type. Default: 'utf8'</text:p>
        </text:list-item>
        <text:list-item>
          <text:p text:style-name="P233"><text:span text:style-name="T34">Copies the passed </text:span><text:span text:style-name="Source_20_Text"><text:span text:style-name="T74">buffer</text:span></text:span><text:span text:style-name="Source_20_Text"><text:span text:style-name="T47"> </text:span></text:span><text:span text:style-name="T34">data onto a new </text:span><text:span text:style-name="Source_20_Text"><text:span text:style-name="T74">Buffer</text:span></text:span><text:span text:style-name="Source_20_Text"><text:span text:style-name="T47"> </text:span></text:span><text:span text:style-name="T34">instance</text:span></text:p>
        </text:list-item>
        <text:list-item>
          <text:p text:style-name="P236">Examples</text:p>
        </text:list-item>
      </text:list>
      <text:p text:style-name="P63"><text:tab/><text:tab/>new Buffer([ '154', '245', '100', '107' ]);</text:p>
      <text:p text:style-name="P70"><text:span text:style-name="T34"><text:tab/><text:tab/><text:tab/>--</text:span><text:span text:style-name="T42">&gt; &lt;Buffer 9a f5 64 6b&gt;<text:tab/><text:tab/>...</text:span><text:span text:style-name="T43">for some reason</text:span></text:p>
      <text:p text:style-name="P64"><text:tab/><text:tab/>new Buffer('my buffer');<text:tab/> <text:s text:c="3"/><text:tab/></text:p>
      <text:h text:style-name="Heading_20_2" text:outline-level="2">Buffer size</text:h>
      <text:h text:style-name="P160" text:outline-level="3">Buffer.byteLength(string[, encodingType]);<text:tab/><text:span text:style-name="T101">OR<text:tab/><text:tab/>buf.length</text:span></text:h>
      <text:list xml:id="list41347490398946" text:continue-numbering="true" text:style-name="L38">
        <text:list-item>
          <text:p text:style-name="P238"><text:span text:style-name="T37">s</text:span><text:span text:style-name="T34">tring {String} – string to get the byte length of</text:span></text:p>
        </text:list-item>
        <text:list-item>
          <text:p text:style-name="P237">encodingType {String} {{OPT}} – default: 'utf8'</text:p>
        </text:list-item>
      </text:list>
      <text:h text:style-name="Heading_20_2" text:outline-level="2"><text:soft-page-break/>Combining buffers</text:h>
      <text:h text:style-name="Heading_20_3" text:outline-level="3">Buffer.concat<text:span text:style-name="T100">(list[, totalLength]);</text:span></text:h>
      <text:list xml:id="list41347812790711" text:continue-numbering="true" text:style-name="L38">
        <text:list-item>
          <text:p text:style-name="P239">list {Array} – list of Buffer objects to concat</text:p>
        </text:list-item>
        <text:list-item>
          <text:p text:style-name="P239">returns: {Buffer}</text:p>
        </text:list-item>
        <text:list-item>
          <text:p text:style-name="P239">Example: </text:p>
        </text:list-item>
      </text:list>
      <text:p text:style-name="P57"><text:tab/> <text:s text:c="4"/><text:span text:style-name="T16">var buffer1 = new Buffer("a buffered string - 1"); </text:span></text:p>
      <text:p text:style-name="P59"><text:tab/> <text:s text:c="4"/>var buffer2 = new Buffer("another buffered string – 2"); </text:p>
      <text:p text:style-name="P59"><text:tab/> <text:s text:c="4"/>var buffer3 = Buffer.concat([buffer1, buffer2]); <text:s text:c="5"/>// --&gt; a buffered string - 1another buffered string – 2</text:p>
      <text:h text:style-name="Heading_20_3" text:outline-level="3">buf.copy(targetBuffer<text:span text:style-name="T109">[, targetStart][, sourceStart][, sourceEnd]);</text:span></text:h>
      <text:list xml:id="list41348065103148" text:continue-numbering="true" text:style-name="L38">
        <text:list-item>
          <text:p text:style-name="P241">buf {Buffer} – buffer to copy data <text:span text:style-name="T89">from</text:span></text:p>
        </text:list-item>
        <text:list-item>
          <text:p text:style-name="P242"><text:span text:style-name="T110">targetBuffer </text:span>{<text:span text:style-name="T110">Buffer</text:span>} – <text:span text:style-name="T110">buffer to copy data </text:span><text:span text:style-name="T115">to</text:span></text:p>
        </text:list-item>
        <text:list-item>
          <text:p text:style-name="P246">targetStart {Number} – starting <text:span text:style-name="T111">octet (byte / position) in the Buffer receiving the data. Default: 0</text:span></text:p>
        </text:list-item>
        <text:list-item>
          <text:p text:style-name="P247"><text:span text:style-name="T112">source</text:span>Start {Number} – starting <text:span text:style-name="T111">octet (byte / position) in the Buffer sending/copying the data. Default: 0</text:span></text:p>
        </text:list-item>
        <text:list-item>
          <text:p text:style-name="P240"><text:span text:style-name="T113">sourceEnd {Number} – end octet (byte/position) in the Buffer sending/copying the data. </text:span><text:span text:style-name="T34">Default: </text:span><text:span text:style-name="Source_20_Text"><text:span text:style-name="T74">buffer.length</text:span></text:span></text:p>
        </text:list-item>
      </text:list>
      <text:h text:style-name="Heading_20_2" text:outline-level="2"><text:span text:style-name="T103">Modifying </text:span>buffers</text:h>
      <text:h text:style-name="Heading_20_3" text:outline-level="3"><text:span text:style-name="T102">b</text:span>uf.<text:span text:style-name="T102">write(string[, offset][, length][, encoding]);</text:span></text:h>
      <text:list xml:id="list41348188122108" text:continue-numbering="true" text:style-name="L38">
        <text:list-item>
          <text:p text:style-name="P248">string {String} – data to write to buffer</text:p>
        </text:list-item>
        <text:list-item>
          <text:p text:style-name="P249">offset {Number} – default: 0</text:p>
        </text:list-item>
        <text:list-item>
          <text:p text:style-name="P250">length {Number}</text:p>
        </text:list-item>
        <text:list-item>
          <text:p text:style-name="P250">encoding {String}</text:p>
        </text:list-item>
      </text:list>
      <text:p text:style-name="P61"/>
      <text:h text:style-name="Heading_20_3" text:outline-level="3">buf.slice<text:span text:style-name="T103">([start], [end]);</text:span></text:h>
      <text:list xml:id="list41346760619260" text:continue-numbering="true" text:style-name="L38">
        <text:list-item>
          <text:p text:style-name="P243">start {Number} {{OPT}} – default: 0</text:p>
        </text:list-item>
        <text:list-item>
          <text:p text:style-name="P244"><text:span text:style-name="T104">end </text:span>{Number} {{OPT}} – default: <text:span text:style-name="T104">buf.length</text:span></text:p>
        </text:list-item>
        <text:list-item>
          <text:p text:style-name="P251">returns: {Buffer} ...which references the same memory as the one it's sliced from.</text:p>
        </text:list-item>
      </text:list>
      <text:p text:style-name="P62"><text:s text:c="3"/>- Negative indexes start from the end of the buffer</text:p>
      <text:p text:style-name="P62"><text:s text:c="3"/>- <text:span text:style-name="T105">Modifying the buffer slice modifies memory in the original buffer</text:span></text:p>
      <text:h text:style-name="Heading_20_3" text:outline-level="3">buf<text:span text:style-name="T107">[</text:span>index<text:span text:style-name="T107">]</text:span>;</text:h>
      <text:list xml:id="list41347356514875" text:continue-numbering="true" text:style-name="L38">
        <text:list-item>
          <text:p text:style-name="P245"><text:span text:style-name="T106">index</text:span> {Number}</text:p>
          <text:p text:style-name="P278">- <text:span text:style-name="T106">Get and set the octet at index</text:span></text:p>
        </text:list-item>
        <text:list-item>
          <text:p text:style-name="P252">returns <text:span text:style-name="T107">the character at that location if getting; if setting, returns the newly added character's character code</text:span></text:p>
        </text:list-item>
        <text:list-item>
          <text:p text:style-name="P254">Example:</text:p>
        </text:list-item>
      </text:list>
      <text:p text:style-name="P66"><text:tab/><text:tab/><text:span text:style-name="T4">buf5[4] = "X".charCodeAt(0);<text:tab/>//--</text:span><text:span text:style-name="T5">&gt; sets 5</text:span><text:span text:style-name="T108">th</text:span><text:span text:style-name="T5"> character in Buffer buf5 to be “X”</text:span></text:p>
      <text:h text:style-name="Heading_20_2" text:outline-level="2"><text:soft-page-break/>Compari<text:span text:style-name="T121">ng buffers</text:span></text:h>
      <text:h text:style-name="Heading_20_3" text:outline-level="3">buf.equals(otherBuffer)<text:tab/><text:tab/><text:span text:style-name="T122">OR <text:tab/><text:tab/></text:span><text:span text:style-name="T79">Buffer.compare(buf1, buf2</text:span><text:span text:style-name="T80">)</text:span></text:h>
      <text:list xml:id="list41347812613640" text:continue-numbering="true" text:style-name="L38">
        <text:list-item>
          <text:p text:style-name="P255">Returns: Boolean of whether buf and otherBuffer have the same 'bytes' (i.e. are they the same buffer?)</text:p>
        </text:list-item>
      </text:list>
      <text:h text:style-name="Heading_20_3" text:outline-level="3">B<text:span text:style-name="T123">uffer.isBuffer(obj)</text:span></text:h>
      <text:list xml:id="list41348128408769" text:continue-numbering="true" text:style-name="L38">
        <text:list-item>
          <text:p text:style-name="P253">Returns: <text:span text:style-name="T123">true if obj is a Buffer</text:span></text:p>
        </text:list-item>
      </text:list>
      <text:p text:style-name="P71"/>
      <text:h text:style-name="P127" text:outline-level="1">Streams</text:h>
      <text:h text:style-name="Heading_20_2" text:outline-level="2">src.pipe(dst)</text:h>
      <text:list xml:id="list41347021449555" text:continue-numbering="true" text:style-name="L38">
        <text:list-item>
          <text:p text:style-name="P256">src {ReadableStream} – data streams out of this</text:p>
        </text:list-item>
        <text:list-item>
          <text:p text:style-name="P256">dst {WritableStream} – data streams into this</text:p>
        </text:list-item>
      </text:list>
      <text:p text:style-name="P67"><text:s text:c="2"/>-- essentially this means src –-[<text:span text:style-name="T4">data]</text:span>---&gt; dst</text:p>
      <text:p text:style-name="P67"><text:s text:c="2"/>-- <text:span text:style-name="T124">can be endlessly chained, e.g.:</text:span></text:p>
      <text:p text:style-name="P72"><text:span text:style-name="T51"><text:tab/></text:span><text:span text:style-name="T52">a.pipe(b).pipe(c).pipe(d)</text:span></text:p>
      <text:p text:style-name="P67"><text:tab/>-- <text:span text:style-name="T125">OR --</text:span></text:p>
      <text:p text:style-name="P67"><text:tab/><text:span text:style-name="T10">a.pipe(b);</text:span></text:p>
      <text:p text:style-name="P60"><text:tab/>b.pipe(c);</text:p>
      <text:p text:style-name="P60"><text:tab/>c.pipe(d);</text:p>
      <text:p text:style-name="P68"><text:span text:style-name="T6"><text:s text:c="5"/></text:span><text:span text:style-name="T84">-- </text:span><text:span text:style-name="T85">akin to Bash's:</text:span></text:p>
      <text:p text:style-name="P69"><text:tab/>a | b | c | d</text:p>
      <text:h text:style-name="Heading_20_2" text:outline-level="2"><text:span text:style-name="T86">Creating </text:span><text:span text:style-name="T83">readable stream</text:span><text:span text:style-name="T86">s</text:span></text:h>
      <text:p text:style-name="P75"><text:span text:style-name="T126"><text:tab/></text:span><text:span text:style-name="T127">var</text:span><text:span text:style-name="T23"> Readable </text:span><text:span text:style-name="T127">=</text:span><text:span text:style-name="T23"> </text:span><text:span text:style-name="T129">require</text:span><text:span text:style-name="T23">(</text:span><text:span text:style-name="T131">'stream'</text:span><text:span text:style-name="T23">).Readable;</text:span></text:p>
      <text:p text:style-name="P74"/>
      <text:p text:style-name="P73"><text:span text:style-name="T126"><text:tab/>var</text:span> rs <text:span text:style-name="T126">=</text:span> <text:span text:style-name="T126">new</text:span> <text:span text:style-name="T132">Readable</text:span>;</text:p>
      <text:p text:style-name="P73"><text:tab/>rs.<text:span text:style-name="T128">push</text:span>(<text:span text:style-name="T130">'beep '</text:span>);</text:p>
      <text:p text:style-name="P73"><text:tab/>rs.<text:span text:style-name="T128">push</text:span>(<text:span text:style-name="T130">'boop\n'</text:span>);</text:p>
      <text:p text:style-name="P73"><text:tab/>rs.<text:span text:style-name="T128">push</text:span>(<text:span text:style-name="T128">null</text:span>);<text:tab/>// <text:span text:style-name="T133">tells receiving stream (consumer) that data is no longer being outputted.</text:span></text:p>
      <text:p text:style-name="P74"/>
      <text:p text:style-name="P73"><text:tab/>rs.pipe(<text:span text:style-name="T128">process</text:span>.stdout);<text:tab/>// --<text:span text:style-name="T133">&gt; this program outputs 'beep boop'</text:span></text:p>
      <text:p text:style-name="Text_20_body"><text:span text:style-name="T83">--</text:span><text:span text:style-name="T54"> </text:span><text:span text:style-name="T53">when yo</text:span><text:span text:style-name="T55">u push() </text:span><text:span text:style-name="T53">to a readable stream, </text:span><text:span text:style-name="T55">chunks pushed are buffered until consumer is ready</text:span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Lucida Grande" svg:font-family="'Lucida Grande', sans-serif"/>
    <style:font-face style:name="Monaco" svg:font-family="Monaco, Consolas, 'Lucida Console', monospace"/>
    <style:font-face style:name="monospace" svg:font-family="monospace"/>
    <style:font-face style:name="source-sans-pro" svg:font-family="source-sans-pro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20%" style:page-number="auto" fo:background-color="transparent">
        <style:background-image/>
      </style:paragraph-properties>
      <style:text-properties fo:font-size="11pt" officeooo:rsid="0082c0f6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4pt" style:text-underline-style="solid" style:text-underline-width="auto" style:text-underline-color="font-color" fo:font-weight="bold" officeooo:rsid="00155ff2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width="auto" style:text-underline-color="font-color" fo:font-weight="bold" officeooo:rsid="011992ac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9cm" fo:margin-right="0cm" fo:margin-top="0.247cm" fo:margin-bottom="0.212cm" style:contextual-spacing="false" fo:text-indent="-0.76cm" style:auto-text-indent="false" fo:background-color="#ffffff">
        <style:tab-stops/>
        <style:background-image/>
      </style:paragraph-properties>
      <style:text-properties fo:color="#000000" fo:font-size="13pt" fo:font-style="normal" fo:font-weight="bold" style:font-size-asian="13pt" style:font-style-asian="normal" style:font-weight-asian="bold" style:font-size-complex="13pt" style:font-style-complex="normal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Heading" style:family="paragraph" style:parent-style-name="Standard" style:class="text">
      <style:paragraph-properties fo:margin-left="0.199cm" fo:margin-right="0cm" fo:text-indent="0cm" style:auto-text-indent="false"/>
    </style:style>
    <style:style style:name="INCOMPLETE" style:family="paragraph" style:parent-style-name="Text_20_body" style:class="text">
      <style:paragraph-properties fo:text-align="center" style:justify-single-word="false" fo:background-color="#ffff66">
        <style:background-image/>
      </style:paragraph-properties>
      <style:text-properties fo:font-weight="bold" officeooo:rsid="00c51cd2" style:font-weight-asian="bold" style:font-weight-complex="bold"/>
    </style:style>
    <style:style style:name="Code" style:family="paragraph" style:parent-style-name="Text_20_body" style:master-page-name="">
      <style:paragraph-properties fo:margin-left="0.3cm" fo:margin-right="0cm" fo:margin-top="0cm" fo:margin-bottom="0cm" style:contextual-spacing="false" fo:line-height="110%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ize="10pt" fo:font-weight="bold" officeooo:rsid="00a45270" style:font-size-asian="10pt" style:font-weight-asian="bold" style:font-size-complex="10pt" style:font-weight-complex="60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799cm" fo:margin-right="1.9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faulkner </meta:initial-creator>
    <meta:creation-date>2015-07-16T00:05:23.935314498</meta:creation-date>
    <dc:date>2015-08-29T04:13:46.534279835</dc:date>
    <dc:creator>andfaulkner </dc:creator>
    <meta:editing-duration>P6DT19H46M41S</meta:editing-duration>
    <meta:editing-cycles>268</meta:editing-cycles>
    <meta:generator>LibreOffice/4.2.8.2$Linux_X86_64 LibreOffice_project/420m0$Build-2</meta:generator>
    <meta:document-statistic meta:table-count="0" meta:image-count="0" meta:object-count="0" meta:page-count="21" meta:paragraph-count="667" meta:word-count="3888" meta:character-count="28868" meta:non-whitespace-character-count="24847"/>
  </office:meta>
</office:document-meta>
</file>